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F" svg:font-family="" style:font-family-generic="roma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52"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55"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6"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7"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8"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9"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60"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61"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62"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fo:font-weight="normal" officeooo:rsid="00aec80c" officeooo:paragraph-rsid="00aec80c" style:font-size-asian="10pt" style:font-weight-asian="normal" style:font-size-complex="10pt" style:font-weight-complex="normal"/>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aec80c" officeooo:paragraph-rsid="00bd1501" style:font-size-asian="10pt" style:font-size-complex="10p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1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reak-before="page" fo:background-color="transparent"/>
      <style:text-properties fo:color="#6666ff" style:font-name="Arial" fo:font-size="10pt" officeooo:rsid="00aec80c" officeooo:paragraph-rsid="00bd1501"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3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39"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40"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41"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42"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3"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4"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5"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0b109c3" fo:background-color="transparent" style:font-size-asian="10pt" style:font-size-complex="10pt"/>
    </style:style>
    <style:style style:name="P146"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7"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48"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4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5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151"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5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53"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4"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55"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6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4"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5"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6"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20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20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0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1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16"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9" style:family="paragraph">
      <style:paragraph-properties style:text-autospace="none"/>
      <style:text-properties fo:color="#000000" style:font-name="Candara" fo:font-size="11pt" style:font-name-asian="Candara" style:font-size-asian="11pt" style:font-name-complex="Candara" style:font-size-complex="11pt"/>
    </style:style>
    <style:style style:name="P220" style:family="paragraph">
      <style:paragraph-properties style:text-autospace="none"/>
      <style:text-properties fo:color="#000000" style:font-name="Candara" fo:font-size="10pt" style:font-name-asian="Candara" style:font-size-asian="10pt" style:font-name-complex="Candara" style:font-size-complex="10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704ec8f" style:font-size-asian="10pt" style:font-size-complex="10pt"/>
    </style:style>
    <style:style style:name="T53" style:family="text">
      <style:text-properties fo:font-variant="normal" fo:text-transform="none" style:font-name="Arial" fo:font-size="10pt" fo:letter-spacing="normal" fo:font-style="normal" fo:font-weight="normal" officeooo:rsid="0139b33e" style:font-size-asian="10pt" style:font-size-complex="10pt"/>
    </style:style>
    <style:style style:name="T54" style:family="text">
      <style:text-properties fo:font-variant="normal" fo:text-transform="none" style:font-name="Arial" fo:font-size="10pt" fo:letter-spacing="normal" fo:font-style="normal" fo:font-weight="normal" officeooo:rsid="0092c0ff" style:font-size-asian="10pt" style:font-size-complex="10pt"/>
    </style:style>
    <style:style style:name="T55" style:family="text">
      <style:text-properties fo:font-variant="normal" fo:text-transform="none" style:font-name="Arial" fo:font-size="10pt" fo:letter-spacing="normal" fo:font-style="normal" fo:font-weight="normal" officeooo:rsid="03abe23d" style:font-size-asian="10pt" style:font-size-complex="10pt"/>
    </style:style>
    <style:style style:name="T56" style:family="text">
      <style:text-properties fo:font-variant="normal" fo:text-transform="none" style:font-name="Arial" fo:font-size="10pt" fo:letter-spacing="normal" fo:font-style="normal" fo:font-weight="normal" officeooo:rsid="0729314d" style:font-size-asian="10pt" style:font-size-complex="10pt"/>
    </style:style>
    <style:style style:name="T57" style:family="text">
      <style:text-properties fo:font-variant="normal" fo:text-transform="none" style:font-name="Arial" fo:font-size="10pt" fo:letter-spacing="normal" fo:font-style="normal" fo:font-weight="normal" officeooo:rsid="077b627e" style:font-size-asian="10pt" style:font-size-complex="10pt"/>
    </style:style>
    <style:style style:name="T58" style:family="text">
      <style:text-properties fo:font-variant="normal" fo:text-transform="none" style:font-name="Arial" fo:font-size="10pt" fo:letter-spacing="normal" fo:font-style="normal" fo:font-weight="normal" officeooo:rsid="06f6d857" style:font-size-asian="10pt" style:font-size-complex="10pt"/>
    </style:style>
    <style:style style:name="T59" style:family="text">
      <style:text-properties fo:font-variant="normal" fo:text-transform="none" style:font-name="Arial" fo:font-size="10pt" fo:letter-spacing="normal" fo:font-style="normal" fo:font-weight="normal" officeooo:rsid="0755fcb9" style:font-size-asian="10pt" style:font-size-complex="10pt"/>
    </style:style>
    <style:style style:name="T60" style:family="text">
      <style:text-properties fo:font-variant="normal" fo:text-transform="none" style:font-name="Arial" fo:font-size="10pt" fo:letter-spacing="normal" fo:font-style="normal" fo:font-weight="normal" officeooo:rsid="08092a0e" style:font-size-asian="10pt" style:font-size-complex="10pt"/>
    </style:style>
    <style:style style:name="T61" style:family="text">
      <style:text-properties fo:font-variant="normal" fo:text-transform="none" style:font-name="Arial" fo:font-size="10pt" fo:letter-spacing="normal" fo:font-style="normal" fo:font-weight="normal" officeooo:rsid="080d8152" style:font-size-asian="10pt" style:font-size-complex="10pt"/>
    </style:style>
    <style:style style:name="T62" style:family="text">
      <style:text-properties fo:font-variant="normal" fo:text-transform="none" style:font-name="Arial" fo:font-size="10pt" fo:letter-spacing="normal" fo:font-style="normal" fo:font-weight="normal" officeooo:rsid="088a01dd" style:font-size-asian="10pt" style:font-size-complex="10pt"/>
    </style:style>
    <style:style style:name="T63" style:family="text">
      <style:text-properties fo:font-variant="normal" fo:text-transform="none" style:font-name="Arial" fo:font-size="10pt" fo:letter-spacing="normal" fo:font-style="normal" fo:font-weight="normal" officeooo:rsid="088a2986" style:font-size-asian="10pt" style:font-size-complex="10pt"/>
    </style:style>
    <style:style style:name="T64"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9"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70"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71"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72"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73"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74"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75"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76"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77"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78"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79"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89"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90"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91"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92"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93"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4"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95"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96"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97"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98"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9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0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01"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02"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103"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104"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105"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106"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07"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08"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09"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10"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11"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12"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13" style:family="text">
      <style:text-properties fo:font-variant="normal" fo:text-transform="none" style:use-window-font-color="true" style:font-name="Arial" fo:font-size="10pt" fo:letter-spacing="normal" fo:font-style="normal" fo:font-weight="bold" officeooo:rsid="092ea1b8" style:font-size-asian="10pt" style:font-weight-asian="bold" style:font-size-complex="10pt" style:font-weight-complex="bold"/>
    </style:style>
    <style:style style:name="T114"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119"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120"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35"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36"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37"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38"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39"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40"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41"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42"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43"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44"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45"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46"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47"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48"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49"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50"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51"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52"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53"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54"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55"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56"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57"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58"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59"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60"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61"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62"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63"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64"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65"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66"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67"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68"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69"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70"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71"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72"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73"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74"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75"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76"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77"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78"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79"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80"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81"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82"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83"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84"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85"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86"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87"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88"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89"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90"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91"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92"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93"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94" style:family="text">
      <style:text-properties fo:font-variant="normal" fo:text-transform="none" style:use-window-font-color="true" style:font-name="Arial" fo:font-size="10pt" fo:letter-spacing="normal" fo:font-style="normal" fo:font-weight="normal" officeooo:rsid="092ea1b8" style:font-size-asian="10pt" style:font-weight-asian="normal" style:font-size-complex="10pt" style:font-weight-complex="normal"/>
    </style:style>
    <style:style style:name="T195"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196"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197"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198"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99"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200"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201"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202" style:family="text">
      <style:text-properties fo:font-variant="normal" fo:text-transform="none" style:use-window-font-color="true" fo:letter-spacing="normal" fo:font-style="normal" fo:font-weight="normal" fo:background-color="transparent" loext:char-shading-value="0"/>
    </style:style>
    <style:style style:name="T203"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204"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205"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206"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207"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208"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209"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210"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211"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212"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213" style:family="text">
      <style:text-properties fo:font-variant="normal" fo:text-transform="none" style:use-window-font-color="true" fo:letter-spacing="normal" fo:font-style="normal" fo:font-weight="normal" officeooo:rsid="068db258" fo:background-color="transparent" loext:char-shading-value="0"/>
    </style:style>
    <style:style style:name="T214" style:family="text">
      <style:text-properties fo:font-variant="normal" fo:text-transform="none" style:use-window-font-color="true" fo:letter-spacing="normal" fo:font-style="normal" fo:font-weight="normal" officeooo:rsid="078293b8" fo:background-color="transparent" loext:char-shading-value="0"/>
    </style:style>
    <style:style style:name="T215" style:family="text">
      <style:text-properties fo:font-variant="normal" fo:text-transform="none" style:use-window-font-color="true" fo:letter-spacing="normal" fo:font-style="normal" fo:font-weight="normal" officeooo:rsid="069aad56" fo:background-color="transparent" loext:char-shading-value="0"/>
    </style:style>
    <style:style style:name="T216" style:family="text">
      <style:text-properties fo:font-variant="normal" fo:text-transform="none" style:use-window-font-color="true" fo:letter-spacing="normal" fo:font-style="normal" fo:font-weight="normal" officeooo:rsid="052da836" fo:background-color="transparent" loext:char-shading-value="0"/>
    </style:style>
    <style:style style:name="T217" style:family="text">
      <style:text-properties fo:font-variant="normal" fo:text-transform="none" style:use-window-font-color="true" fo:letter-spacing="normal" fo:font-style="normal" fo:font-weight="normal" officeooo:rsid="0530393d" fo:background-color="transparent" loext:char-shading-value="0"/>
    </style:style>
    <style:style style:name="T218" style:family="text">
      <style:text-properties fo:font-variant="normal" fo:text-transform="none" style:use-window-font-color="true" fo:letter-spacing="normal" fo:font-style="normal" fo:font-weight="normal" officeooo:rsid="05332515" fo:background-color="transparent" loext:char-shading-value="0"/>
    </style:style>
    <style:style style:name="T219" style:family="text">
      <style:text-properties fo:font-variant="normal" fo:text-transform="none" style:use-window-font-color="true" fo:letter-spacing="normal" fo:font-style="normal" fo:font-weight="normal" officeooo:rsid="05417d6a" fo:background-color="transparent" loext:char-shading-value="0"/>
    </style:style>
    <style:style style:name="T220" style:family="text">
      <style:text-properties fo:font-variant="normal" fo:text-transform="none" style:use-window-font-color="true" fo:letter-spacing="normal" fo:font-style="normal" fo:font-weight="normal" officeooo:rsid="05332515" fo:background-color="#fff200" loext:char-shading-value="0"/>
    </style:style>
    <style:style style:name="T221" style:family="text">
      <style:text-properties fo:font-variant="normal" fo:text-transform="none" style:use-window-font-color="true" fo:letter-spacing="normal" fo:font-style="normal" fo:font-weight="normal" officeooo:rsid="07c383e1" fo:background-color="#fff200" loext:char-shading-value="0"/>
    </style:style>
    <style:style style:name="T222"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223"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224"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225"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226"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227"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228"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229"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230"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231"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232"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233"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34"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35"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236"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237"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238"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239"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240"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41"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42"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43"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44"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45"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46"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47"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48"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49"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50"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5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5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53"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54" style:family="text">
      <style:text-properties fo:font-variant="normal" fo:text-transform="none" fo:color="#6666ff" fo:letter-spacing="normal" fo:font-style="normal" fo:font-weight="normal" officeooo:rsid="068db258" fo:background-color="transparent" loext:char-shading-value="0"/>
    </style:style>
    <style:style style:name="T255" style:family="text">
      <style:text-properties fo:font-variant="normal" fo:text-transform="none" fo:color="#6666ff" fo:letter-spacing="normal" fo:font-style="normal" fo:font-weight="normal" officeooo:rsid="069e7b9a" fo:background-color="transparent" loext:char-shading-value="0"/>
    </style:style>
    <style:style style:name="T256" style:family="text">
      <style:text-properties fo:font-variant="normal" fo:text-transform="none" fo:color="#6666ff" fo:letter-spacing="normal" fo:font-style="normal" fo:font-weight="normal" officeooo:rsid="054a513f" fo:background-color="transparent" loext:char-shading-value="0"/>
    </style:style>
    <style:style style:name="T257" style:family="text">
      <style:text-properties fo:font-variant="normal" fo:text-transform="none" fo:color="#6666ff" fo:letter-spacing="normal" fo:font-style="normal" fo:font-weight="normal" officeooo:rsid="05323a62" fo:background-color="transparent" loext:char-shading-value="0"/>
    </style:style>
    <style:style style:name="T258" style:family="text">
      <style:text-properties fo:font-variant="normal" fo:text-transform="none" fo:color="#6666ff" fo:letter-spacing="normal" fo:font-style="normal" fo:font-weight="normal" officeooo:rsid="047a198a" fo:background-color="transparent" loext:char-shading-value="0"/>
    </style:style>
    <style:style style:name="T259" style:family="text">
      <style:text-properties fo:font-variant="normal" fo:text-transform="none" fo:color="#6666ff" fo:letter-spacing="normal" fo:font-style="normal" fo:font-weight="normal" officeooo:rsid="029eb09b" fo:background-color="transparent" loext:char-shading-value="0"/>
    </style:style>
    <style:style style:name="T260" style:family="text">
      <style:text-properties fo:font-variant="normal" fo:text-transform="none" fo:color="#6666ff" fo:letter-spacing="normal" fo:font-style="normal" fo:font-weight="normal" officeooo:rsid="02a52477" fo:background-color="transparent" loext:char-shading-value="0"/>
    </style:style>
    <style:style style:name="T261" style:family="text">
      <style:text-properties fo:font-variant="normal" fo:text-transform="none" fo:color="#6666ff" fo:letter-spacing="normal" fo:font-style="normal" fo:font-weight="normal" officeooo:rsid="078293b8" fo:background-color="transparent" loext:char-shading-value="0"/>
    </style:style>
    <style:style style:name="T262"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263"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264"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65" style:family="text">
      <style:text-properties fo:font-variant="normal" fo:text-transform="none" fo:color="#6666ff" style:font-name="Arial2" fo:letter-spacing="normal" fo:font-style="normal" fo:font-weight="normal" officeooo:rsid="0480e7c0" fo:background-color="#fff200" loext:char-shading-value="0"/>
    </style:style>
    <style:style style:name="T266" style:family="text">
      <style:text-properties fo:font-variant="normal" fo:text-transform="none" fo:color="#6666ff" style:font-name="Arial2" fo:letter-spacing="normal" fo:font-style="normal" fo:font-weight="normal" officeooo:rsid="06d4df69" fo:background-color="#fff200" loext:char-shading-value="0"/>
    </style:style>
    <style:style style:name="T267"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268"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69"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270"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71"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72"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73"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74"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75"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76"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77"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78"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79"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80"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81"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82"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83"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84" style:family="text">
      <style:text-properties fo:font-variant="normal" fo:text-transform="none" fo:color="#ef413d" fo:letter-spacing="normal" fo:font-style="normal" fo:font-weight="normal" officeooo:rsid="06acf760" fo:background-color="#fff200" loext:char-shading-value="0"/>
    </style:style>
    <style:style style:name="T285" style:family="text">
      <style:text-properties fo:font-variant="normal" fo:text-transform="none" fo:color="#ef413d" fo:letter-spacing="normal" fo:font-style="normal" fo:font-weight="normal" officeooo:rsid="078293b8" fo:background-color="#fff200" loext:char-shading-value="0"/>
    </style:style>
    <style:style style:name="T286" style:family="text">
      <style:text-properties fo:font-variant="normal" fo:text-transform="none" fo:color="#c9211e" style:font-name="Arial" fo:font-size="10pt" fo:letter-spacing="normal" fo:font-style="normal" fo:font-weight="normal" officeooo:rsid="092ea1b8" style:font-size-asian="10pt" style:font-weight-asian="normal" style:font-size-complex="10pt" style:font-weight-complex="normal"/>
    </style:style>
    <style:style style:name="T287"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288"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289" style:family="text">
      <style:text-properties officeooo:rsid="00b76c4a"/>
    </style:style>
    <style:style style:name="T290" style:family="text">
      <style:text-properties officeooo:rsid="00c48fb6"/>
    </style:style>
    <style:style style:name="T291" style:family="text">
      <style:text-properties officeooo:rsid="015f157e"/>
    </style:style>
    <style:style style:name="T292" style:family="text">
      <style:text-properties officeooo:rsid="028b36e6"/>
    </style:style>
    <style:style style:name="T293" style:family="text">
      <style:text-properties officeooo:rsid="0296e4d3"/>
    </style:style>
    <style:style style:name="T294" style:family="text">
      <style:text-properties officeooo:rsid="03ddb677"/>
    </style:style>
    <style:style style:name="T295" style:family="text">
      <style:text-properties officeooo:rsid="03de14fe"/>
    </style:style>
    <style:style style:name="T296" style:family="text">
      <style:text-properties style:font-name-complex="Arial4"/>
    </style:style>
    <style:style style:name="T297" style:family="text">
      <style:text-properties officeooo:rsid="07dcf201" style:font-name-complex="Arial4"/>
    </style:style>
    <style:style style:name="T298" style:family="text">
      <style:text-properties officeooo:rsid="042c21c7"/>
    </style:style>
    <style:style style:name="T299" style:family="text">
      <style:text-properties officeooo:rsid="043ad472"/>
    </style:style>
    <style:style style:name="T300" style:family="text">
      <style:text-properties officeooo:rsid="043d8f1c"/>
    </style:style>
    <style:style style:name="T301" style:family="text">
      <style:text-properties officeooo:rsid="043e490a"/>
    </style:style>
    <style:style style:name="T302" style:family="text">
      <style:text-properties officeooo:rsid="043fa259"/>
    </style:style>
    <style:style style:name="T303" style:family="text">
      <style:text-properties officeooo:rsid="04527592"/>
    </style:style>
    <style:style style:name="T304" style:family="text">
      <style:text-properties officeooo:rsid="045722ad"/>
    </style:style>
    <style:style style:name="T305" style:family="text">
      <style:text-properties officeooo:rsid="045a96d2"/>
    </style:style>
    <style:style style:name="T306" style:family="text">
      <style:text-properties officeooo:rsid="048fd490"/>
    </style:style>
    <style:style style:name="T307" style:family="text">
      <style:text-properties officeooo:rsid="0490d2b3"/>
    </style:style>
    <style:style style:name="T308" style:family="text">
      <style:text-properties officeooo:rsid="049f2763"/>
    </style:style>
    <style:style style:name="T309" style:family="text">
      <style:text-properties officeooo:rsid="049f529b"/>
    </style:style>
    <style:style style:name="T310" style:family="text">
      <style:text-properties officeooo:rsid="04db8b34"/>
    </style:style>
    <style:style style:name="T311" style:family="text">
      <style:text-properties officeooo:rsid="04dda80f"/>
    </style:style>
    <style:style style:name="T312" style:family="text">
      <style:text-properties officeooo:rsid="0500a227"/>
    </style:style>
    <style:style style:name="T313" style:family="text">
      <style:text-properties officeooo:rsid="05031dc8"/>
    </style:style>
    <style:style style:name="T314" style:family="text">
      <style:text-properties officeooo:rsid="0506e0f0"/>
    </style:style>
    <style:style style:name="T315" style:family="text">
      <style:text-properties officeooo:rsid="05104879"/>
    </style:style>
    <style:style style:name="T316" style:family="text">
      <style:text-properties officeooo:rsid="051d49bf"/>
    </style:style>
    <style:style style:name="T317" style:family="text">
      <style:text-properties officeooo:rsid="052afbb5"/>
    </style:style>
    <style:style style:name="T318" style:family="text">
      <style:text-properties officeooo:rsid="0559fd81"/>
    </style:style>
    <style:style style:name="T319" style:family="text">
      <style:text-properties style:font-weight-asian="bold" style:font-weight-complex="bold"/>
    </style:style>
    <style:style style:name="T320" style:family="text">
      <style:text-properties officeooo:rsid="055e3f8b" style:font-weight-asian="bold" style:font-weight-complex="bold"/>
    </style:style>
    <style:style style:name="T321" style:family="text">
      <style:text-properties officeooo:rsid="06797a8b" style:font-weight-asian="bold" style:font-weight-complex="bold"/>
    </style:style>
    <style:style style:name="T322" style:family="text">
      <style:text-properties officeooo:rsid="078119f8" style:font-weight-asian="bold" style:font-weight-complex="bold"/>
    </style:style>
    <style:style style:name="T323" style:family="text">
      <style:text-properties officeooo:rsid="07dcee26" style:font-weight-asian="bold" style:font-weight-complex="bold"/>
    </style:style>
    <style:style style:name="T324" style:family="text">
      <style:text-properties officeooo:rsid="051223f4"/>
    </style:style>
    <style:style style:name="T325" style:family="text">
      <style:text-properties officeooo:rsid="04f8af96"/>
    </style:style>
    <style:style style:name="T326" style:family="text">
      <style:text-properties officeooo:rsid="04fd8be6"/>
    </style:style>
    <style:style style:name="T327" style:family="text">
      <style:text-properties officeooo:rsid="05a08f01"/>
    </style:style>
    <style:style style:name="T328" style:family="text">
      <style:text-properties officeooo:rsid="05e2c41e"/>
    </style:style>
    <style:style style:name="T329" style:family="text">
      <style:text-properties officeooo:rsid="06504665"/>
    </style:style>
    <style:style style:name="T330" style:family="text">
      <style:text-properties officeooo:rsid="0652a704"/>
    </style:style>
    <style:style style:name="T331" style:family="text">
      <style:text-properties officeooo:rsid="06797a8b"/>
    </style:style>
    <style:style style:name="T332" style:family="text">
      <style:text-properties officeooo:rsid="067af050"/>
    </style:style>
    <style:style style:name="T333" style:family="text">
      <style:text-properties officeooo:rsid="068127c3"/>
    </style:style>
    <style:style style:name="T334" style:family="text">
      <style:text-properties officeooo:rsid="06828e5a"/>
    </style:style>
    <style:style style:name="T335" style:family="text">
      <style:text-properties officeooo:rsid="06857014"/>
    </style:style>
    <style:style style:name="T336" style:family="text">
      <style:text-properties officeooo:rsid="068fb3c0"/>
    </style:style>
    <style:style style:name="T337" style:family="text">
      <style:text-properties officeooo:rsid="06d09585"/>
    </style:style>
    <style:style style:name="T338" style:family="text">
      <style:text-properties officeooo:rsid="06dc6b68"/>
    </style:style>
    <style:style style:name="T339" style:family="text">
      <style:text-properties officeooo:rsid="06dfa868"/>
    </style:style>
    <style:style style:name="T340" style:family="text">
      <style:text-properties officeooo:rsid="06e16916"/>
    </style:style>
    <style:style style:name="T341" style:family="text">
      <style:text-properties style:use-window-font-color="true"/>
    </style:style>
    <style:style style:name="T342" style:family="text">
      <style:text-properties style:use-window-font-color="true" fo:font-weight="normal" fo:background-color="transparent" loext:char-shading-value="0"/>
    </style:style>
    <style:style style:name="T343" style:family="text">
      <style:text-properties style:use-window-font-color="true" fo:font-weight="normal" officeooo:rsid="03f6e657" fo:background-color="transparent" loext:char-shading-value="0"/>
    </style:style>
    <style:style style:name="T344" style:family="text">
      <style:text-properties style:use-window-font-color="true" fo:font-weight="normal" officeooo:rsid="068db258" fo:background-color="transparent" loext:char-shading-value="0"/>
    </style:style>
    <style:style style:name="T345" style:family="text">
      <style:text-properties style:use-window-font-color="true" fo:font-weight="normal" officeooo:rsid="078293b8" fo:background-color="transparent" loext:char-shading-value="0"/>
    </style:style>
    <style:style style:name="T346" style:family="text">
      <style:text-properties style:use-window-font-color="true" fo:font-weight="normal" officeooo:rsid="06a21f2c" fo:background-color="transparent" loext:char-shading-value="0"/>
    </style:style>
    <style:style style:name="T347" style:family="text">
      <style:text-properties style:use-window-font-color="true" fo:font-weight="normal" officeooo:rsid="053d6315" fo:background-color="transparent" loext:char-shading-value="0"/>
    </style:style>
    <style:style style:name="T348" style:family="text">
      <style:text-properties style:use-window-font-color="true" fo:font-weight="normal" officeooo:rsid="053e0930" fo:background-color="transparent" loext:char-shading-value="0"/>
    </style:style>
    <style:style style:name="T349" style:family="text">
      <style:text-properties style:use-window-font-color="true" fo:font-weight="normal" officeooo:rsid="0487e715" fo:background-color="transparent" loext:char-shading-value="0"/>
    </style:style>
    <style:style style:name="T350" style:family="text">
      <style:text-properties style:use-window-font-color="true" fo:font-weight="normal" officeooo:rsid="06a6fc91" fo:background-color="transparent" loext:char-shading-value="0"/>
    </style:style>
    <style:style style:name="T351" style:family="text">
      <style:text-properties style:use-window-font-color="true" fo:font-weight="normal" officeooo:rsid="06a96524" fo:background-color="transparent" loext:char-shading-value="0"/>
    </style:style>
    <style:style style:name="T352" style:family="text">
      <style:text-properties style:use-window-font-color="true" fo:font-weight="normal" officeooo:rsid="0489efe0" fo:background-color="transparent" loext:char-shading-value="0"/>
    </style:style>
    <style:style style:name="T353" style:family="text">
      <style:text-properties style:use-window-font-color="true" fo:font-weight="normal" officeooo:rsid="06a8e755" fo:background-color="transparent" loext:char-shading-value="0"/>
    </style:style>
    <style:style style:name="T354" style:family="text">
      <style:text-properties style:use-window-font-color="true" fo:font-weight="normal" style:font-weight-asian="normal" style:font-weight-complex="normal"/>
    </style:style>
    <style:style style:name="T355" style:family="text">
      <style:text-properties style:use-window-font-color="true" fo:background-color="transparent" loext:char-shading-value="0"/>
    </style:style>
    <style:style style:name="T356" style:family="text">
      <style:text-properties style:use-window-font-color="true" officeooo:rsid="05820c73" fo:background-color="transparent" loext:char-shading-value="0"/>
    </style:style>
    <style:style style:name="T357" style:family="text">
      <style:text-properties style:use-window-font-color="true" officeooo:rsid="0578f6ed" fo:background-color="transparent" loext:char-shading-value="0"/>
    </style:style>
    <style:style style:name="T358" style:family="text">
      <style:text-properties style:use-window-font-color="true" officeooo:rsid="073f1b03" fo:background-color="transparent" loext:char-shading-value="0"/>
    </style:style>
    <style:style style:name="T359" style:family="text">
      <style:text-properties style:use-window-font-color="true" fo:background-color="#ffffff" loext:char-shading-value="0"/>
    </style:style>
    <style:style style:name="T360" style:family="text">
      <style:text-properties style:use-window-font-color="true" officeooo:rsid="06504665" fo:background-color="#ffffff" loext:char-shading-value="0"/>
    </style:style>
    <style:style style:name="T361" style:family="text">
      <style:text-properties style:use-window-font-color="true" officeooo:rsid="05a2f665" fo:background-color="#ffffff" loext:char-shading-value="0"/>
    </style:style>
    <style:style style:name="T362" style:family="text">
      <style:text-properties style:use-window-font-color="true" officeooo:rsid="04dcefd4" fo:background-color="#ffffff" loext:char-shading-value="0"/>
    </style:style>
    <style:style style:name="T363"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64" style:family="text">
      <style:text-properties style:use-window-font-color="true" style:font-name="Arial2" fo:font-size="10pt" fo:font-weight="normal" officeooo:rsid="068ac489" fo:background-color="transparent" loext:char-shading-value="0" style:font-size-asian="10pt" style:font-size-complex="10pt"/>
    </style:style>
    <style:style style:name="T365" style:family="text">
      <style:text-properties style:use-window-font-color="true" style:font-name="Arial2" fo:font-size="10pt" fo:font-weight="normal" officeooo:rsid="078293b8" fo:background-color="transparent" loext:char-shading-value="0" style:font-size-asian="10pt" style:font-size-complex="10pt"/>
    </style:style>
    <style:style style:name="T366" style:family="text">
      <style:text-properties style:use-window-font-color="true" style:font-name="Arial2" fo:font-size="10pt" fo:font-weight="normal" officeooo:rsid="068db258" fo:background-color="transparent" loext:char-shading-value="0" style:font-size-asian="10pt" style:font-size-complex="10pt"/>
    </style:style>
    <style:style style:name="T367" style:family="text">
      <style:text-properties style:use-window-font-color="true" style:font-name="Arial2" fo:font-size="10pt" fo:font-weight="normal" officeooo:rsid="02a1fea0" fo:background-color="transparent" loext:char-shading-value="0" style:font-size-asian="10pt" style:font-size-complex="10pt"/>
    </style:style>
    <style:style style:name="T368" style:family="text">
      <style:text-properties style:use-window-font-color="true" style:font-name="Arial2" fo:font-size="10pt" fo:font-weight="normal" officeooo:rsid="02e97b12" fo:background-color="transparent" loext:char-shading-value="0" style:font-size-asian="10pt" style:font-size-complex="10pt"/>
    </style:style>
    <style:style style:name="T369" style:family="text">
      <style:text-properties style:use-window-font-color="true" style:font-name="Arial2" fo:font-size="10pt" fo:font-weight="normal" officeooo:rsid="068db258" fo:background-color="#fff200" loext:char-shading-value="0"/>
    </style:style>
    <style:style style:name="T370" style:family="text">
      <style:text-properties style:use-window-font-color="true" style:font-name="Arial2" fo:font-size="10pt" fo:font-weight="normal" officeooo:rsid="078293b8" fo:background-color="#fff200" loext:char-shading-value="0"/>
    </style:style>
    <style:style style:name="T371" style:family="text">
      <style:text-properties style:use-window-font-color="true" style:font-name="Arial2" fo:font-size="10pt" fo:font-weight="normal" officeooo:rsid="0480e7c0" fo:background-color="#fff200" loext:char-shading-value="0"/>
    </style:style>
    <style:style style:name="T372" style:family="text">
      <style:text-properties style:use-window-font-color="true" style:font-name="Arial2" fo:font-size="10pt" fo:font-weight="normal" officeooo:rsid="0483374a" fo:background-color="#fff200" loext:char-shading-value="0"/>
    </style:style>
    <style:style style:name="T373" style:family="text">
      <style:text-properties style:use-window-font-color="true" style:font-name="Arial3" fo:font-size="10pt" fo:font-weight="normal" officeooo:rsid="08222227" fo:background-color="transparent" loext:char-shading-value="0"/>
    </style:style>
    <style:style style:name="T374" style:family="text">
      <style:text-properties style:use-window-font-color="true" style:font-name="Arial3" fo:font-size="10pt" fo:font-weight="normal" officeooo:rsid="0835988f" fo:background-color="transparent" loext:char-shading-value="0"/>
    </style:style>
    <style:style style:name="T375" style:family="text">
      <style:text-properties fo:background-color="#fff200" loext:char-shading-value="0"/>
    </style:style>
    <style:style style:name="T376" style:family="text">
      <style:text-properties officeooo:rsid="03bb90be" fo:background-color="#fff200" loext:char-shading-value="0"/>
    </style:style>
    <style:style style:name="T377" style:family="text">
      <style:text-properties officeooo:rsid="06504665" fo:background-color="#fff200" loext:char-shading-value="0"/>
    </style:style>
    <style:style style:name="T378" style:family="text">
      <style:text-properties officeooo:rsid="078119f8" fo:background-color="#fff200" loext:char-shading-value="0"/>
    </style:style>
    <style:style style:name="T379" style:family="text">
      <style:text-properties officeooo:rsid="043e490a" fo:background-color="#fff200" loext:char-shading-value="0"/>
    </style:style>
    <style:style style:name="T380" style:family="text">
      <style:text-properties officeooo:rsid="0559fd81" fo:background-color="#fff200" loext:char-shading-value="0"/>
    </style:style>
    <style:style style:name="T381" style:family="text">
      <style:text-properties officeooo:rsid="052afbb5" fo:background-color="#fff200" loext:char-shading-value="0"/>
    </style:style>
    <style:style style:name="T382" style:family="text">
      <style:text-properties officeooo:rsid="05104879" fo:background-color="#fff200" loext:char-shading-value="0"/>
    </style:style>
    <style:style style:name="T383" style:family="text">
      <style:text-properties officeooo:rsid="0807b018" fo:background-color="#fff200" loext:char-shading-value="0"/>
    </style:style>
    <style:style style:name="T384" style:family="text">
      <style:text-properties fo:color="#6666ff" style:font-name="Arial2" fo:font-size="10pt" fo:font-weight="normal" officeooo:rsid="0653d40e" style:font-size-asian="10pt" style:font-weight-asian="normal" style:font-size-complex="10pt" style:font-weight-complex="normal"/>
    </style:style>
    <style:style style:name="T385" style:family="text">
      <style:text-properties fo:color="#6666ff" style:font-name="Arial2" fo:font-size="10pt" fo:font-weight="normal" officeooo:rsid="07d039c4" style:font-size-asian="10pt" style:font-weight-asian="normal" style:font-size-complex="10pt" style:font-weight-complex="normal"/>
    </style:style>
    <style:style style:name="T386" style:family="text">
      <style:text-properties fo:color="#6666ff" style:font-name="Arial2" fo:font-size="8pt" fo:font-weight="normal" officeooo:rsid="0507e2b1" fo:background-color="transparent" loext:char-shading-value="0" style:font-size-asian="8pt" style:font-size-complex="8pt"/>
    </style:style>
    <style:style style:name="T387" style:family="text">
      <style:text-properties fo:color="#6666ff" style:font-name="Arial" fo:font-size="10pt" fo:font-weight="bold" officeooo:rsid="063ea041" style:font-size-asian="10pt" style:font-weight-asian="bold" style:font-size-complex="10pt" style:font-weight-complex="bold"/>
    </style:style>
    <style:style style:name="T388" style:family="text">
      <style:text-properties fo:color="#6666ff" style:font-name="Arial" fo:font-size="10pt" fo:font-weight="bold" officeooo:rsid="0573c66c" style:font-size-asian="10pt" style:font-weight-asian="bold" style:font-size-complex="10pt" style:font-weight-complex="bold"/>
    </style:style>
    <style:style style:name="T389" style:family="text">
      <style:text-properties fo:color="#6666ff" style:font-name="Arial" fo:font-size="10pt" fo:font-weight="bold" officeooo:rsid="0578f6ed" style:font-size-asian="10pt" style:font-weight-asian="bold" style:font-size-complex="10pt" style:font-weight-complex="bold"/>
    </style:style>
    <style:style style:name="T390" style:family="text">
      <style:text-properties fo:color="#6666ff" style:font-name="Arial" fo:font-size="10pt" fo:font-weight="bold" officeooo:rsid="0643530a" style:font-size-asian="10pt" style:font-weight-asian="bold" style:font-size-complex="10pt" style:font-weight-complex="bold"/>
    </style:style>
    <style:style style:name="T391" style:family="text">
      <style:text-properties fo:color="#6666ff" style:font-name="Arial" fo:font-size="10pt" fo:font-weight="bold" officeooo:rsid="04add1c5" style:font-size-asian="10pt" style:font-weight-asian="bold" style:font-size-complex="10pt" style:font-weight-complex="bold"/>
    </style:style>
    <style:style style:name="T392" style:family="text">
      <style:text-properties fo:color="#6666ff" style:font-name="Arial" fo:font-size="10pt" fo:font-weight="bold" officeooo:rsid="0747fe66" style:font-size-asian="10pt" style:font-weight-asian="bold" style:font-size-complex="10pt" style:font-weight-complex="bold"/>
    </style:style>
    <style:style style:name="T393" style:family="text">
      <style:text-properties fo:color="#6666ff" style:font-name="Arial" fo:font-size="10pt" fo:font-weight="bold" officeooo:rsid="077e298f" style:font-size-asian="10pt" style:font-weight-asian="bold" style:font-size-complex="10pt" style:font-weight-complex="bold"/>
    </style:style>
    <style:style style:name="T394" style:family="text">
      <style:text-properties fo:color="#6666ff" style:font-name="Arial" fo:font-size="10pt" fo:font-weight="bold" officeooo:rsid="077faf5d" style:font-size-asian="10pt" style:font-weight-asian="bold" style:font-size-complex="10pt" style:font-weight-complex="bold"/>
    </style:style>
    <style:style style:name="T395" style:family="text">
      <style:text-properties fo:color="#6666ff" style:font-name="Arial" fo:font-size="10pt" fo:font-weight="bold" officeooo:rsid="078119f8" style:font-size-asian="10pt" style:font-weight-asian="bold" style:font-size-complex="10pt" style:font-weight-complex="bold"/>
    </style:style>
    <style:style style:name="T396" style:family="text">
      <style:text-properties fo:color="#6666ff" fo:background-color="#fff200" loext:char-shading-value="0"/>
    </style:style>
    <style:style style:name="T397" style:family="text">
      <style:text-properties fo:color="#6666ff" officeooo:rsid="0491d9dc" fo:background-color="#fff200" loext:char-shading-value="0"/>
    </style:style>
    <style:style style:name="T398" style:family="text">
      <style:text-properties fo:color="#6666ff" officeooo:rsid="07ff7766" fo:background-color="#fff200" loext:char-shading-value="0"/>
    </style:style>
    <style:style style:name="T399" style:family="text">
      <style:text-properties officeooo:rsid="06fb8e20"/>
    </style:style>
    <style:style style:name="T400" style:family="text">
      <style:text-properties officeooo:rsid="03bb90be"/>
    </style:style>
    <style:style style:name="T401" style:family="text">
      <style:text-properties fo:color="#ce181e"/>
    </style:style>
    <style:style style:name="T402" style:family="text">
      <style:text-properties fo:color="#ce181e" officeooo:rsid="03bb90be" fo:background-color="#fff200" loext:char-shading-value="0"/>
    </style:style>
    <style:style style:name="T403" style:family="text">
      <style:text-properties fo:color="#ce181e" officeooo:rsid="075246e3" fo:background-color="#fff200" loext:char-shading-value="0"/>
    </style:style>
    <style:style style:name="T404" style:family="text">
      <style:text-properties fo:color="#ce181e" officeooo:rsid="07629cc1" fo:background-color="#fff200" loext:char-shading-value="0"/>
    </style:style>
    <style:style style:name="T405" style:family="text">
      <style:text-properties fo:color="#ce181e" officeooo:rsid="04dda80f" fo:background-color="#fff200" loext:char-shading-value="0"/>
    </style:style>
    <style:style style:name="T406" style:family="text">
      <style:text-properties fo:color="#ce181e" style:font-name="Arial" fo:font-size="10pt" fo:font-weight="normal" officeooo:rsid="0742ce98" fo:background-color="#fff200" loext:char-shading-value="0" style:font-size-asian="10pt" style:font-size-complex="10pt"/>
    </style:style>
    <style:style style:name="T407" style:family="text">
      <style:text-properties fo:color="#ce181e" style:font-name="Arial" fo:font-size="10pt" fo:font-weight="normal" officeooo:rsid="07e3cedb" fo:background-color="#fff200" loext:char-shading-value="0" style:font-size-asian="10pt" style:font-size-complex="10pt"/>
    </style:style>
    <style:style style:name="T408" style:family="text">
      <style:text-properties fo:color="#ce181e" style:font-name="Arial" fo:font-size="10pt" fo:font-weight="normal" officeooo:rsid="07f78342" fo:background-color="#fff200" loext:char-shading-value="0" style:font-size-asian="10pt" style:font-size-complex="10pt"/>
    </style:style>
    <style:style style:name="T409"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10"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11"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12"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13"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14" style:family="text">
      <style:text-properties fo:color="#ce181e" style:font-name="Arial2" fo:font-size="10pt" fo:font-weight="normal" officeooo:rsid="078119f8" fo:background-color="#fff200" loext:char-shading-value="0" style:font-size-asian="10pt" style:font-size-complex="10pt"/>
    </style:style>
    <style:style style:name="T415" style:family="text">
      <style:text-properties fo:color="#ce181e" style:font-name="Arial2" fo:font-size="10pt" fo:font-weight="normal" officeooo:rsid="0657ca6f" fo:background-color="#fff200" loext:char-shading-value="0" style:font-size-asian="10pt" style:font-size-complex="10pt"/>
    </style:style>
    <style:style style:name="T416" style:family="text">
      <style:text-properties fo:color="#ce181e" style:font-name="Arial2" fo:font-size="10pt" fo:font-weight="normal" officeooo:rsid="03f5730a" fo:background-color="#fff200" loext:char-shading-value="0" style:font-size-asian="10pt" style:font-size-complex="10pt"/>
    </style:style>
    <style:style style:name="T417" style:family="text">
      <style:text-properties fo:color="#ce181e" style:font-name="Arial2" fo:font-size="10pt" fo:font-weight="normal" officeooo:rsid="03093ff6" fo:background-color="#fff200" loext:char-shading-value="0" style:font-size-asian="10pt" style:font-size-complex="10pt"/>
    </style:style>
    <style:style style:name="T418" style:family="text">
      <style:text-properties fo:color="#ce181e" fo:background-color="#ffffff" loext:char-shading-value="0"/>
    </style:style>
    <style:style style:name="T419" style:family="text">
      <style:text-properties fo:color="#ce181e" officeooo:rsid="07dcee26" fo:background-color="#ffffff" loext:char-shading-value="0"/>
    </style:style>
    <style:style style:name="T420" style:family="text">
      <style:text-properties fo:color="#ce181e" officeooo:rsid="075fedc8"/>
    </style:style>
    <style:style style:name="T421" style:family="text">
      <style:text-properties officeooo:rsid="04d7a5fb" style:font-size-asian="10pt" style:font-weight-asian="bold" style:font-size-complex="10pt" style:font-weight-complex="bold"/>
    </style:style>
    <style:style style:name="T422" style:family="text">
      <style:text-properties officeooo:rsid="04d8cab3" style:font-size-asian="10pt" style:font-weight-asian="bold" style:font-size-complex="10pt" style:font-weight-complex="bold"/>
    </style:style>
    <style:style style:name="T423" style:family="text">
      <style:text-properties officeooo:rsid="078119f8" style:font-size-asian="10pt" style:font-weight-asian="bold" style:font-size-complex="10pt" style:font-weight-complex="bold"/>
    </style:style>
    <style:style style:name="T424" style:family="text">
      <style:text-properties officeooo:rsid="07459e7d"/>
    </style:style>
    <style:style style:name="T425" style:family="text">
      <style:text-properties fo:font-weight="normal"/>
    </style:style>
    <style:style style:name="T426" style:family="text">
      <style:text-properties fo:font-weight="normal" officeooo:rsid="03f6e657" fo:background-color="transparent" loext:char-shading-value="0"/>
    </style:style>
    <style:style style:name="T427" style:family="text">
      <style:text-properties fo:font-weight="normal" officeooo:rsid="07e53dab" fo:background-color="transparent" loext:char-shading-value="0"/>
    </style:style>
    <style:style style:name="T428" style:family="text">
      <style:text-properties fo:font-weight="normal" officeooo:rsid="071f4fe8" fo:background-color="transparent" loext:char-shading-value="0" style:font-weight-asian="normal" style:font-weight-complex="normal"/>
    </style:style>
    <style:style style:name="T429" style:family="text">
      <style:text-properties fo:font-weight="normal" officeooo:rsid="07a5cf22" fo:background-color="transparent" loext:char-shading-value="0" style:font-weight-asian="normal" style:font-weight-complex="normal"/>
    </style:style>
    <style:style style:name="T430" style:family="text">
      <style:text-properties fo:font-weight="normal" officeooo:rsid="07281300" fo:background-color="transparent" loext:char-shading-value="0" style:font-weight-asian="normal" style:font-weight-complex="normal"/>
    </style:style>
    <style:style style:name="T431" style:family="text">
      <style:text-properties fo:font-weight="normal" officeooo:rsid="08783d17" fo:background-color="transparent" loext:char-shading-value="0" style:font-weight-asian="normal" style:font-weight-complex="normal"/>
    </style:style>
    <style:style style:name="T432" style:family="text">
      <style:text-properties fo:font-weight="normal" officeooo:rsid="06f6d857" fo:background-color="transparent" loext:char-shading-value="0" style:font-weight-asian="normal" style:font-weight-complex="normal"/>
    </style:style>
    <style:style style:name="T433" style:family="text">
      <style:text-properties fo:font-weight="normal" officeooo:rsid="08792130" fo:background-color="transparent" loext:char-shading-value="0" style:font-weight-asian="normal" style:font-weight-complex="normal"/>
    </style:style>
    <style:style style:name="T434" style:family="text">
      <style:text-properties fo:font-weight="normal" officeooo:rsid="08fd7f19" fo:background-color="transparent" loext:char-shading-value="0" style:font-weight-asian="normal" style:font-weight-complex="normal"/>
    </style:style>
    <style:style style:name="T435" style:family="text">
      <style:text-properties fo:font-weight="normal" officeooo:rsid="0900fc5e" fo:background-color="transparent" loext:char-shading-value="0" style:font-weight-asian="normal" style:font-weight-complex="normal"/>
    </style:style>
    <style:style style:name="T436" style:family="text">
      <style:text-properties fo:font-weight="normal" officeooo:rsid="09000aa4" fo:background-color="transparent" loext:char-shading-value="0" style:font-weight-asian="normal" style:font-weight-complex="normal"/>
    </style:style>
    <style:style style:name="T437" style:family="text">
      <style:text-properties fo:font-weight="normal" officeooo:rsid="0871ede8" fo:background-color="transparent" loext:char-shading-value="0" style:font-weight-asian="normal" style:font-weight-complex="normal"/>
    </style:style>
    <style:style style:name="T438" style:family="text">
      <style:text-properties fo:font-weight="normal" officeooo:rsid="0873eaae" fo:background-color="transparent" loext:char-shading-value="0" style:font-weight-asian="normal" style:font-weight-complex="normal"/>
    </style:style>
    <style:style style:name="T439" style:family="text">
      <style:text-properties fo:font-weight="normal" officeooo:rsid="083c6872" fo:background-color="transparent" loext:char-shading-value="0" style:font-weight-asian="normal" style:font-weight-complex="normal"/>
    </style:style>
    <style:style style:name="T440" style:family="text">
      <style:text-properties fo:font-weight="normal" officeooo:rsid="087fe342" fo:background-color="transparent" loext:char-shading-value="0" style:font-weight-asian="normal" style:font-weight-complex="normal"/>
    </style:style>
    <style:style style:name="T441" style:family="text">
      <style:text-properties fo:font-weight="normal" officeooo:rsid="08ae14e0" fo:background-color="transparent" loext:char-shading-value="0" style:font-weight-asian="normal" style:font-weight-complex="normal"/>
    </style:style>
    <style:style style:name="T442" style:family="text">
      <style:text-properties fo:font-weight="normal" officeooo:rsid="088147f3" fo:background-color="transparent" loext:char-shading-value="0" style:font-weight-asian="normal" style:font-weight-complex="normal"/>
    </style:style>
    <style:style style:name="T443" style:family="text">
      <style:text-properties fo:font-weight="normal" officeooo:rsid="08c119f3" fo:background-color="transparent" loext:char-shading-value="0" style:font-weight-asian="normal" style:font-weight-complex="normal"/>
    </style:style>
    <style:style style:name="T444" style:family="text">
      <style:text-properties fo:font-weight="normal" officeooo:rsid="08bf5387" fo:background-color="transparent" loext:char-shading-value="0" style:font-weight-asian="normal" style:font-weight-complex="normal"/>
    </style:style>
    <style:style style:name="T445" style:family="text">
      <style:text-properties fo:font-weight="normal" officeooo:rsid="08c5eed2" fo:background-color="transparent" loext:char-shading-value="0" style:font-weight-asian="normal" style:font-weight-complex="normal"/>
    </style:style>
    <style:style style:name="T446" style:family="text">
      <style:text-properties fo:font-weight="normal" officeooo:rsid="08c6803f" fo:background-color="transparent" loext:char-shading-value="0" style:font-weight-asian="normal" style:font-weight-complex="normal"/>
    </style:style>
    <style:style style:name="T447" style:family="text">
      <style:text-properties fo:font-weight="normal" officeooo:rsid="078293b8"/>
    </style:style>
    <style:style style:name="T448" style:family="text">
      <style:text-properties fo:font-weight="normal" officeooo:rsid="06a9d0ae"/>
    </style:style>
    <style:style style:name="T449" style:family="text">
      <style:text-properties officeooo:rsid="074baaf4"/>
    </style:style>
    <style:style style:name="T450" style:family="text">
      <style:text-properties officeooo:rsid="074ce191"/>
    </style:style>
    <style:style style:name="T451" style:family="text">
      <style:text-properties officeooo:rsid="07518994"/>
    </style:style>
    <style:style style:name="T452" style:family="text">
      <style:text-properties officeooo:rsid="075246e3"/>
    </style:style>
    <style:style style:name="T453" style:family="text">
      <style:text-properties fo:font-style="italic" style:font-style-asian="italic" style:font-style-complex="italic"/>
    </style:style>
    <style:style style:name="T454" style:family="text">
      <style:text-properties style:text-underline-style="solid" style:text-underline-width="auto" style:text-underline-color="font-color"/>
    </style:style>
    <style:style style:name="T455" style:family="text">
      <style:text-properties officeooo:rsid="075494f1"/>
    </style:style>
    <style:style style:name="T456" style:family="text">
      <style:text-properties officeooo:rsid="075ac16b"/>
    </style:style>
    <style:style style:name="T457" style:family="text">
      <style:text-properties officeooo:rsid="075bf41a"/>
    </style:style>
    <style:style style:name="T458" style:family="text">
      <style:text-properties officeooo:rsid="075d8782"/>
    </style:style>
    <style:style style:name="T459" style:family="text">
      <style:text-properties officeooo:rsid="075dac7a"/>
    </style:style>
    <style:style style:name="T460" style:family="text">
      <style:text-properties officeooo:rsid="075ddf47"/>
    </style:style>
    <style:style style:name="T461" style:family="text">
      <style:text-properties officeooo:rsid="075fedc8"/>
    </style:style>
    <style:style style:name="T462" style:family="text">
      <style:text-properties officeooo:rsid="07638271"/>
    </style:style>
    <style:style style:name="T463" style:family="text">
      <style:text-properties officeooo:rsid="0764a099"/>
    </style:style>
    <style:style style:name="T464" style:family="text">
      <style:text-properties style:font-name="Arial" fo:font-size="10pt" fo:font-weight="normal" officeooo:rsid="063e4e3d" fo:background-color="#ffffff" loext:char-shading-value="0" style:font-size-asian="10pt" style:font-size-complex="10pt"/>
    </style:style>
    <style:style style:name="T465" style:family="text">
      <style:text-properties style:font-name="Arial" fo:font-size="10pt" fo:font-weight="normal" officeooo:rsid="030bcf6f" fo:background-color="#ffffff" loext:char-shading-value="0" style:font-size-asian="10pt" style:font-size-complex="10pt"/>
    </style:style>
    <style:style style:name="T466" style:family="text">
      <style:text-properties style:font-name="Arial" fo:font-size="10pt" fo:font-weight="normal" officeooo:rsid="03093ff6" fo:background-color="#ffffff" loext:char-shading-value="0" style:font-size-asian="10pt" style:font-size-complex="10pt"/>
    </style:style>
    <style:style style:name="T467"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68"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69"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70"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71"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72"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73"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74"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75"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76"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77"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78"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79"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80"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81"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82"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83" style:family="text">
      <style:text-properties style:font-name="Arial" fo:font-size="10pt" fo:font-weight="normal" officeooo:rsid="0643530a" style:font-size-asian="10pt" style:font-weight-asian="normal" style:font-size-complex="10pt" style:font-weight-complex="normal"/>
    </style:style>
    <style:style style:name="T484" style:family="text">
      <style:text-properties style:font-name="Arial" fo:font-size="10pt" fo:font-weight="normal" officeooo:rsid="077faf5d" style:font-size-asian="10pt" style:font-weight-asian="normal" style:font-size-complex="10pt" style:font-weight-complex="normal"/>
    </style:style>
    <style:style style:name="T485" style:family="text">
      <style:text-properties style:font-name="Arial" fo:font-size="10pt" fo:font-weight="normal" officeooo:rsid="07867cee" style:font-size-asian="10pt" style:font-weight-asian="normal" style:font-size-complex="10pt" style:font-weight-complex="normal"/>
    </style:style>
    <style:style style:name="T486" style:family="text">
      <style:text-properties style:font-name="Arial" fo:font-size="10pt" fo:font-weight="normal" officeooo:rsid="071bca16" style:font-size-asian="10pt" style:font-weight-asian="bold" style:font-size-complex="10pt" style:font-weight-complex="bold"/>
    </style:style>
    <style:style style:name="T487" style:family="text">
      <style:text-properties style:font-name="Arial" officeooo:rsid="03bb90be"/>
    </style:style>
    <style:style style:name="T488" style:family="text">
      <style:text-properties style:font-name="Arial2" fo:font-size="10pt" fo:font-weight="normal" officeooo:rsid="0640e490" fo:background-color="#ffffff" loext:char-shading-value="0" style:font-size-asian="10pt" style:font-size-complex="10pt"/>
    </style:style>
    <style:style style:name="T489" style:family="text">
      <style:text-properties style:font-name="Arial2" fo:font-size="10pt" fo:font-weight="normal" officeooo:rsid="057eba24" fo:background-color="#ffffff" loext:char-shading-value="0" style:font-size-asian="10pt" style:font-size-complex="10pt"/>
    </style:style>
    <style:style style:name="T490" style:family="text">
      <style:text-properties style:font-name="Arial2" fo:font-size="10pt" fo:font-weight="normal" officeooo:rsid="05855924" fo:background-color="#ffffff" loext:char-shading-value="0" style:font-size-asian="10pt" style:font-size-complex="10pt"/>
    </style:style>
    <style:style style:name="T491" style:family="text">
      <style:text-properties style:font-name="Arial2" fo:font-size="10pt" fo:font-weight="normal" officeooo:rsid="058632ea" fo:background-color="#ffffff" loext:char-shading-value="0" style:font-size-asian="10pt" style:font-size-complex="10pt"/>
    </style:style>
    <style:style style:name="T492" style:family="text">
      <style:text-properties style:font-name="Arial2" fo:font-size="10pt" fo:font-weight="normal" officeooo:rsid="0587da09" fo:background-color="#ffffff" loext:char-shading-value="0" style:font-size-asian="10pt" style:font-size-complex="10pt"/>
    </style:style>
    <style:style style:name="T493" style:family="text">
      <style:text-properties style:font-name="Arial2" fo:font-size="10pt" fo:font-weight="normal" officeooo:rsid="0582d345" fo:background-color="#ffffff" loext:char-shading-value="0" style:font-size-asian="10pt" style:font-size-complex="10pt"/>
    </style:style>
    <style:style style:name="T494" style:family="text">
      <style:text-properties style:font-name="Arial2" fo:font-size="10pt" fo:font-weight="normal" officeooo:rsid="05843174" fo:background-color="#ffffff" loext:char-shading-value="0" style:font-size-asian="10pt" style:font-size-complex="10pt"/>
    </style:style>
    <style:style style:name="T495"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96"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97"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98" style:family="text">
      <style:text-properties style:font-name="Arial2" fo:font-size="10pt" fo:font-weight="normal" officeooo:rsid="03f5730a" style:font-size-asian="10pt" style:font-weight-asian="normal" style:font-size-complex="10pt" style:font-weight-complex="normal"/>
    </style:style>
    <style:style style:name="T499" style:family="text">
      <style:text-properties style:font-name="Arial2" fo:font-size="10pt" fo:font-weight="normal" officeooo:rsid="07969d51" style:font-size-asian="10pt" style:font-weight-asian="normal" style:font-size-complex="10pt" style:font-weight-complex="normal"/>
    </style:style>
    <style:style style:name="T500" style:family="text">
      <style:text-properties style:font-name="Arial2" fo:font-size="10pt" fo:font-weight="normal" officeooo:rsid="078119f8" style:font-size-asian="10pt" style:font-weight-asian="normal" style:font-size-complex="10pt" style:font-weight-complex="normal"/>
    </style:style>
    <style:style style:name="T501" style:family="text">
      <style:text-properties style:font-name="Arial2" fo:font-size="10pt" fo:font-weight="normal" officeooo:rsid="079978bc" style:font-size-asian="10pt" style:font-weight-asian="normal" style:font-size-complex="10pt" style:font-weight-complex="normal"/>
    </style:style>
    <style:style style:name="T502" style:family="text">
      <style:text-properties style:font-name="Arial2" fo:font-size="10pt" fo:font-weight="normal" officeooo:rsid="07b97282" style:font-size-asian="10pt" style:font-weight-asian="normal" style:font-size-complex="10pt" style:font-weight-complex="normal"/>
    </style:style>
    <style:style style:name="T503" style:family="text">
      <style:text-properties style:font-name="Arial2" fo:font-size="10pt" fo:font-weight="normal" officeooo:rsid="0653d40e" style:font-size-asian="10pt" style:font-weight-asian="normal" style:font-size-complex="10pt" style:font-weight-complex="normal"/>
    </style:style>
    <style:style style:name="T504" style:family="text">
      <style:text-properties style:font-name="Arial2" fo:font-size="10pt" fo:font-weight="normal" officeooo:rsid="07997ef4" style:font-size-asian="10pt" style:font-weight-asian="normal" style:font-size-complex="10pt" style:font-weight-complex="normal"/>
    </style:style>
    <style:style style:name="T505"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506"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507" style:family="text">
      <style:text-properties officeooo:rsid="078293b8"/>
    </style:style>
    <style:style style:name="T508"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09"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510"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11" style:family="text">
      <style:text-properties officeooo:rsid="078ddae8"/>
    </style:style>
    <style:style style:name="T512" style:family="text">
      <style:text-properties officeooo:rsid="07a5cf22"/>
    </style:style>
    <style:style style:name="T513"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514"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515"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16"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17" style:family="text">
      <style:text-properties fo:color="#ed1c24" fo:font-weight="normal" officeooo:rsid="03f6e657" fo:background-color="#ffffff" loext:char-shading-value="0"/>
    </style:style>
    <style:style style:name="T518" style:family="text">
      <style:text-properties fo:color="#ed1c24" style:font-name="Arial" officeooo:rsid="03bb90be" fo:background-color="#fff200" loext:char-shading-value="0"/>
    </style:style>
    <style:style style:name="T519" style:family="text">
      <style:text-properties fo:color="#ed1c24" style:font-name="Arial" officeooo:rsid="07ddb381" fo:background-color="#fff200" loext:char-shading-value="0"/>
    </style:style>
    <style:style style:name="T520" style:family="text">
      <style:text-properties fo:color="#ed1c24" officeooo:rsid="07dd8704" fo:background-color="#fff200" loext:char-shading-value="0"/>
    </style:style>
    <style:style style:name="T521" style:family="text">
      <style:text-properties fo:color="#ed1c24" officeooo:rsid="07f02edd" fo:background-color="#fff200" loext:char-shading-value="0"/>
    </style:style>
    <style:style style:name="T522" style:family="text">
      <style:text-properties fo:color="#ed1c24" officeooo:rsid="07fbba6c" fo:background-color="#fff200" loext:char-shading-value="0"/>
    </style:style>
    <style:style style:name="T523" style:family="text">
      <style:text-properties officeooo:rsid="07bb3d30"/>
    </style:style>
    <style:style style:name="T524" style:family="text">
      <style:text-properties officeooo:rsid="07bce52e"/>
    </style:style>
    <style:style style:name="T525" style:family="text">
      <style:text-properties fo:color="#ef413d" style:font-name="Arial2" fo:font-size="10pt" fo:font-weight="normal" officeooo:rsid="068db258" fo:background-color="#fff200" loext:char-shading-value="0"/>
    </style:style>
    <style:style style:name="T526" style:family="text">
      <style:text-properties fo:color="#ef413d" style:font-name="Arial2" fo:font-size="10pt" fo:font-weight="normal" officeooo:rsid="078293b8" fo:background-color="#fff200" loext:char-shading-value="0"/>
    </style:style>
    <style:style style:name="T527" style:family="text">
      <style:text-properties fo:color="#ef413d" style:font-name="Arial2" fo:font-size="10pt" fo:font-weight="normal" officeooo:rsid="04769def" fo:background-color="#fff200" loext:char-shading-value="0"/>
    </style:style>
    <style:style style:name="T528" style:family="text">
      <style:text-properties fo:color="#ef413d" style:font-name="Arial2" fo:font-size="10pt" fo:font-weight="normal" officeooo:rsid="047f8e46" fo:background-color="#fff200" loext:char-shading-value="0"/>
    </style:style>
    <style:style style:name="T529" style:family="text">
      <style:text-properties fo:color="#ef413d" style:font-name="Arial2" fo:font-size="10pt" fo:font-weight="normal" officeooo:rsid="048d77fa" fo:background-color="#fff200" loext:char-shading-value="0"/>
    </style:style>
    <style:style style:name="T530" style:family="text">
      <style:text-properties fo:color="#ef413d" style:font-name="Arial2" fo:font-size="10pt" fo:font-weight="normal" officeooo:rsid="047fb181" fo:background-color="#fff200" loext:char-shading-value="0"/>
    </style:style>
    <style:style style:name="T531" style:family="text">
      <style:text-properties fo:color="#ef413d" style:font-name="Arial2" fo:font-size="10pt" fo:font-weight="normal" officeooo:rsid="07c2609f" fo:background-color="#fff200" loext:char-shading-value="0"/>
    </style:style>
    <style:style style:name="T532" style:family="text">
      <style:text-properties fo:color="#ef413d" style:font-name="Arial2" fo:font-size="10pt" fo:font-weight="normal" officeooo:rsid="0483374a" fo:background-color="#fff200" loext:char-shading-value="0"/>
    </style:style>
    <style:style style:name="T533" style:family="text">
      <style:text-properties fo:color="#ef413d" style:font-name="Arial2" fo:font-size="10pt" fo:font-weight="normal" officeooo:rsid="0480e7c0" fo:background-color="#fff200" loext:char-shading-value="0"/>
    </style:style>
    <style:style style:name="T534" style:family="text">
      <style:text-properties fo:color="#ef413d" style:font-name="Arial2" fo:font-size="10pt" fo:font-weight="normal" officeooo:rsid="052bb733" fo:background-color="#fff200" loext:char-shading-value="0"/>
    </style:style>
    <style:style style:name="T535" style:family="text">
      <style:text-properties fo:color="#ef413d" style:font-name="Arial2" fo:font-size="10pt" fo:font-weight="normal" officeooo:rsid="007e522a" fo:background-color="#fff200" loext:char-shading-value="0"/>
    </style:style>
    <style:style style:name="T536" style:family="text">
      <style:text-properties fo:color="#ef413d" fo:font-weight="normal" officeooo:rsid="068db258" fo:background-color="#fff200" loext:char-shading-value="0"/>
    </style:style>
    <style:style style:name="T537" style:family="text">
      <style:text-properties fo:color="#ef413d" fo:font-weight="normal" officeooo:rsid="078293b8" fo:background-color="#fff200" loext:char-shading-value="0"/>
    </style:style>
    <style:style style:name="T538" style:family="text">
      <style:text-properties fo:color="#ef413d" fo:font-weight="normal" officeooo:rsid="069aad56" fo:background-color="#fff200" loext:char-shading-value="0"/>
    </style:style>
    <style:style style:name="T539" style:family="text">
      <style:text-properties fo:color="#ef413d" fo:font-weight="normal" officeooo:rsid="0480e7c0" fo:background-color="#fff200" loext:char-shading-value="0"/>
    </style:style>
    <style:style style:name="T540" style:family="text">
      <style:text-properties fo:color="#ef413d" officeooo:rsid="04850c1f" fo:background-color="#fff200" loext:char-shading-value="0"/>
    </style:style>
    <style:style style:name="T541" style:family="text">
      <style:text-properties officeooo:rsid="07d83c2c"/>
    </style:style>
    <style:style style:name="T542" style:family="text">
      <style:text-properties officeooo:rsid="07d91cd4"/>
    </style:style>
    <style:style style:name="T543" style:family="text">
      <style:text-properties officeooo:rsid="07dcee26"/>
    </style:style>
    <style:style style:name="T544" style:family="text">
      <style:text-properties officeooo:rsid="07dcf201"/>
    </style:style>
    <style:style style:name="T545" style:family="text">
      <style:text-properties officeooo:rsid="07dd8704"/>
    </style:style>
    <style:style style:name="T546" style:family="text">
      <style:text-properties officeooo:rsid="07ea918a"/>
    </style:style>
    <style:style style:name="T547" style:family="text">
      <style:text-properties officeooo:rsid="07ec3580"/>
    </style:style>
    <style:style style:name="T548"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49" style:family="text">
      <style:text-properties fo:color="#2a6099" fo:font-weight="normal" officeooo:rsid="071bca16" fo:background-color="transparent" loext:char-shading-value="0" style:font-weight-asian="normal" style:font-weight-complex="normal"/>
    </style:style>
    <style:style style:name="T550" style:family="text">
      <style:text-properties fo:color="#2a6099" fo:font-weight="normal" officeooo:rsid="0871ede8" fo:background-color="transparent" loext:char-shading-value="0" style:font-weight-asian="normal" style:font-weight-complex="normal"/>
    </style:style>
    <style:style style:name="T551" style:family="text">
      <style:text-properties fo:color="#2a6099" fo:font-weight="normal" officeooo:rsid="0873eaae" fo:background-color="transparent" loext:char-shading-value="0" style:font-weight-asian="normal" style:font-weight-complex="normal"/>
    </style:style>
    <style:style style:name="T552" style:family="text">
      <style:text-properties officeooo:rsid="03bb90be" fo:background-color="#00cc33" loext:char-shading-value="0"/>
    </style:style>
    <style:style style:name="T553" style:family="text">
      <style:text-properties officeooo:rsid="0856d572"/>
    </style:style>
    <style:style style:name="T554" style:family="text">
      <style:text-properties officeooo:rsid="085d96fd"/>
    </style:style>
    <style:style style:name="T555" style:family="text">
      <style:text-properties officeooo:rsid="08661a08"/>
    </style:style>
    <style:style style:name="T556" style:family="text">
      <style:text-properties officeooo:rsid="0869ce86"/>
    </style:style>
    <style:style style:name="T557" style:family="text">
      <style:text-properties officeooo:rsid="086a776e"/>
    </style:style>
    <style:style style:name="T558" style:family="text">
      <style:text-properties officeooo:rsid="088c597b"/>
    </style:style>
    <style:style style:name="T559" style:family="text">
      <style:text-properties officeooo:rsid="08c28d1c"/>
    </style:style>
    <style:style style:name="T560" style:family="text">
      <style:text-properties officeooo:rsid="08ed15b5"/>
    </style:style>
    <style:style style:name="T561" style:family="text">
      <style:text-properties officeooo:rsid="08ee0f97"/>
    </style:style>
    <style:style style:name="T562" style:family="text">
      <style:text-properties officeooo:rsid="09180ca1"/>
    </style:style>
    <style:style style:name="T563" style:family="text">
      <style:text-properties officeooo:rsid="09180ca1" fo:background-color="#ffff00" loext:char-shading-value="0"/>
    </style:style>
    <style:style style:name="T564" style:family="text">
      <style:text-properties fo:background-color="transparent" loext:char-shading-value="0"/>
    </style:style>
    <style:style style:name="T565" style:family="text">
      <style:text-properties officeooo:rsid="08f7d852" fo:background-color="transparent" loext:char-shading-value="0"/>
    </style:style>
    <style:style style:name="T566" style:family="text">
      <style:text-properties officeooo:rsid="086abd97" fo:background-color="transparent" loext:char-shading-value="0"/>
    </style:style>
    <style:style style:name="T567" style:family="text">
      <style:text-properties officeooo:rsid="08fb19f2" fo:background-color="transparent" loext:char-shading-value="0"/>
    </style:style>
    <style:style style:name="T568" style:family="text">
      <style:text-properties officeooo:rsid="086c6921" fo:background-color="transparent" loext:char-shading-value="0"/>
    </style:style>
    <style:style style:name="T5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1" style:family="text">
      <style:text-properties fo:font-variant="normal" fo:text-transform="none" fo:color="#000000" style:text-outline="false" style:text-line-through-style="none" style:text-line-through-type="none" style:text-position="0% 100%" style:font-name="Candara" fo:font-size="11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Candara" style:font-size-asian="11pt" style:language-asian="zh" style:country-asian="CN" style:font-style-asian="normal" style:font-weight-asian="normal" style:font-name-complex="Candara"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72" style:family="text">
      <style:text-properties fo:font-variant="normal" fo:text-transform="none" fo:color="#000000"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573" style:family="text">
      <style:text-properties fo:font-variant="normal" fo:text-transform="none" fo:color="#000000" style:text-outline="false" style:text-line-through-style="none" style:text-line-through-type="none" style:text-position="0% 100%" style:font-name="Candara-Italic" fo:font-size="11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Candara-Italic" style:font-size-asian="11pt" style:language-asian="zh" style:country-asian="CN" style:font-style-asian="italic" style:font-weight-asian="normal" style:font-name-complex="Candara-Italic"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574" style:family="text">
      <style:text-properties fo:font-variant="normal" fo:text-transform="none" fo:color="#9d0a7e"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575" style:family="text">
      <style:text-properties fo:font-variant="normal" fo:text-transform="none" fo:color="#9d0a7e" style:text-outline="false" style:text-line-through-style="none" style:text-line-through-type="none" style:text-position="0% 100%" style:font-name="Candara-Bold" fo:font-size="6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6pt" style:language-asian="zh" style:country-asian="CN" style:font-style-asian="normal" style:font-weight-asian="bold" style:font-name-complex="Candara-Bold" style:font-size-complex="6pt" style:language-complex="hi" style:country-complex="IN" style:font-style-complex="normal" style:font-weight-complex="bold" style:text-emphasize="none" style:text-scale="100%" style:font-relief="none" style:text-overline-style="none" style:text-overline-color="font-color"/>
    </style:style>
    <style:style style:name="T57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7" style:family="text">
      <style:text-properties fo:font-size="10pt" fo:language="pt" fo:country="BR" style:language-asian="zh" style:country-asian="CN" style:language-complex="hi" style:country-complex="IN"/>
    </style:style>
    <style:style style:name="T578"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08">1 </text:span></text:span><text:span text:style-name="Strong_20_Emphasis"><text:span text:style-name="T109">DO </text:span></text:span><text:span text:style-name="Strong_20_Emphasis"><text:span text:style-name="T108">OBJETO</text:span></text:span><text:span text:style-name="Strong_20_Emphasis"><text:span text:style-name="T108"><office:annotation><dc:creator>Autor desconhecido</dc:creator><dc:date>2019-12-21T20:00:39.592000000</dc:date><text:p text:style-name="P218"><text:span text:style-name="T570">Lembrar de solicitar à SGP a inclusão do DOD no processo em Janeiro de 2020.</text:span></text:p></office:annotation></text:span></text:span></text:p>
      <text:p text:style-name="P143"><text:span text:style-name="T30">1.1 Registro de Preços para eventual contratação </text:span><text:span text:style-name="T59">d</text:span><text:span text:style-name="T30">e </text:span><text:span text:style-name="T60">s</text:span><text:span text:style-name="T30">erviços de </text:span><text:span text:style-name="Strong_20_Emphasis"><text:span text:style-name="T80">higieniza</text:span></text:span><text:span text:style-name="Strong_20_Emphasis"><text:span text:style-name="T81">ção</text:span></text:span><text:span text:style-name="Strong_20_Emphasis"><text:span text:style-name="T80"> </text:span></text:span><text:span text:style-name="Strong_20_Emphasis"><text:span text:style-name="T81">e </text:span></text:span><text:span text:style-name="T30">digitalização </text:span><text:span text:style-name="T61">de documentos físicos, constantes das pastas funcionais </text:span><text:span text:style-name="T60">dos servidores do Tribunal </text:span><text:span text:style-name="T58">Regional Eleitoral de Sergipe </text:span><text:span text:style-name="T61">(TRE-SE)</text:span><text:span text:style-name="T58">, </text:span><text:span text:style-name="T60">no que se refere ao acervo legado, </text:span><text:span text:style-name="T62">além da assinatura </text:span><text:span text:style-name="T63">da versão digital resultante, com o emprego de certificado padrão ICP-Brasil,</text:span><text:span text:style-name="T62"> tendo em vista </text:span><text:span text:style-name="Strong_20_Emphasis"><text:span text:style-name="T82">a </text:span></text:span><text:span text:style-name="Strong_20_Emphasis"><text:span text:style-name="T83">formação </text:span></text:span><text:span text:style-name="Strong_20_Emphasis"><text:span text:style-name="T84">de </text:span></text:span><text:span text:style-name="Strong_20_Emphasis"><text:span text:style-name="T85">dossiês digitais (Assentamento Funcional Digital – AFD), </text:span></text:span><text:span text:style-name="Strong_20_Emphasis"><text:span text:style-name="T86">nos termos e condições constantes deste Termo de Referência e seus anexos, </text:span></text:span><text:span text:style-name="Strong_20_Emphasis"><text:span text:style-name="T87">conforme especificado na tabela </text:span></text:span><text:span text:style-name="Strong_20_Emphasis"><text:span text:style-name="T88">a seguir</text:span></text:span><text:span text:style-name="Strong_20_Emphasis"><text:span text:style-name="T87">:</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1">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2">Lote</text:p>
          </table:table-cell>
          <table:table-cell table:style-name="Tabela2.A2" office:value-type="string">
            <text:p text:style-name="P53">Item</text:p>
          </table:table-cell>
          <table:table-cell table:style-name="Tabela2.A2" office:value-type="string">
            <text:p text:style-name="P54">Código </text:p>
            <text:p text:style-name="P54">SIASG</text:p>
          </table:table-cell>
          <table:table-cell table:style-name="Tabela2.A2" office:value-type="string">
            <text:p text:style-name="P53">Especificação</text:p>
          </table:table-cell>
          <table:table-cell table:style-name="Tabela2.A2" office:value-type="string">
            <text:p text:style-name="P53">Unidade</text:p>
          </table:table-cell>
          <table:table-cell table:style-name="Tabela2.A2" office:value-type="string">
            <text:p text:style-name="P53">Quantidade</text:p>
          </table:table-cell>
          <table:table-cell table:style-name="Tabela2.A2" office:value-type="string">
            <text:p text:style-name="P53">Valor Unitário R$</text:p>
          </table:table-cell>
          <table:table-cell table:style-name="Tabela2.H2" office:value-type="string">
            <text:p text:style-name="P53">Valor de Referência (R$)</text:p>
          </table:table-cell>
        </table:table-row>
        <table:table-row>
          <table:table-cell table:style-name="Tabela2.A2" office:value-type="string">
            <text:p text:style-name="P55">1</text:p>
          </table:table-cell>
          <table:table-cell table:style-name="Tabela2.A2" office:value-type="string">
            <text:p text:style-name="P56">1</text:p>
          </table:table-cell>
          <table:table-cell table:style-name="Tabela2.A2" office:value-type="string">
            <text:p text:style-name="P6"><text:span text:style-name="Strong_20_Emphasis"><text:span text:style-name="T354">02727-8</text:span></text:span></text:p>
          </table:table-cell>
          <table:table-cell table:style-name="Tabela2.A2" office:value-type="string">
            <text:p text:style-name="P60"><text:span text:style-name="T512">Serviços de </text:span>higieniza<text:span text:style-name="T512">ção</text:span> e digitalização de documentos integrantes das <text:span text:style-name="T562">pastas </text:span><text:span text:style-name="T563">funcionais dos servidores do TRE-SE</text:span>, <text:span text:style-name="T558">assim como a assinatura da versão digital resultante,</text:span> visando a formação de dossiês digitais (Assentamento Funcional Digital – AFD)</text:p>
          </table:table-cell>
          <table:table-cell table:style-name="Tabela2.A2" office:value-type="string">
            <text:p text:style-name="P57">página</text:p>
          </table:table-cell>
          <table:table-cell table:style-name="Tabela2.A2" office:value-type="string">
            <text:p text:style-name="P58">454.800</text:p>
          </table:table-cell>
          <table:table-cell table:style-name="Tabela2.A2" office:value-type="string">
            <text:p text:style-name="P59"/>
          </table:table-cell>
          <table:table-cell table:style-name="Tabela2.H2" office:value-type="string">
            <text:p text:style-name="P59"/>
          </table:table-cell>
        </table:table-row>
        <table:table-row>
          <table:table-cell table:style-name="Tabela2.A2" table:number-columns-spanned="7" office:value-type="string">
            <text:p text:style-name="P61">TOTAL</text:p>
          </table:table-cell>
          <table:covered-table-cell/>
          <table:covered-table-cell/>
          <table:covered-table-cell/>
          <table:covered-table-cell/>
          <table:covered-table-cell/>
          <table:covered-table-cell/>
          <table:table-cell table:style-name="Tabela2.H2" office:value-type="string">
            <text:p text:style-name="P59"/>
          </table:table-cell>
        </table:table-row>
      </table:table>
      <text:p text:style-name="P144"><text:span text:style-name="Strong_20_Emphasis"><text:span text:style-name="T106">2</text:span></text:span><text:span text:style-name="Strong_20_Emphasis"><text:span text:style-name="T101"> JUSTIFICATIVA </text:span></text:span><text:span text:style-name="Strong_20_Emphasis"><text:span text:style-name="T107">DA CONTRATAÇÃO </text:span></text:span></text:p>
      <text:p text:style-name="P124"><text:span text:style-name="T560">2.1 </text:span>O Tribunal Regional Eleitoral de Sergipe (TRE-SE) dispõe <text:span text:style-name="T555">de aproximadamente</text:span> 400.000 documentos<office:annotation><dc:creator>Autor desconhecido</dc:creator><dc:date>2019-11-17T11:08:20</dc:date><text:p text:style-name="P217"><text:span text:style-name="T569">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554">em suporte papel, que estão expostos a variados riscos, não obstante os cuidados tomados em seu acondicionamento.</text:span></text:p>
      <text:p text:style-name="P125"><text:span text:style-name="T560">2.2 </text:span>Esses riscos, <text:span text:style-name="T556">se não gerenciados adequadamente, poderão se materializar, gerando </text:span>inúmeros transtornos para a Administração, a exemplo da perda de informações decorrente de acidentes (incêndio, enchente, etc.), furto ou extravio, <text:span text:style-name="T557">bem como a</text:span> deterioração <text:span text:style-name="T557">dos documentos</text:span> causada por poeira, ataques biológicos, radiações luminosas, manuseio inadequado, dentre outros.</text:p>
      <text:p text:style-name="P126"><text:span text:style-name="T560">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559">que é a guardiã do acervo de documentos funcionais, </text:span>e a busca pela informação, documento a documento.</text:p>
      <text:p text:style-name="P127"><text:span text:style-name="T561">2.4 </text:span>Importante destacar, do ponto de vista legal, <text:span text:style-name="T553">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5">2.5 No tocante à escolha da solução mais adequada para atender aos requisitos que originaram a presente contratação, foram avaliadas as seguintes alternativas, durante a elaboração dos Estudos Preliminares:</text:p>
      <text:p text:style-name="P138"><text:span text:style-name="T161">2.5.1 Prestação dos serviços por servidores do próprio órgão, que foi prontamente afastada, haja vista que o TRE-SE não dispõe </text:span><text:span text:style-name="T162">dos recursos necessários (software e hardware)</text:span><text:span text:style-name="T161"> para realização dos serviços demandados, tampouco detém o conhecimento </text:span><text:span text:style-name="T163">exigido </text:span><text:span text:style-name="T161">para realização das tarefas de higienização e digitalização dos documentos, que, se não forem executad</text:span><text:span text:style-name="T164">a</text:span><text:span text:style-name="T161">s por profissionais especializados, podem resultar </text:span><text:span text:style-name="T164">no</text:span><text:span text:style-name="T161"> desperdício de esforços e </text:span><text:span text:style-name="T164">em </text:span><text:span text:style-name="Emphasis"><text:span text:style-name="T161">retrabalho, além de colocar em risco a integridade do acervo.</text:span></text:span></text:p>
      <text:p text:style-name="P123">2.5.2 Execução indireta dos serviços mediante contratação de empresa especializada.</text:p>
      <text:p text:style-name="P120"><text:soft-page-break/><text:span text:style-name="T565">2.6 </text:span><text:span text:style-name="T564">Diante desse cenário, </text:span><text:span text:style-name="T565">e </text:span><text:span text:style-name="T564">considerando que o objeto da licitação não é atividade finalística do órgão, </text:span><text:span text:style-name="T566">a Equipe de Planejamento da Contratação (EPC), </text:span><text:span text:style-name="T567">embasada</text:span><text:span text:style-name="T566"> nos estudos técnicos preliminares (número_do_processo_</text:span><text:span text:style-name="T568">aqui</text:span><text:span text:style-name="T566">),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428">higieniza</text:span></text:span><text:span text:style-name="Strong_20_Emphasis"><text:span text:style-name="T429">ção, </text:span></text:span><text:span text:style-name="T566">digitalização e assinatura digital dos documentos funcionais, visando </text:span><text:span text:style-name="Strong_20_Emphasis"><text:span text:style-name="T430">a </text:span></text:span><text:span text:style-name="Strong_20_Emphasis"><text:span text:style-name="T431">criação do Assentamento Funcional Digital (AFD) dos </text:span></text:span><text:span text:style-name="Strong_20_Emphasis"><text:span text:style-name="T432">servidores ativos, inativos, pensionistas </text:span></text:span><text:span text:style-name="Strong_20_Emphasis"><text:span text:style-name="T431">e </text:span></text:span><text:span text:style-name="Strong_20_Emphasis"><text:span text:style-name="T432">membros </text:span></text:span><text:span text:style-name="Strong_20_Emphasis"><text:span text:style-name="T431">do </text:span></text:span><text:span text:style-name="Strong_20_Emphasis"><text:span text:style-name="T433">TRE-SE</text:span></text:span><text:span text:style-name="Strong_20_Emphasis"><text:span text:style-name="T431">.</text:span></text:span></text:p>
      <text:p text:style-name="P134"><text:span text:style-name="Strong_20_Emphasis"><text:span text:style-name="T240">2.7 </text:span></text:span><text:span text:style-name="Strong_20_Emphasis"><text:span text:style-name="T241">Esclareça-se, por oportuno, que o</text:span></text:span><text:span text:style-name="Strong_20_Emphasis"><text:span text:style-name="T242"> </text:span></text:span><text:span text:style-name="Strong_20_Emphasis"><text:span text:style-name="T243">AFD</text:span></text:span><text:span text:style-name="Strong_20_Emphasis"><text:span text:style-name="T242"> </text:span></text:span><text:span text:style-name="Strong_20_Emphasis"><text:span text:style-name="T244">compreende </text:span></text:span><text:span text:style-name="Strong_20_Emphasis"><text:span text:style-name="T245">um</text:span></text:span><text:span text:style-name="Strong_20_Emphasis"><text:span text:style-name="T244"> dossiê, em mídia digital, fonte primária de informação de dados do servidor e que substituirá a Pasta Funcional ou Assentamento Funcional. </text:span></text:span><text:span text:style-name="Strong_20_Emphasis"><text:span text:style-name="T243">O</text:span></text:span><text:span text:style-name="Strong_20_Emphasis"><text:span text:style-name="T245">u seja, trata-se de </text:span></text:span><text:span text:style-name="Strong_20_Emphasis"><text:span text:style-name="T244">um repositório central de documentos que apoia</text:span></text:span><text:span text:style-name="Strong_20_Emphasis"><text:span text:style-name="T246">rá</text:span></text:span><text:span text:style-name="Strong_20_Emphasis"><text:span text:style-name="T244"> o gerenciamento dos materiais digitais, pelo tempo que for necessário, </text:span></text:span><text:span text:style-name="Strong_20_Emphasis"><text:span text:style-name="T246">sendo</text:span></text:span><text:span text:style-name="Strong_20_Emphasis"><text:span text:style-name="T244"> formado por elementos de hardware, software e metadados</text:span></text:span><text:span text:style-name="Strong_20_Emphasis"><text:span text:style-name="T247">.</text:span></text:span></text:p>
      <text:p text:style-name="P117"><text:span text:style-name="Strong_20_Emphasis"><text:span text:style-name="T434">2.8 </text:span></text:span><text:span text:style-name="Strong_20_Emphasis"><text:span text:style-name="T435">Nesse sentido, </text:span></text:span><text:span text:style-name="Strong_20_Emphasis"><text:span text:style-name="T436">é digno de nota</text:span></text:span><text:span text:style-name="Strong_20_Emphasis"><text:span text:style-name="T437"> que o produto final da presente contratação </text:span></text:span><text:span text:style-name="Strong_20_Emphasis"><text:span text:style-name="T438">restringe-se à</text:span></text:span><text:span text:style-name="Strong_20_Emphasis"><text:span text:style-name="T437"> entrega dos </text:span></text:span><text:span text:style-name="Strong_20_Emphasis"><text:span text:style-name="T439">documentos de assentamento funcional,</text:span></text:span><text:span text:style-name="Strong_20_Emphasis"><text:span text:style-name="T437"> em formato digital, de acordo com as especificações minudenciadas neste Termo de Referência e em seus anexos, </text:span></text:span><text:span text:style-name="Strong_20_Emphasis"><text:span text:style-name="T440">não contemplando, portanto, a aquisição do hardware e software necessários para a construção do repositório central, </text:span></text:span><text:span text:style-name="Strong_20_Emphasis"><text:span text:style-name="T441">os quais serão </text:span></text:span><text:span text:style-name="Strong_20_Emphasis"><text:span text:style-name="T440">adquiridos em momento posterior, </text:span></text:span><text:span text:style-name="Strong_20_Emphasis"><text:span text:style-name="T442">a partir da avaliação dos critérios de </text:span></text:span><text:span text:style-name="Strong_20_Emphasis"><text:span text:style-name="T440">conveniência e oportunidade </text:span></text:span><text:span text:style-name="Strong_20_Emphasis"><text:span text:style-name="T442">pela </text:span></text:span><text:span text:style-name="Strong_20_Emphasis"><text:span text:style-name="T440">alta direção do Tribunal.</text:span></text:span></text:p>
      <text:p text:style-name="P119"><text:span text:style-name="Strong_20_Emphasis"><text:span text:style-name="T434">2.9 </text:span></text:span><text:span text:style-name="Strong_20_Emphasis"><text:span text:style-name="T443">Cabe mencionar, também, que a escolha pela adoção do </text:span></text:span><text:span text:style-name="Strong_20_Emphasis"><text:span text:style-name="T444">Sistema de Registro de Preços, no presente procedimento licitatório, </text:span></text:span><text:span text:style-name="Strong_20_Emphasis"><text:span text:style-name="T443">justifica-se pela incapacidade de se estabelecer, com precisão, o quantitativo de documentos a serem digitalizados, </text:span></text:span><text:span text:style-name="Strong_20_Emphasis"><text:span text:style-name="T445">conforme previsão contida no art. 3º, IV, do Decreto 7.892/2013.</text:span></text:span></text:p>
      <text:p text:style-name="P117"><text:span text:style-name="Strong_20_Emphasis"><text:span text:style-name="T434">2.10 </text:span></text:span><text:span text:style-name="Strong_20_Emphasis"><text:span text:style-name="T446">A</text:span></text:span><text:span text:style-name="Strong_20_Emphasis"><text:span text:style-name="T440"> presente contratação contribui para o atingimento dos seguintes objetivos estratégicos: “Aperfeiçoamento da Gestão de Custos” e “Melhoria da Infraestrutura de Governança de TIC”.</text:span></text:span></text:p>
      <text:p text:style-name="P109"><text:span text:style-name="T99">3 </text:span><text:span text:style-name="T100">DOS ESTUDOS TÉCNICOS PRELIMINARES</text:span></text:p>
      <text:p text:style-name="P155">3.1 O trabalho da Equipe de Planejamento da Contratação (EPC) está reproduzido no documento Estudos Técnicos Preliminares da Solução de Tecnologia da Informação e Comunicação <text:span text:style-name="T375">(Processo Administrativo xxxxxx)</text:span>, conforme determina a Resolução CNJ nº 182/2013.</text:p>
      <text:p text:style-name="P131"><text:span text:style-name="Strong_20_Emphasis"><text:span text:style-name="T110">4 BENEFÍCIOS DIRETOS E INDIRETOS ALMEJADOS COM A CONTRATAÇÃO</text:span></text:span></text:p>
      <text:p text:style-name="P133"><text:span text:style-name="Strong_20_Emphasis"><text:span text:style-name="T165">4.1 Garantia da </text:span></text:span><text:span text:style-name="Strong_20_Emphasis"><text:span text:style-name="T166">autenticidade </text:span></text:span><text:span text:style-name="Strong_20_Emphasis"><text:span text:style-name="T167">e</text:span></text:span><text:span text:style-name="Strong_20_Emphasis"><text:span text:style-name="T166"> </text:span></text:span><text:span text:style-name="Strong_20_Emphasis"><text:span text:style-name="T168">i</text:span></text:span><text:span text:style-name="Strong_20_Emphasis"><text:span text:style-name="T165">ntegridade dos documentos gerados, </text:span></text:span><text:span text:style-name="Strong_20_Emphasis"><text:span text:style-name="T169">mediante o emprego </text:span></text:span><text:span text:style-name="Strong_20_Emphasis"><text:span text:style-name="T373">de </text:span></text:span><text:span text:style-name="Strong_20_Emphasis"><text:span text:style-name="T374">assinatura </text:span></text:span><text:span text:style-name="Strong_20_Emphasis"><text:span text:style-name="T373">digital.</text:span></text:span></text:p>
      <text:p text:style-name="P137"><text:span text:style-name="Strong_20_Emphasis"><text:span text:style-name="T165">4.2 </text:span></text:span><text:span text:style-name="Strong_20_Emphasis"><text:span text:style-name="T170">Garantia da</text:span></text:span><text:span text:style-name="Strong_20_Emphasis"><text:span text:style-name="T165"> </text:span></text:span><text:span text:style-name="Strong_20_Emphasis"><text:span text:style-name="T166">confidencialidade</text:span></text:span><text:span text:style-name="Strong_20_Emphasis"><text:span text:style-name="T170"> das informações, </text:span></text:span><text:span text:style-name="Strong_20_Emphasis"><text:span text:style-name="T171">caso necessário, pois </text:span></text:span><text:span text:style-name="Strong_20_Emphasis"><text:span text:style-name="T172">a posterior introdução dos dados em </text:span></text:span><text:span text:style-name="Strong_20_Emphasis"><text:span text:style-name="T173">sistema informatizado </text:span></text:span><text:span text:style-name="Strong_20_Emphasis"><text:span text:style-name="T174">de gestão de documentos</text:span></text:span><text:span text:style-name="Strong_20_Emphasis"><text:span text:style-name="T172"> </text:span></text:span><text:span text:style-name="Strong_20_Emphasis"><text:span text:style-name="T175">viabilizará meios de armazenamento capazes de protegê-los de acesso, uso, alteração, reprodução e destruição não autorizados. </text:span></text:span></text:p>
      <text:p text:style-name="P132"><text:span text:style-name="Strong_20_Emphasis"><text:span text:style-name="T170">4.3 Melhor aproveitamento do espaço físico da Secretaria de Gestão de Pessoas (SGP), com a eliminação dos documentos </text:span></text:span><text:span text:style-name="Strong_20_Emphasis"><text:span text:style-name="T176">em papel</text:span></text:span><text:span text:style-name="Strong_20_Emphasis"><text:span text:style-name="T170">, cujo ciclo vital tenha vencido, em conformidade com a </text:span></text:span><text:span text:style-name="Strong_20_Emphasis"><text:span text:style-name="T177">T</text:span></text:span><text:span text:style-name="Strong_20_Emphasis"><text:span text:style-name="T178">abela de Temporalidade de Documentos </text:span></text:span><text:span text:style-name="Strong_20_Emphasis"><text:span text:style-name="T177">(</text:span></text:span><text:span text:style-name="Strong_20_Emphasis"><text:span text:style-name="T178">TTD</text:span></text:span><text:span text:style-name="Strong_20_Emphasis"><text:span text:style-name="T177">)</text:span></text:span><text:span text:style-name="Strong_20_Emphasis"><text:span text:style-name="T178">, aprovada pela Resolução 143/2017 do TRE-SE.</text:span></text:span></text:p>
      <text:p text:style-name="P136"><text:span text:style-name="Strong_20_Emphasis"><text:span text:style-name="T170">4.4 </text:span></text:span><text:span text:style-name="Strong_20_Emphasis"><text:span text:style-name="T179">Aprimoramento da qualidade do</text:span></text:span><text:span text:style-name="Strong_20_Emphasis"><text:span text:style-name="T178"> acesso às informações funcionais, </text:span></text:span><text:span text:style-name="Strong_20_Emphasis"><text:span text:style-name="T179">haja vista que a utilização de sistema de gestão documental possibilitará a pesquisa, busca e recuperação, acesso, visualização, e download (se couber) dos arquivos.</text:span></text:span></text:p>
      <text:p text:style-name="P135"><text:span text:style-name="Strong_20_Emphasis"><text:span text:style-name="T180">4.5 </text:span></text:span><text:span text:style-name="Strong_20_Emphasis"><text:span text:style-name="T181">Incremento</text:span></text:span><text:span text:style-name="Strong_20_Emphasis"><text:span text:style-name="T180"> </text:span></text:span><text:span text:style-name="Strong_20_Emphasis"><text:span text:style-name="T181">d</text:span></text:span><text:span text:style-name="Strong_20_Emphasis"><text:span text:style-name="T180">a preservação e segurança dos documentos arquivísticos originais, por restringir </text:span></text:span><text:span text:style-name="Strong_20_Emphasis"><text:span text:style-name="T181">o </text:span></text:span><text:span text:style-name="Strong_20_Emphasis"><text:span text:style-name="T180">seu manuseio.</text:span></text:span></text:p>
      <text:p text:style-name="P91"><text:span text:style-name="Strong_20_Emphasis"><text:span text:style-name="T111">5</text:span></text:span><text:span text:style-name="Strong_20_Emphasis"><text:span text:style-name="T189"> </text:span></text:span><text:span text:style-name="Strong_20_Emphasis"><text:span text:style-name="T112">REQUISITOS DA CONTRATAÇÃO </text:span></text:span><text:span text:style-name="Strong_20_Emphasis"><text:span text:style-name="T288">(classificar os requisitos conforme TCU)</text:span></text:span><text:span text:style-name="Strong_20_Emphasis"><text:span text:style-name="T112"><office:annotation><dc:creator>Autor desconhecido</dc:creator><dc:date>2019-12-21T19:38:46.691000000</dc:date><text:p text:style-name="P219"><text:span text:style-name="T570">Devem ser considerados, pelo menos, os seguintes tipos</text:span></text:p><text:p text:style-name="P219"><text:span text:style-name="T570">de requisitos:</text:span></text:p><text:p text:style-name="P219"><text:span text:style-name="T570">1) Requisitos Internos Funcionais – são aqueles ligados</text:span></text:p><text:p text:style-name="P219"><text:span text:style-name="T570">diretamente às funcionalidades esperadas pela área requisitante</text:span></text:p><text:p text:style-name="P219"><text:span text:style-name="T570">e necessárias aos usuários finais, de maneira a</text:span></text:p><text:p text:style-name="P219"><text:span text:style-name="T570">atender à necessidade da contratação. Devem ser estabelecidos</text:span></text:p><text:p text:style-name="P219"><text:span text:style-name="T570">pela requisitante, com o apoio da área de TI;</text:span></text:p><text:p text:style-name="P220"><text:span text:style-name="T571">2) Requisitos Internos Não Funcionais </text:span><text:span text:style-name="T572">– </text:span><text:span text:style-name="T571">são os não vinculados</text:span></text:p><text:p text:style-name="P219"><text:span text:style-name="T570">diretamente à necessidade da contratação,</text:span></text:p><text:p text:style-name="P220"><text:span text:style-name="T571">mas igualmente importantes para sua satisfação (</text:span><text:span text:style-name="T573">e.g.</text:span></text:p><text:p text:style-name="P219"><text:span text:style-name="T570">disponibilidade) ou aderência aos padrões internos da</text:span></text:p><text:p text:style-name="P220"><text:span text:style-name="T571">organização (</text:span><text:span text:style-name="T573">e.g. </text:span><text:span text:style-name="T571">PSI). Devem ser estabelecidos pela</text:span></text:p><text:p text:style-name="P219"><text:span text:style-name="T570">área de TI, com o apoio da área requisitante;</text:span></text:p><text:p text:style-name="P220"><text:span text:style-name="T571">3) Requisitos Externos </text:span><text:span text:style-name="T572">– </text:span><text:span text:style-name="T571">são os gerados fora da organização,</text:span></text:p><text:p text:style-name="P219"><text:span text:style-name="T570">como as demandas legais, regulatórias e de padronização</text:span></text:p><text:p text:style-name="P219"><text:span text:style-name="T570">estabelecidas pelo Governo Federal, tais como</text:span></text:p><text:p text:style-name="P219"><text:span text:style-name="T570">e-ping, e-mag e normas relativas à aplicação dos requisitos</text:span></text:p><text:p text:style-name="P219"><text:span text:style-name="T570">mínimos de qualidade, utilidade, resistência e segurança</text:span></text:p><text:p text:style-name="P220"><text:span text:style-name="T571">definidas pela ABNT (</text:span><text:span text:style-name="T574">Lei 4.150/1962, art. 1º </text:span><text:span text:style-name="T575">38</text:span><text:span text:style-name="T571">).</text:span></text:p><text:p text:style-name="P219"><text:span text:style-name="T570">Devem ser estabelecidos pela área de TI ou pela área</text:span></text:p><text:p text:style-name="P219"><text:span text:style-name="T570">requisitante, conforme o caso.</text:span></text:p></office:annotation></text:span></text:span></text:p>
      <text:p text:style-name="P153"><text:span text:style-name="T230">5.1 </text:span><text:span text:style-name="T231">A prestação dos serviços deve abranger </text:span><text:span text:style-name="T232">a </text:span><text:span text:style-name="T233">higienização e </text:span><text:span text:style-name="T232">digitalização dos</text:span><text:span text:style-name="T187"> documentos físicos</text:span><text:span text:style-name="T188"> constantes d</text:span><text:span text:style-name="T187">as pastas funcionais </text:span><text:span text:style-name="Strong_20_Emphasis"><text:span text:style-name="T190">dos </text:span></text:span><text:span text:style-name="Strong_20_Emphasis"><text:span text:style-name="T191">servidores ativos, inativos, pensionistas </text:span></text:span><text:span text:style-name="Strong_20_Emphasis"><text:span text:style-name="T190">e </text:span></text:span><text:span text:style-name="Strong_20_Emphasis"><text:span text:style-name="T191">membros </text:span></text:span><text:span text:style-name="Strong_20_Emphasis"><text:span text:style-name="T190">do </text:span></text:span><text:span text:style-name="Strong_20_Emphasis"><text:span text:style-name="T192">TRE-S</text:span></text:span><text:span text:style-name="Strong_20_Emphasis"><text:span text:style-name="T193">E, bem como a assinatura digital dos documentos eletrônicos resultantes.</text:span></text:span></text:p>
      <text:p text:style-name="P148"><text:soft-page-break/><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6">a serem </text:span><text:span text:style-name="T30">executadas</text:span><text:span text:style-name="T31">.</text:span></text:p>
      <text:p text:style-name="P154"><text:span text:style-name="T328">5.3 </text:span>A prestação dos serviços não deve gerar vínculo empregatício entre os empregados da Contratada e o Contratante, vedando-se qualquer relação entre estes que caracterize pessoalidade e subordinação direta.</text:p>
      <text:p text:style-name="P151"><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47"><text:span text:style-name="T65">5.5 </text:span><text:span text:style-name="T67">A </text:span><text:span text:style-name="T68">contratada </text:span><text:span text:style-name="T64">deverá operar no espaço físico cedido pelo Tribunal, utilizando a infraestrutura </text:span><text:span text:style-name="T69">elétrica </text:span><text:span text:style-name="T70">e</text:span><text:span text:style-name="T69"> lógica </text:span><text:span text:style-name="T71">existente</text:span><text:span text:style-name="T69">, </text:span><text:span text:style-name="T72">assim </text:span><text:span text:style-name="T73">como</text:span><text:span text:style-name="T70"> </text:span><text:span text:style-name="T74">o</text:span><text:span text:style-name="T70"> </text:span><text:span text:style-name="T69">mobiliário </text:span><text:span text:style-name="T64">disponível.</text:span></text:p>
      <text:p text:style-name="P147"><text:span text:style-name="T75">5.</text:span><text:span text:style-name="T76">5</text:span><text:span text:style-name="T75">.1 O TRE-SE disponibilizará o certificado digital </text:span><text:span text:style-name="T77">a ser utilizado na </text:span><text:span text:style-name="T75">assinatura </text:span><text:span text:style-name="T78">eletrônica </text:span><text:span text:style-name="T75">dos documentos </text:span><text:span text:style-name="T78">gerados.</text:span></text:p>
      <text:p text:style-name="P100"><text:span text:style-name="Strong_20_Emphasis"><text:span text:style-name="T89">5.</text:span></text:span><text:span text:style-name="Strong_20_Emphasis"><text:span text:style-name="T90">6 </text:span></text:span><text:span text:style-name="Strong_20_Emphasis"><text:span text:style-name="T91">A </text:span></text:span><text:span text:style-name="Strong_20_Emphasis"><text:span text:style-name="T92">contratada </text:span></text:span><text:span text:style-name="Strong_20_Emphasis"><text:span text:style-name="T79">deverá </text:span></text:span><text:span text:style-name="Strong_20_Emphasis"><text:span text:style-name="T93">dispor </text:span></text:span><text:span text:style-name="Strong_20_Emphasis"><text:span text:style-name="T94">dos</text:span></text:span><text:span text:style-name="Strong_20_Emphasis"><text:span text:style-name="T93"> </text:span></text:span><text:span text:style-name="Strong_20_Emphasis"><text:span text:style-name="T83">recursos materiais, </text:span></text:span><text:span text:style-name="Strong_20_Emphasis"><text:span text:style-name="T95">humanos</text:span></text:span><text:span text:style-name="Strong_20_Emphasis"><text:span text:style-name="T83"> </text:span></text:span><text:span text:style-name="Strong_20_Emphasis"><text:span text:style-name="T96">e </text:span></text:span><text:span text:style-name="Strong_20_Emphasis"><text:span text:style-name="T97">d</text:span></text:span><text:span text:style-name="Strong_20_Emphasis"><text:span text:style-name="T95">e</text:span></text:span><text:span text:style-name="Strong_20_Emphasis"><text:span text:style-name="T97"> logística</text:span></text:span><text:span text:style-name="Strong_20_Emphasis"><text:span text:style-name="T98"> </text:span></text:span><text:span text:style-name="Strong_20_Emphasis"><text:span text:style-name="T93">necessár</text:span></text:span><text:span text:style-name="Strong_20_Emphasis"><text:span text:style-name="T95">ios</text:span></text:span><text:span text:style-name="Strong_20_Emphasis"><text:span text:style-name="T93"> </text:span></text:span><text:span text:style-name="Strong_20_Emphasis"><text:span text:style-name="T97">para </text:span></text:span><text:span text:style-name="Strong_20_Emphasis"><text:span text:style-name="T93">prestação dos serviços</text:span></text:span><text:span text:style-name="Strong_20_Emphasis"><text:span text:style-name="T83">.</text:span></text:span></text:p>
      <text:p text:style-name="P152"><text:span text:style-name="T65">5.</text:span><text:span text:style-name="T66">7</text:span><text:span text:style-name="T65"> </text:span><text:span text:style-name="T53">A Contratada </text:span><text:span text:style-name="T42">deve ser</text:span><text:span text:style-name="T53">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3">pel</text:span><text:span text:style-name="T43">o</text:span><text:span text:style-name="T53"> Contratante </text:span><text:span text:style-name="T52">e o espaço físico disponibilizado</text:span><text:span text:style-name="T53">.</text:span></text:p>
      <text:p text:style-name="P149"><text:span text:style-name="T51">5.</text:span><text:span text:style-name="T57">8</text:span><text:span text:style-name="T51"> </text:span><text:span text:style-name="T44">O desempenho</text:span><text:span text:style-name="T54"> da Contratada deve estar vinculad</text:span><text:span text:style-name="T44">o</text:span><text:span text:style-name="T54"> ao atendimento </text:span><text:span text:style-name="T38">de</text:span><text:span text:style-name="T54"> níveis </text:span><text:span text:style-name="T40">de qualidade</text:span><text:span text:style-name="T54">,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50"><text:span text:style-name="T51">5.</text:span><text:span text:style-name="T57">9</text:span><text:span text:style-name="T51"> </text:span><text:span text:style-name="T48">A </text:span><text:span text:style-name="T55">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46"><text:span text:style-name="Strong_20_Emphasis"><text:span text:style-name="T6">5.</text:span></text:span><text:span text:style-name="Strong_20_Emphasis"><text:span text:style-name="T7">10</text:span></text:span><text:span text:style-name="Strong_20_Emphasis"><text:span text:style-name="T6"> </text:span></text:span><text:span text:style-name="Strong_20_Emphasis"><text:span text:style-name="T8">Todos os artefatos produzidos ao longo do contrato </text:span></text:span><text:span text:style-name="Strong_20_Emphasis"><text:span text:style-name="T9">devem ser</text:span></text:span><text:span text:style-name="Strong_20_Emphasis"><text:span text:style-name="T8"> de propriedade do Tribunal.</text:span></text:span></text:p>
      <text:p text:style-name="Standard"><text:span text:style-name="Strong_20_Emphasis"><text:span text:style-name="T341">6. DESCRIÇÃO DA SOLUÇÃO COMO UM TODO</text:span></text:span></text:p>
      <text:p text:style-name="P96"><text:span text:style-name="Strong_20_Emphasis"><text:span text:style-name="T204">6.1 A solução de tecnologia da informação compreende a contratação de empresa especializada para a prestação dos seguintes serviços:</text:span></text:span></text:p>
      <text:p text:style-name="P97"><text:span text:style-name="Strong_20_Emphasis"><text:span text:style-name="T204">6.1.1 Higienização, que consiste na limpeza mecânica dos documentos (soltos ou encadernados) </text:span></text:span><text:span text:style-name="Strong_20_Emphasis"><text:span text:style-name="T205">incluindo a </text:span></text:span><text:span text:style-name="Strong_20_Emphasis"><text:span text:style-name="T204">planificação, retirada de clipes, grampos, elásticos, fitas adesivas, poeira, fungos, insetos, </text:span></text:span><text:span text:style-name="Strong_20_Emphasis"><text:span text:style-name="T205">dentre outros materiais </text:span></text:span><text:span text:style-name="Strong_20_Emphasis"><text:span text:style-name="T204">que não </text:span></text:span><text:span text:style-name="Strong_20_Emphasis"><text:span text:style-name="T205">fazem </text:span></text:span><text:span text:style-name="Strong_20_Emphasis"><text:span text:style-name="T204">parte dos documentos, e que possam prejudicar o trabalho de digitalização.</text:span></text:span></text:p>
      <text:p text:style-name="P97"><text:span text:style-name="Strong_20_Emphasis"><text:span text:style-name="T204">6.1.2 </text:span></text:span><text:span text:style-name="Strong_20_Emphasis"><text:span text:style-name="T205">Digitalização, que é o p</text:span></text:span><text:span text:style-name="Strong_20_Emphasis"><text:span text:style-name="T206">rocesso de conversão </text:span></text:span><text:span text:style-name="Strong_20_Emphasis"><text:span text:style-name="T207">dos documentos físicos em seu equivalente</text:span></text:span><text:span text:style-name="Strong_20_Emphasis"><text:span text:style-name="T206"> digital, </text:span></text:span><text:span text:style-name="Strong_20_Emphasis"><text:span text:style-name="T208">com a utilização de </text:span></text:span><text:span text:style-name="Strong_20_Emphasis"><text:span text:style-name="T206">dispositivo apropriado </text:span></text:span><text:span text:style-name="Strong_20_Emphasis"><text:span text:style-name="T207">(scanner</text:span></text:span><text:span text:style-name="Strong_20_Emphasis"><text:span text:style-name="T208">, câmera digital, etc.</text:span></text:span><text:span text:style-name="Strong_20_Emphasis"><text:span text:style-name="T207">), </text:span></text:span><text:span text:style-name="Strong_20_Emphasis"><text:span text:style-name="T209">tendo em vista a garantia da</text:span></text:span><text:span text:style-name="Strong_20_Emphasis"><text:span text:style-name="T207"> fidelidade entre o representante digital gerado e o documento original, </text:span></text:span><text:span text:style-name="Strong_20_Emphasis"><text:span text:style-name="T209">considerando</text:span></text:span><text:span text:style-name="Strong_20_Emphasis"><text:span text:style-name="T207"> suas características físicas, estado de conservação e finalidade de uso.</text:span></text:span></text:p>
      <text:p text:style-name="P98"><text:span text:style-name="Strong_20_Emphasis"><text:span text:style-name="T210">6.1.</text:span></text:span><text:span text:style-name="Strong_20_Emphasis"><text:span text:style-name="T211">3</text:span></text:span><text:span text:style-name="Strong_20_Emphasis"><text:span text:style-name="T210"> Assinatura digital dos documentos </text:span></text:span><text:span text:style-name="Strong_20_Emphasis"><text:span text:style-name="T212">resultantes d</text:span></text:span><text:span text:style-name="Strong_20_Emphasis"><text:span text:style-name="T210">a etapa de digitalização, com o emprego de certificado digital padrão ICP-Brasil, fornecido pelo Contratante.</text:span></text:span></text:p>
      <text:p text:style-name="P92"><text:soft-page-break/><text:span text:style-name="Strong_20_Emphasis"><text:span text:style-name="T155">6.1.</text:span></text:span><text:span text:style-name="Strong_20_Emphasis"><text:span text:style-name="T156">4</text:span></text:span><text:span text:style-name="Strong_20_Emphasis"><text:span text:style-name="T155"> Armazenamento dos documentos digitalizados em repositório de dados (compartilhamento de arquivos) disponibilizado </text:span></text:span><text:span text:style-name="Strong_20_Emphasis"><text:span text:style-name="T157">pelo Contratante</text:span></text:span><text:span text:style-name="Strong_20_Emphasis"><text:span text:style-name="T155">.</text:span></text:span></text:p>
      <text:p text:style-name="Standard"><text:span text:style-name="Strong_20_Emphasis"><text:span text:style-name="T341">7 MODELO DE EXECUÇÃO DO OBJETO</text:span></text:span><text:span text:style-name="Strong_20_Emphasis"><text:span text:style-name="T341"><office:annotation><dc:creator>Autor desconhecido</dc:creator><dc:date>2019-12-08T08:37:05.653000000</dc:date><text:p text:style-name="P217"><text:span text:style-name="T569">Manter o desenho antigo e na fase de execução apontar para o anexo III. Ou seja, o conteúdo do Anexo III corresponde a uma caixinha dentro do Modelo de Execução do Objeto.</text:span></text:p></office:annotation></text:span></text:span></text:p>
      <text:p text:style-name="Standard"><text:span text:style-name="Strong_20_Emphasis"><text:span text:style-name="T341"/></text:span></text:p>
      <text:p text:style-name="P145"><text:span text:style-name="T294">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101"><text:span text:style-name="T294">7</text:span>.<text:span text:style-name="T291">2</text:span> <text:span text:style-name="T289">Dinâmica do contrato</text:span></text:p>
      <text:p text:style-name="P102"><text:span text:style-name="T295">7</text:span>.<text:span text:style-name="T291">2</text:span>.1 <text:span text:style-name="T290">O contrato será executado de acordo com o fluxo de serviço descrito abaixo.</text:span></text:p>
      <text:p text:style-name="P103"/>
      <text:p text:style-name="P103"/>
      <text:p text:style-name="P103"/>
      <text:p text:style-name="P103"/>
      <text:p text:style-name="P103"/>
      <text:p text:style-name="P103"/>
      <text:p text:style-name="P103"/>
      <text:p text:style-name="P110"/>
      <text:p text:style-name="P107"><text:span text:style-name="Strong_20_Emphasis"><text:span text:style-name="T269">(Colocar aqui: </text:span></text:span></text:p>
      <text:p text:style-name="P107"><text:span text:style-name="Strong_20_Emphasis"><text:span text:style-name="T281">Nota 1: </text:span></text:span><text:span text:style-name="Strong_20_Emphasis"><text:span text:style-name="T282">F</text:span></text:span><text:span text:style-name="Strong_20_Emphasis"><text:span text:style-name="T269">luxo de trabalho a ser realizado para execução e controle dos serviços, cujo detalhamento encontra-se no Anexo II</text:span></text:span><text:span text:style-name="Strong_20_Emphasis"><text:span text:style-name="T278">I</text:span></text:span><text:span text:style-name="Strong_20_Emphasis"><text:span text:style-name="T269"> deste TR.</text:span></text:span></text:p>
      <text:p text:style-name="P107"><text:span text:style-name="Strong_20_Emphasis"><text:span text:style-name="T269">)</text:span></text:span></text:p>
      <text:p text:style-name="P87"><text:span text:style-name="Strong_20_Emphasis"><text:span text:style-name="T138">O fluxo do serviço se dá, inicialmente, com a </text:span></text:span><text:span text:style-name="Strong_20_Emphasis"><text:span text:style-name="T102">disponibilização do local</text:span></text:span><text:span text:style-name="Strong_20_Emphasis"><text:span text:style-name="T138">, por parte do Contratante, para prestação dos serviços pela empresa contratada. A definição do horário para execução dos serviços será negociada entre as partes.</text:span></text:span></text:p>
      <text:p text:style-name="P87"><text:span text:style-name="Strong_20_Emphasis"><text:span text:style-name="T138">Após disponibilização do local, o </text:span></text:span><text:span text:style-name="Strong_20_Emphasis"><text:span text:style-name="T280">Gestor</text:span></text:span><text:span text:style-name="Strong_20_Emphasis"><text:span text:style-name="T138"> </text:span></text:span><text:span text:style-name="Strong_20_Emphasis"><text:span text:style-name="T139">gerará</text:span></text:span><text:span text:style-name="Strong_20_Emphasis"><text:span text:style-name="T102"> a Ordem de Serviço, </text:span></text:span><text:span text:style-name="Strong_20_Emphasis"><text:span text:style-name="T105">quando será emitido o Termo de</text:span></text:span><text:span text:style-name="Strong_20_Emphasis"><text:span text:style-name="T105"><office:annotation><dc:creator>evandro </dc:creator><dc:date>2019-11-13T10:31:29</dc:date><text:p text:style-name="P217"><text:span text:style-name="T569">Mudar de TAOS para Ordem de Serviço, apenas. O mesmo se aplicas aos recebimentos provisório e definitivo.</text:span></text:p></office:annotation></text:span></text:span><text:span text:style-name="Strong_20_Emphasis"><text:span text:style-name="T105"> Abertura da Ordem de Serviço -TAOS, </text:span></text:span><text:span text:style-name="Strong_20_Emphasis"><text:span text:style-name="T138">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102">aceitar a Ordem de serviço.</text:span></text:span></text:p>
      <text:p text:style-name="P89"><text:span text:style-name="Strong_20_Emphasis"><text:span text:style-name="T124">É i</text:span></text:span><text:span text:style-name="Strong_20_Emphasis"><text:span text:style-name="T125">mportante frisar que c</text:span></text:span><text:span text:style-name="Strong_20_Emphasis"><text:span text:style-name="T124">ada OS </text:span></text:span><text:span text:style-name="Strong_20_Emphasis"><text:span text:style-name="T125">dev</text:span></text:span><text:span text:style-name="Strong_20_Emphasis"><text:span text:style-name="T124">e</text:span></text:span><text:span text:style-name="Strong_20_Emphasis"><text:span text:style-name="T125">rá</text:span></text:span><text:span text:style-name="Strong_20_Emphasis"><text:span text:style-name="T124"> </text:span></text:span><text:span text:style-name="Strong_20_Emphasis"><text:span text:style-name="T125">conter a e</text:span></text:span><text:span text:style-name="Strong_20_Emphasis"><text:span text:style-name="T124">stima</text:span></text:span><text:span text:style-name="Strong_20_Emphasis"><text:span text:style-name="T125">tiva mínima de 18.950 páginas (frente e verso), porém seu limite máximo deverá ser estabelecido em comum acordo entre as partes, em razão das limitações do espaço físico </text:span></text:span><text:span text:style-name="Strong_20_Emphasis"><text:span text:style-name="T126">disponibilizado</text:span></text:span><text:span text:style-name="Strong_20_Emphasis"><text:span text:style-name="T125"> e do número limitado de fiscais disponíveis para </text:span></text:span><text:span text:style-name="Strong_20_Emphasis"><text:span text:style-name="T130">geração romaneios, bem como </text:span></text:span><text:span text:style-name="Strong_20_Emphasis"><text:span text:style-name="T125">gestão e fiscalização da execução do serviço. </text:span></text:span></text:p>
      <text:p text:style-name="P85"><text:span text:style-name="Strong_20_Emphasis"><text:span text:style-name="T102">A </text:span></text:span><text:span text:style-name="Strong_20_Emphasis"><text:span text:style-name="T104">EGC </text:span></text:span><text:span text:style-name="Strong_20_Emphasis"><text:span text:style-name="T102">irá separar,</text:span></text:span><text:span text:style-name="Strong_20_Emphasis"><text:span text:style-name="T138"> numerar as folhas e gerar grupos de pastas formando relações de pastas denominadas </text:span></text:span><text:span text:style-name="Strong_20_Emphasis"><text:span text:style-name="T102">“Romaneios”</text:span></text:span><text:span text:style-name="Strong_20_Emphasis"><text:span text:style-name="T138">, registrando o total de páginas e de páginas com verso e gerar o </text:span></text:span><text:span text:style-name="Strong_20_Emphasis"><text:span text:style-name="T127">Termo de Recebimento do Romaneio - TRR</text:span></text:span><text:span text:style-name="Strong_20_Emphasis"><text:span text:style-name="T138"> (contendo número do romaneio e da OS, nome do servidor, </text:span></text:span><text:span text:style-name="Strong_20_Emphasis"><text:span text:style-name="T147">quantidades páginas</text:span></text:span><text:span text:style-name="Strong_20_Emphasis"><text:span text:style-name="T138">, CPF, matricula de cada pasta) com a discriminação das pastas físicas e entregar</text:span></text:span><text:span text:style-name="Strong_20_Emphasis"><text:span text:style-name="T148">á</text:span></text:span><text:span text:style-name="Strong_20_Emphasis"><text:span text:style-name="T138"> para a empresa.</text:span></text:span></text:p>
      <text:p text:style-name="P85"><text:span text:style-name="Strong_20_Emphasis"><text:span text:style-name="T140">A empresa contratada deverá </text:span></text:span><text:span text:style-name="Strong_20_Emphasis"><text:span text:style-name="T103">conferir se as pastas funcionais</text:span></text:span><text:span text:style-name="Strong_20_Emphasis"><text:span text:style-name="T140"> relacionadas no Romaneio correspondem às pastas físicas, bem como o número de páginas registradas para cada pasta (frente e verso), assinando no campo apropriado constante do documento de entrega </text:span></text:span><text:span text:style-name="Strong_20_Emphasis"><text:span text:style-name="T121">(Termo de Recebimento de Romaneio - </text:span></text:span><text:span text:style-name="Strong_20_Emphasis"><text:span text:style-name="T122">TRR</text:span></text:span><text:span text:style-name="Strong_20_Emphasis"><text:span text:style-name="T121">)</text:span></text:span><text:span text:style-name="Strong_20_Emphasis"><text:span text:style-name="T140">.</text:span></text:span></text:p>
      <text:p text:style-name="P85"><text:span text:style-name="Strong_20_Emphasis"><text:span text:style-name="T140">Após o recebimento do romaneio, a </text:span></text:span><text:span text:style-name="Strong_20_Emphasis"><text:span text:style-name="T103">Contratada segue todo o procedimento</text:span></text:span><text:span text:style-name="Strong_20_Emphasis"><text:span text:style-name="T140"> de higienização, digitalização no padrão PDF/A </text:span></text:span><text:span text:style-name="Strong_20_Emphasis"><text:span text:style-name="T149">(pesquisável)</text:span></text:span><text:span text:style-name="Strong_20_Emphasis"><text:span text:style-name="T140">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140">Após a digitalização, cada romaneio deverá receber uma identificação única, gerando um arquivo em formato compactado (.zip) contendo em seu nome </text:span></text:span><text:span text:style-name="Strong_20_Emphasis"><text:span text:style-name="T141">os </text:span></text:span><text:span text:style-name="Strong_20_Emphasis"><text:span text:style-name="T140">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50">EGC</text:span></text:span><text:span text:style-name="Strong_20_Emphasis"><text:span text:style-name="T140">, garantindo assim a integridade do processo como um todo, e criando um primeiro nível de informação de controle para o upload dos arquivos.</text:span></text:span></text:p>
      <text:p text:style-name="P85"><text:span text:style-name="Strong_20_Emphasis"><text:span text:style-name="T140">Após o upload dos arquivos n</text:span></text:span><text:span text:style-name="Strong_20_Emphasis"><text:span text:style-name="T141">a unidade de rede </text:span></text:span><text:span text:style-name="Strong_20_Emphasis"><text:span text:style-name="T151">mapeada</text:span></text:span><text:span text:style-name="Strong_20_Emphasis"><text:span text:style-name="T141"> </text:span></text:span><text:span text:style-name="Strong_20_Emphasis"><text:span text:style-name="T151">(UNAFD)</text:span></text:span><text:span text:style-name="Strong_20_Emphasis"><text:span text:style-name="T141"> disponibilizada pelo Contratante</text:span></text:span><text:span text:style-name="Strong_20_Emphasis"><text:span text:style-name="T140">, a Empresa abrirá as pastas referentes àquele romaneio e realizar</text:span></text:span><text:span text:style-name="Strong_20_Emphasis"><text:span text:style-name="T141">á</text:span></text:span><text:span text:style-name="Strong_20_Emphasis"><text:span text:style-name="T140"> uma nova conferência (Conferir </text:span></text:span><text:soft-page-break/><text:span text:style-name="Strong_20_Emphasis"><text:span text:style-name="T140">Documento), parte do controle de qualidade da empresa para verificar se está de acordo com padrão exigido.</text:span></text:span></text:p>
      <text:p text:style-name="P85"><text:span text:style-name="Strong_20_Emphasis"><text:span text:style-name="T140">Após a conferência dos documentos, a empresa solicitar</text:span></text:span><text:span text:style-name="Strong_20_Emphasis"><text:span text:style-name="T141">á</text:span></text:span><text:span text:style-name="Strong_20_Emphasis"><text:span text:style-name="T140"> a fiscalização do romaneio para o fiscal aprovar o serviço. Esta solicitação gera o </text:span></text:span><text:span text:style-name="Strong_20_Emphasis"><text:span text:style-name="T121">“Termo de Aceite Provisório do Romaneio - TAPR”</text:span></text:span><text:span text:style-name="Strong_20_Emphasis"><text:span text:style-name="T140"> (contendo número do romaneio, quantidade de páginas com valores unitários e total executado).</text:span></text:span></text:p>
      <text:p text:style-name="P90"><text:span text:style-name="Strong_20_Emphasis"><text:span text:style-name="T269">O Fiscal </text:span></text:span><text:span text:style-name="Strong_20_Emphasis"><text:span text:style-name="T279">Técnico</text:span></text:span><text:span text:style-name="Strong_20_Emphasis"><text:span text:style-name="T269"> </text:span></text:span><text:span text:style-name="Strong_20_Emphasis"><text:span text:style-name="T140">terá até 15 dias para fiscalizar e atestar a execução dos serviços do romaneio, podendo aprovar ou reprovar as pastas caso não estejam no padrão de qualidade exigido. Em caso de reprovação, </text:span></text:span><text:span text:style-name="Strong_20_Emphasis"><text:span text:style-name="T152"><text:s/></text:span></text:span><text:span text:style-name="Strong_20_Emphasis"><text:span text:style-name="T129">fazendo uso do</text:span></text:span><text:span text:style-name="Strong_20_Emphasis"><text:span text:style-name="T128"> “Termo de Registros de Incidentes ou Ocorrências – TRIO”</text:span></text:span><text:span text:style-name="Strong_20_Emphasis"><text:span text:style-name="T153">, </text:span></text:span><text:span text:style-name="Strong_20_Emphasis"><text:span text:style-name="T140">o romaneio ficará com o status de reprovado, devendo a Contratada realizar os ajustes necessários para a aprovação.</text:span></text:span></text:p>
      <text:p text:style-name="P86"><text:span text:style-name="Strong_20_Emphasis"><text:span text:style-name="T140">Após aprovação do Romaneio pelo Fiscal </text:span></text:span><text:span text:style-name="Strong_20_Emphasis"><text:span text:style-name="T142">Técnico</text:span></text:span><text:span text:style-name="Strong_20_Emphasis"><text:span text:style-name="T140">, a Contratada devolverá as pastas físicas do romaneio, </text:span></text:span><text:span text:style-name="Strong_20_Emphasis"><text:span text:style-name="T141">devendo gerar</text:span></text:span><text:span text:style-name="Strong_20_Emphasis"><text:span text:style-name="T140"> o </text:span></text:span><text:span text:style-name="Strong_20_Emphasis"><text:span text:style-name="T121">Termo de Devolução do Romaneio - </text:span></text:span><text:span text:style-name="Strong_20_Emphasis"><text:span text:style-name="T123">TDR</text:span></text:span><text:span text:style-name="Strong_20_Emphasis"><text:span text:style-name="T140"> (contendo número do romaneio e da OS, nome do servidor, quantidade de páginas, CPF, matricula de cada pasta) e emitindo o </text:span></text:span><text:span text:style-name="Strong_20_Emphasis"><text:span text:style-name="T121">Termo de Aceite Definitivo do Romaneio - TADR</text:span></text:span><text:span text:style-name="Strong_20_Emphasis"><text:span text:style-name="T140">, que deverá ser assinado entre as partes.</text:span></text:span></text:p>
      <text:p text:style-name="P90"><text:span text:style-name="Strong_20_Emphasis"><text:span text:style-name="T140">Após receber o Romaneio com as pastas físicas e conferi-las, </text:span></text:span><text:span text:style-name="Strong_20_Emphasis"><text:span text:style-name="T143">o </text:span></text:span><text:span text:style-name="Strong_20_Emphasis"><text:span text:style-name="T269">Fiscal </text:span></text:span><text:span text:style-name="Strong_20_Emphasis"><text:span text:style-name="T274">Técnico</text:span></text:span><text:span text:style-name="Strong_20_Emphasis"><text:span text:style-name="T140"> registrar</text:span></text:span><text:span text:style-name="Strong_20_Emphasis"><text:span text:style-name="T141">á</text:span></text:span><text:span text:style-name="Strong_20_Emphasis"><text:span text:style-name="T140"> a Conferência e Receber</text:span></text:span><text:span text:style-name="Strong_20_Emphasis"><text:span text:style-name="T141">á</text:span></text:span><text:span text:style-name="Strong_20_Emphasis"><text:span text:style-name="T140"> a devolução do Romaneio.</text:span></text:span></text:p>
      <text:p text:style-name="P88"><text:span text:style-name="Strong_20_Emphasis"><text:span text:style-name="T140">De posse do </text:span></text:span><text:span text:style-name="Strong_20_Emphasis"><text:span text:style-name="T121">TADR</text:span></text:span><text:span text:style-name="Strong_20_Emphasis"><text:span text:style-name="T140">, a CONTRATADA poderá solicitar o pagamento do serviço executado.</text:span></text:span></text:p>
      <text:p text:style-name="P85"><text:span text:style-name="Strong_20_Emphasis"><text:span text:style-name="T140">A CONTRATADA solicitar</text:span></text:span><text:span text:style-name="Strong_20_Emphasis"><text:span text:style-name="T141">á</text:span></text:span><text:span text:style-name="Strong_20_Emphasis"><text:span text:style-name="T140"> novos grupos de pastas ao </text:span></text:span><text:span text:style-name="Strong_20_Emphasis"><text:span text:style-name="T141">Ge</text:span></text:span><text:span text:style-name="Strong_20_Emphasis"><text:span text:style-name="T144">s</text:span></text:span><text:span text:style-name="Strong_20_Emphasis"><text:span text:style-name="T141">tor</text:span></text:span><text:span text:style-name="Strong_20_Emphasis"><text:span text:style-name="T140"> conforme o término de cada Romaneio até finalizar a ordem de serviço.</text:span></text:span></text:p>
      <text:p text:style-name="P93"><text:span text:style-name="Strong_20_Emphasis"><text:span text:style-name="T140">Após aprovação dos Romaneios da OS, o Gestor solicitar</text:span></text:span><text:span text:style-name="Strong_20_Emphasis"><text:span text:style-name="T145">á</text:span></text:span><text:span text:style-name="Strong_20_Emphasis"><text:span text:style-name="T140"> a fiscalização da OS e</text:span></text:span><text:span text:style-name="Strong_20_Emphasis"><text:span text:style-name="T269"> o Fiscal </text:span></text:span><text:span text:style-name="Strong_20_Emphasis"><text:span text:style-name="T274">Técnico</text:span></text:span><text:span text:style-name="Strong_20_Emphasis"><text:span text:style-name="T269"> </text:span></text:span><text:span text:style-name="Strong_20_Emphasis"><text:span text:style-name="T270">r</text:span></text:span><text:span text:style-name="Strong_20_Emphasis"><text:span text:style-name="T269">egistrará a </text:span></text:span><text:span text:style-name="Strong_20_Emphasis"><text:span text:style-name="T270">f</text:span></text:span><text:span text:style-name="Strong_20_Emphasis"><text:span text:style-name="T269">iscalização para concluir o processo </text:span></text:span><text:span text:style-name="Strong_20_Emphasis"><text:span text:style-name="T277">e emitirá o </text:span></text:span><text:span text:style-name="Strong_20_Emphasis"><text:span text:style-name="T276">Termo de Encerramento da Ordem de Serviço – TEOS</text:span></text:span><text:span text:style-name="Strong_20_Emphasis"><text:span text:style-name="T269">.</text:span></text:span></text:p>
      <text:p text:style-name="P93"><text:span text:style-name="Strong_20_Emphasis"><text:span text:style-name="T269"/></text:span></text:p>
      <text:p text:style-name="P93"><text:span text:style-name="Strong_20_Emphasis"><text:span text:style-name="T269"/></text:span></text:p>
      <text:p text:style-name="P93"><text:span text:style-name="Strong_20_Emphasis"><text:span text:style-name="T269"/></text:span></text:p>
      <text:p text:style-name="P93"><text:span text:style-name="Strong_20_Emphasis"><text:span text:style-name="T269"/></text:span></text:p>
      <text:p text:style-name="P99"><text:span text:style-name="Strong_20_Emphasis"><text:span text:style-name="T203"/></text:span></text:p>
      <text:p text:style-name="P94"><text:span text:style-name="Strong_20_Emphasis"><text:span text:style-name="T131">6</text:span></text:span><text:span text:style-name="Strong_20_Emphasis"><text:span text:style-name="T132">.</text:span></text:span><text:span text:style-name="Strong_20_Emphasis"><text:span text:style-name="T146">2</text:span></text:span><text:span text:style-name="Strong_20_Emphasis"><text:span text:style-name="T133"> </text:span></text:span><text:span text:style-name="Strong_20_Emphasis"><text:span text:style-name="T134">O Contratante </text:span></text:span><text:span text:style-name="Strong_20_Emphasis"><text:span text:style-name="T133">disponibilizar</text:span></text:span><text:span text:style-name="Strong_20_Emphasis"><text:span text:style-name="T134">á</text:span></text:span><text:span text:style-name="Strong_20_Emphasis"><text:span text:style-name="T133"> espaço físico em função dos volumes de documentos e pastas funcionais</text:span></text:span><text:span text:style-name="Strong_20_Emphasis"><text:span text:style-name="T133"><office:annotation><dc:creator>Autor desconhecido</dc:creator><dc:date>2019-08-30T09:12:21</dc:date><text:p text:style-name="P217"><text:span text:style-name="T569">Como funcionarão os certificados digitais.</text:span></text:p><text:p text:style-name="P217"><text:span text:style-name="T578">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569">. O Certificado deve ser emitido em nome do Tribunal para preservar a cadeia de custódia.</text:span></text:p></office:annotation></text:span></text:span><text:span text:style-name="Strong_20_Emphasis"><text:span text:style-name="T133"> a serem trabalhadas com instalações elétricas, lógicas e mobiliário suficientes, </text:span></text:span><text:span text:style-name="Strong_20_Emphasis"><text:span text:style-name="T267">além de fornecimento de Certificado Digital de Pessoa Jurídica</text:span></text:span><text:span text:style-name="Strong_20_Emphasis"><text:span text:style-name="T133"> para a realização das atividades da empresa contratada.</text:span></text:span></text:p>
      <text:p text:style-name="P94"><text:span text:style-name="Strong_20_Emphasis"><text:span text:style-name="T114">6.</text:span></text:span><text:span text:style-name="Strong_20_Emphasis"><text:span text:style-name="T120">3</text:span></text:span><text:span text:style-name="Strong_20_Emphasis"><text:span text:style-name="T114">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114"><office:annotation><dc:creator>Autor desconhecido</dc:creator><dc:date>2019-08-30T09:13:04</dc:date><text:p text:style-name="P217"><text:span text:style-name="T569">Pode explicar melhor?</text:span></text:p><text:p text:style-name="P217"><text:span text:style-name="T578">R: O objetivo foi controlar melhor o inicio de cada etapa (mensal) do romaneio. Cada etapa precede uma OS de abertura e ao final outra de fechamento. A assinatura do contrato é um evento isolado.</text:span></text:p><text:p text:style-name="P217"><text:span text:style-name="T578"/></text:p><text:p text:style-name="P217"><text:span text:style-name="T578">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114"> que serão trabalhadas</text:span></text:span><text:span text:style-name="Strong_20_Emphasis"><text:span text:style-name="T182"> </text:span></text:span><text:span text:style-name="Strong_20_Emphasis"><text:span text:style-name="T184">em cada</text:span></text:span><text:span text:style-name="Strong_20_Emphasis"><text:span text:style-name="T183"> período</text:span></text:span><text:span text:style-name="Strong_20_Emphasis"><text:span text:style-name="T114">.</text:span></text:span><text:span text:style-name="Strong_20_Emphasis"><text:span text:style-name="T114"><office:annotation><dc:creator>evandro </dc:creator><dc:date>2019-11-13T10:40:06</dc:date><text:p text:style-name="P217"><text:span text:style-name="T569">Texto incluído durante a reunião. Refere-se ao romaneio a ser trabalhado mensalmente.</text:span></text:p></office:annotation></text:span></text:span></text:p>
      <text:p text:style-name="P94"><text:span text:style-name="Strong_20_Emphasis"><text:span text:style-name="T134">6.</text:span></text:span><text:span text:style-name="Strong_20_Emphasis"><text:span text:style-name="T146">4</text:span></text:span><text:span text:style-name="Strong_20_Emphasis"><text:span text:style-name="T134"> A execução da OS será dividida em Romaneios, que compreendem um grupo de pastas funcionais</text:span></text:span><text:span text:style-name="Strong_20_Emphasis"><text:span text:style-name="T134"><office:annotation><dc:creator>evandro </dc:creator><dc:date>2019-11-13T10:45:10</dc:date><text:p text:style-name="P217"><text:span text:style-name="T569">Verificar a redação deste parágrafo.</text:span></text:p></office:annotation></text:span></text:span><text:span text:style-name="Strong_20_Emphasis"><text:span text:style-name="T134"> com suas folhas numeradas </text:span></text:span><text:span text:style-name="Strong_20_Emphasis"><text:span text:style-name="T182">pela </text:span></text:span><text:span text:style-name="Strong_20_Emphasis"><text:span text:style-name="T185">equipe responsável por operacionalizar os trabalhos</text:span></text:span><text:span text:style-name="Strong_20_Emphasis"><text:span text:style-name="T154">, </text:span></text:span><text:span text:style-name="Strong_20_Emphasis"><text:span text:style-name="T235">a serem tratadas </text:span></text:span><text:soft-page-break/><text:span text:style-name="Strong_20_Emphasis"><text:span text:style-name="T235">em conjunto pela empresa</text:span></text:span><text:span text:style-name="Strong_20_Emphasis"><text:span text:style-name="T134">, representando a unidade de referência para fins de ateste e pagamento, vinculado à OS.</text:span></text:span><text:span text:style-name="Strong_20_Emphasis"><text:span text:style-name="T134"><office:annotation><dc:creator>Autor desconhecido</dc:creator><dc:date>2019-08-30T09:29:53</dc:date><text:p text:style-name="P217"><text:span text:style-name="T569">Pode explicar melhor?</text:span></text:p><text:p text:style-name="P217"><text:span text:style-name="T569"/></text:p><text:p text:style-name="P217"><text:span text:style-name="T569">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94"><text:span text:style-name="Strong_20_Emphasis"><text:span text:style-name="T235">6.</text:span></text:span><text:span text:style-name="Strong_20_Emphasis"><text:span text:style-name="T236">5</text:span></text:span><text:span text:style-name="Strong_20_Emphasis"><text:span text:style-name="T235"> Os serviços das OS serão realizados em local indicado </text:span></text:span><text:span text:style-name="Strong_20_Emphasis"><text:span text:style-name="T237">pelo Contratante</text:span></text:span><text:span text:style-name="Strong_20_Emphasis"><text:span text:style-name="T235">.</text:span></text:span><text:span text:style-name="Strong_20_Emphasis"><text:span text:style-name="T235"><office:annotation><dc:creator>Autor desconhecido</dc:creator><dc:date>2019-08-30T09:34:00</dc:date><text:p text:style-name="P217"><text:span text:style-name="T569">Acho desnecessário incluir esta informação aqui, pois constará do local de prestação dos serviços.</text:span></text:p><text:p text:style-name="P217"><text:span text:style-name="T578">R: Concordo! Podemos faze o layout da área que será disponibilizada (similar ao que foi feito para a contratação de “Service Desk”) e incluir em um anexo.</text:span></text:p></office:annotation></text:span></text:span><text:span text:style-name="Strong_20_Emphasis"><text:span text:style-name="T235"><office:annotation><dc:creator>evandro </dc:creator><dc:date>2019-11-13T10:49:06</dc:date><text:p text:style-name="P217"><text:span text:style-name="T576">Reply to Autor desconhecido (30/08/2019, 09:34): "..."</text:span></text:p><text:p><text:span text:style-name="T577">Lembrar de incluir a possibilidade dos licitantes realizarem visita de vistoria no TRE.</text:span></text:p></office:annotation></text:span></text:span></text:p>
      <text:p text:style-name="P94"><text:span text:style-name="Strong_20_Emphasis"><text:span text:style-name="T134">6.</text:span></text:span><text:span text:style-name="Strong_20_Emphasis"><text:span text:style-name="T146">6</text:span></text:span><text:span text:style-name="Strong_20_Emphasis"><text:span text:style-name="T134"> A Contratada </text:span></text:span><office:annotation office:name="__Annotation__4732_4246276708"><dc:creator>Autor desconhecido</dc:creator><dc:date>2019-08-30T09:32:44</dc:date><text:p text:style-name="P217"><text:span text:style-name="T569">Como assim???</text:span></text:p><text:p text:style-name="P217"><text:span text:style-name="T578">R: Será responsável pela execução, manuseio e guarda. Em outras palavras, ela fará a higienização e digitalização.</text:span></text:p></office:annotation><text:span text:style-name="Strong_20_Emphasis"><text:span text:style-name="T195">será responsável pelos serviços d</text:span></text:span><text:span text:style-name="Strong_20_Emphasis"><text:span text:style-name="T196">o </text:span></text:span><text:span text:style-name="Strong_20_Emphasis"><text:span text:style-name="T197">Assentamento Funcional Digital – AFD</text:span></text:span><office:annotation-end office:name="__Annotation__4732_4246276708"/><office:annotation><dc:creator>evandro </dc:creator><dc:date>2019-11-13T10:51:57</dc:date><text:p text:style-name="P217"><text:span text:style-name="T576">Reply to Autor desconhecido (30/08/2019, 09:32): "..."</text:span></text:p><text:p><text:span text:style-name="T577">Ajustar a redação do parágrafo. A empresa fará apenas a digitalização ...</text:span></text:p></office:annotation><text:span text:style-name="Strong_20_Emphasis"><text:span text:style-name="T134"> elencad</text:span></text:span><text:span text:style-name="Strong_20_Emphasis"><text:span text:style-name="T135">o</text:span></text:span><text:span text:style-name="Strong_20_Emphasis"><text:span text:style-name="T134">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137">6.</text:span></text:span><text:span text:style-name="Strong_20_Emphasis"><text:span text:style-name="T146">7</text:span></text:span><text:span text:style-name="Strong_20_Emphasis"><text:span text:style-name="T137"> Os romaneios em posse da Contratada ficarão disponíveis para consulta</text:span></text:span><text:span text:style-name="Strong_20_Emphasis"><text:span text:style-name="T137"><office:annotation><dc:creator>Autor desconhecido</dc:creator><dc:date>2019-08-30T09:54:39</dc:date><text:p text:style-name="P217"><text:span text:style-name="T569">Consulta de quem.</text:span></text:p><text:p text:style-name="P217"><text:span text:style-name="T569">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137"><office:annotation><dc:creator>evandro </dc:creator><dc:date>2019-11-13T10:55:59</dc:date><text:p text:style-name="P217"><text:span text:style-name="T576">Reply to Autor desconhecido (30/08/2019, 09:54): "..."</text:span></text:p><text:p><text:span text:style-name="T577">Durante a execução dos serviços. Ajustar redação.</text:span></text:p></office:annotation></text:span></text:span><text:span text:style-name="Strong_20_Emphasis"><text:span text:style-name="T137"> </text:span></text:span><text:span text:style-name="Strong_20_Emphasis"><text:span text:style-name="T238">durante todo o ciclo de formação d</text:span></text:span><text:span text:style-name="Strong_20_Emphasis"><text:span text:style-name="T239">o AFD</text:span></text:span><text:span text:style-name="Strong_20_Emphasis"><text:span text:style-name="T137">. </text:span></text:span><text:span text:style-name="Strong_20_Emphasis"><text:span text:style-name="T186">Durante a execução dos serviços.</text:span></text:span></text:p>
      <text:p text:style-name="P94"><text:span text:style-name="Strong_20_Emphasis"><text:span text:style-name="T136">6.</text:span></text:span><text:span text:style-name="Strong_20_Emphasis"><text:span text:style-name="T146">8</text:span></text:span><text:span text:style-name="Strong_20_Emphasis"><text:span text:style-name="T136"> A Secretaria de Gestão de Pessoas do Tribunal, disponibilizará orientações para a CONTRATADA na utilização da </text:span></text:span><text:span text:style-name="Strong_20_Emphasis"><text:span text:style-name="T115">unidade de rede disponibilizada para salvamento </text:span></text:span><text:span text:style-name="Strong_20_Emphasis"><text:span text:style-name="T116">(upload </text:span></text:span><text:span text:style-name="Strong_20_Emphasis"><text:span text:style-name="T117">dos arquivos</text:span></text:span><text:span text:style-name="Strong_20_Emphasis"><text:span text:style-name="T116">)</text:span></text:span><text:span text:style-name="Strong_20_Emphasis"><text:span text:style-name="T115"> d</text:span></text:span><text:span text:style-name="Strong_20_Emphasis"><text:span text:style-name="T118">o</text:span></text:span><text:span text:style-name="Strong_20_Emphasis"><text:span text:style-name="T115"> </text:span></text:span><text:span text:style-name="Strong_20_Emphasis"><text:span text:style-name="T118">A</text:span></text:span><text:span text:style-name="Strong_20_Emphasis"><text:span text:style-name="T115">FD </text:span></text:span><text:span text:style-name="Strong_20_Emphasis"><text:span text:style-name="T119">denominada UNAFD</text:span></text:span><text:span text:style-name="Strong_20_Emphasis"><text:span text:style-name="T136">.</text:span></text:span><text:span text:style-name="Strong_20_Emphasis"><text:span text:style-name="T136"><office:annotation><dc:creator>Autor desconhecido</dc:creator><dc:date>2019-08-30T09:56:08</dc:date><text:p text:style-name="P217"><text:span text:style-name="T569">Verificar necessidade de incluir isto aqui. </text:span></text:p><text:p text:style-name="P217"><text:span text:style-name="T569"/></text:p><text:p text:style-name="P217"><text:span text:style-name="T578">R: Fica a seu critério. Isso pode ser passado em momento oportuno mesmo não estando incluído no TR.</text:span></text:p></office:annotation></text:span></text:span><text:span text:style-name="Strong_20_Emphasis"><text:span text:style-name="T136"><office:annotation><dc:creator>evandro </dc:creator><dc:date>2019-11-13T10:56:56</dc:date><text:p text:style-name="P217"><text:span text:style-name="T576">Reply to Autor desconhecido (30/08/2019, 09:56): "..."</text:span></text:p><text:p><text:span text:style-name="T577">Ajustar a redação. Refere-se à unidade de armazenamento na qual os documentos serão guardados.</text:span></text:p></office:annotation></text:span></text:span></text:p>
      <text:p text:style-name="P94"><text:span text:style-name="Strong_20_Emphasis"><text:span text:style-name="T136">6.</text:span></text:span><text:span text:style-name="Strong_20_Emphasis"><text:span text:style-name="T146">9</text:span></text:span><text:span text:style-name="Strong_20_Emphasis"><text:span text:style-name="T136">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268">gerando arquivos em formato PDF/A </text:span></text:span><text:span text:style-name="Strong_20_Emphasis"><text:span text:style-name="T275">(pesquisáveis)</text:span></text:span><text:span text:style-name="Strong_20_Emphasis"><text:span text:style-name="T268"> com OCR, </text:span></text:span><text:span text:style-name="Strong_20_Emphasis"><text:span text:style-name="T272">com </text:span></text:span><text:span text:style-name="Strong_20_Emphasis"><text:span text:style-name="T271">no mínimo </text:span></text:span><text:span text:style-name="Strong_20_Emphasis"><text:span text:style-name="T268">300 DPI </text:span></text:span><text:span text:style-name="Strong_20_Emphasis"><text:span text:style-name="T271">de resolução óptica</text:span></text:span><text:span text:style-name="Strong_20_Emphasis"><text:span text:style-name="T268">, </text:span></text:span><text:span text:style-name="Strong_20_Emphasis"><text:span text:style-name="T271">em </text:span></text:span><text:span text:style-name="Strong_20_Emphasis"><text:span text:style-name="T273">cores ou </text:span></text:span><text:span text:style-name="Strong_20_Emphasis"><text:span text:style-name="T268">tons de cinza, </text:span></text:span><text:span text:style-name="Strong_20_Emphasis"><text:span text:style-name="T273">conforme documento em papel</text:span></text:span><text:span text:style-name="Strong_20_Emphasis"><text:span text:style-name="T268">, que é produto final do AFD.</text:span></text:span></text:p>
      <text:p text:style-name="P95"><text:span text:style-name="Strong_20_Emphasis"><text:span text:style-name="T262">8</text:span></text:span><text:span text:style-name="Strong_20_Emphasis"><text:span text:style-name="T263"> DA CLASSIFICAÇÃO DOS SERVIÇOS E FORMA DE SELEÇÃO DO FORNECEDOR</text:span></text:span></text:p>
      <text:p text:style-name="P118"><text:span text:style-name="Strong_20_Emphasis"><text:span text:style-name="T550"/></text:span></text:p>
      <text:p text:style-name="P118"><text:span text:style-name="Strong_20_Emphasis"><text:span text:style-name="T550">, </text:span></text:span><text:span text:style-name="Strong_20_Emphasis"><text:span text:style-name="T551">não compreendendo nesta etapa do projeto <text:s/></text:span></text:span><text:span text:style-name="Strong_20_Emphasis"><text:span text:style-name="T549">Assentamento Funcional Digital – AFD.</text:span></text:span></text:p>
      <text:p text:style-name="P116"/>
      <text:p text:style-name="P115"/>
      <text:p text:style-name="P115"/>
      <text:p text:style-name="P114"/>
      <text:p text:style-name="P112">A <text:span text:style-name="T399">contratação </text:span>do serviço relacionado se pauta pela necessidade de melhores condições de preservação <text:span text:style-name="T457">dos assentamentos funcionais</text:span>, otimiza<text:span text:style-name="T457">ção</text:span> <text:span text:style-name="T457">d</text:span>os espaços físicos <text:span text:style-name="T457">e</text:span> elimina<text:span text:style-name="T457">ção</text:span> dos documentos cujo ciclo vital tenha vencido, conforme os prazos estabelecidos na Tabela de Temporalidade de Documentos <text:span text:style-name="T457">(</text:span>TTD<text:span text:style-name="T457">)</text:span> aprovada pela Resolução 143/2017 do TRE-SE.</text:p>
      <text:p text:style-name="P112"><text:span text:style-name="T458">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60">os</text:span> <text:span text:style-name="T457">assentamentos funcionais</text:span> em forma<text:span text:style-name="T456">to</text:span> digital.</text:p>
      <text:p text:style-name="P113"><text:span text:style-name="T459">Logo, para atendimento da disponibilização dos assentamentos funcionais em formato digital, faz-se necessário a </text:span><text:span text:style-name="T376">higienização, a digitalização,</text:span><text:span text:style-name="T400"> com o uso de assinaturas digitais (certificados ICP-Brasil) na forma prevista no </text:span><text:span text:style-name="T402">Artigo 3º da Lei 12.682, de 09 de julho de 2012</text:span><text:span text:style-name="T400">, </text:span><text:span text:style-name="T552">dando confiabilidade e segurança no processo, de forma que se permita validar e auditar os dados existentes, além de acesso aos documentos integrantes das pastas funcionais à distância.</text:span></text:p>
      <text:p text:style-name="P129"><text:soft-page-break/><text:span text:style-name="T461">Os assentamentos funcionais </text:span>digitalizad<text:span text:style-name="T461">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9">a) Substituição do suporte em papel dos documentos por mídias digitais acessíveis à distância;</text:p>
      <text:p text:style-name="P129"><text:span text:style-name="T401">b) Acesso aos documentos de maneira facilitada, por meio de índices </text:span><text:span text:style-name="T420">preestabelecidos</text:span><text:span text:style-name="T401"> e metadados</text:span>;</text:p>
      <text:p text:style-name="P129">c) Eliminação de perdas de documentos por mau acondicionamento e armazenamento impróprio;</text:p>
      <text:p text:style-name="P129">d) Manuseio de documentos de forma digital;</text:p>
      <text:p text:style-name="P129">e) <text:span text:style-name="T451">C</text:span>ustomização do armazenamento, da guarda e recuperação de dados e informações dos documentos;</text:p>
      <text:p text:style-name="P129">f) <text:span text:style-name="T451">Uso de s</text:span>istemas eletrônicos de processamento aderentes aos princípios arquivísticos e de gestão eletrônica de documentos;</text:p>
      <text:p text:style-name="P129">g) Possibilidade da automatização de processos de trabalho, trazendo mais agilidade e eficiência.</text:p>
      <text:p text:style-name="P113"/>
      <text:p text:style-name="P113">Assim, mediante a aplicação de técnicas arquivísticas, visando à preservação da memória <text:span text:style-name="T452">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51">do TRE/SE.</text:span></text:p>
      <text:p text:style-name="P113">O AFD implica na geração de arquivos em formato digital (PDF/A com OCR) das Pastas Funcionais concentradas em <text:span text:style-name="T452">uma área de armazenamento para posterior cargada de dados no sistema de gestão documental adotado pelo Tribunal </text:span><text:span text:style-name="T403">(Archivematica (arquivamento) e ICA-Atom (disponibilização)</text:span><text:span text:style-name="T404">)</text:span>, em substituição às Pastas Funcionais em suporte convencional (papel) <text:span text:style-name="T452">do acervo legado. Dito isso, é importante frisar que todos os novos documentos funcionais são inseridos no Sistema Eletrônico de Informações (SEI).</text:span> </text:p>
      <text:p text:style-name="P113">Importante destacar <text:span text:style-name="T511">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53">“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3">Os serviços constantes deste Termo de Referência deverão ser realizados por meio de Sistema de Registro de Preços - SRP, em razão de sua natureza, peculiaridade e <text:span text:style-name="T462">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7"><text:span text:style-name="T569">Melhorar esta redação.</text:span></text:p></office:annotation></text:p>
      <text:p text:style-name="P113">O Sistema de Registro de Preços - SRP, regulamentado pelo Decreto nº 7.892/2013, foi instituído pelo art. 15 da Lei federal n.º 8.666/93, que dispõe sobre normas gerais de Licitação e Contratação na esfera pública, o qual preconiza:</text:p>
      <text:p text:style-name="P130">“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3">Assim, vê-se um conjunto de benefícios na adoção do SRP, a seguir enumerados:</text:p>
      <text:list xml:id="list4057587931" text:style-name="L1">
        <text:list-item>
          <text:p text:style-name="P216"><text:soft-page-break/>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6">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6">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6">Proporciona a redução do número de licitações: o Registro de Preços ainda proporciona a redução do número de licitações, pois, no caso concreto, o <text:span text:style-name="T463">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3">Tais vantagens são aderentes às possibilidades jurídicas de utilização do registro de Preços, previstas no Decreto nº 7.892, de 23 de janeiro de 2013, que disciplina o Sistema de Registro de Preços:</text:p>
      <text:p text:style-name="P130">“Decreto nº 7.892 de 23 de janeiro de 2013 - Art. 3º O Sistema de Registro de Preços poderá ser adotado nas seguintes hipóteses: I - quando, pelas características do bem ou serviço, houver necessidade de contratações frequentes; <text:span text:style-name="T454">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54"> IV - quando, pela natureza do objeto, não for possível definir previamente o quantitativo a ser demandado pela Administração.</text:span>” <text:span text:style-name="T455">(Grifos nossos)</text:span></text:p>
      <text:p text:style-name="P128">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21">Cabe ressaltar que a existência de preços registrados não obriga a Administração a firmar as contratações que deles poderão advir.</text:p>
      <text:p text:style-name="P122"><text:span text:style-name="Strong_20_Emphasis"><text:span text:style-name="T486">Os serviços relacionados no objeto deste Termo de Referência, deverão ser prestados sob demanda, de acordo com a geração de romaneios vinculados a uma Ordem de Serviço, conforme </text:span></text:span><text:span text:style-name="Strong_20_Emphasis"><text:span text:style-name="T481">Anexo II</text:span></text:span><text:span text:style-name="Strong_20_Emphasis"><text:span text:style-name="T482">I</text:span></text:span><text:span text:style-name="Strong_20_Emphasis"><text:span text:style-name="T481"> deste TR.</text:span></text:span></text:p>
      <text:p text:style-name="P66"><text:span text:style-name="Strong_20_Emphasis"><text:span text:style-name="T464">8</text:span></text:span><text:span text:style-name="Strong_20_Emphasis"><text:span text:style-name="T465">.1 </text:span></text:span><text:span text:style-name="Strong_20_Emphasis"><text:span text:style-name="T466">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64">8</text:span></text:span><text:span text:style-name="Strong_20_Emphasis"><text:span text:style-name="T466">.2 O pregão será realizado na forma ELETRÔNICA, com vistas a obter a melhor proposta para a Administração Pública, em atenção ao disposto no Parágrafo Único do art. 26 da IN-SLTI 04/2014 e à legislação pertinente.</text:span></text:span></text:p>
      <text:p text:style-name="P105"><text:span text:style-name="T424">8.3</text:span>. O julgamento das propostas de preços dar-se-á pelo critério de MENOR PREÇO, sendo declarada vencedora a empresa que apresentar o MENOR PREÇO POR <text:span text:style-name="T424">ITEM</text:span> e que atender a todos os requisitos e exigências do certame.</text:p>
      <text:p text:style-name="P106"><text:span text:style-name="T424">8.4</text:span> Aplicam-se, à presente contratação, eventuais preferências previstas na legislação <text:span text:style-name="T375">vigente, notadamente as do Capítulo V da Lei Complementar 123, de 14 de dezembro de 2006</text:span> e as do Decreto nº 7.174, de 12 de maio de 2010, utilizando-se ainda o previsto nos artigos 5º a 8º deste como critério de desempate.</text:p>
      <text:p text:style-name="P67"><text:soft-page-break/><text:span text:style-name="Strong_20_Emphasis"><text:span text:style-name="T387">9</text:span></text:span><text:span text:style-name="Strong_20_Emphasis"><text:span text:style-name="T388"> DA </text:span></text:span><text:span text:style-name="Strong_20_Emphasis"><text:span text:style-name="T389">HABILITAÇÃO TÉCNICA</text:span></text:span></text:p>
      <text:p text:style-name="P111"><text:span text:style-name="Strong_20_Emphasis"><text:span text:style-name="T467">9.1 </text:span></text:span><text:span text:style-name="Strong_20_Emphasis"><text:span text:style-name="T468">O </text:span></text:span><text:span text:style-name="Strong_20_Emphasis"><text:span text:style-name="T469">licitante</text:span></text:span><text:span text:style-name="Strong_20_Emphasis"><text:span text:style-name="T468"> deverá apresentar 1 (um) ou mais atestado(s) ou declaração(ões) de capacidade </text:span></text:span><text:span text:style-name="Strong_20_Emphasis"><text:span text:style-name="T470">técnico-operacional</text:span></text:span><text:span text:style-name="Strong_20_Emphasis"><text:span text:style-name="T468">, emitido por pessoa jurídica de direito público ou privado, que comprove </text:span></text:span><text:span text:style-name="Strong_20_Emphasis"><text:span text:style-name="T471">a execução de serviços de digitalização </text:span></text:span><text:span text:style-name="Strong_20_Emphasis"><text:span text:style-name="T472">de documentos.</text:span></text:span></text:p>
      <text:p text:style-name="P142"><text:span text:style-name="Strong_20_Emphasis"><text:span text:style-name="T467">9.2 </text:span></text:span><text:span text:style-name="Strong_20_Emphasis"><text:span text:style-name="T468">Considera-se apto à comprovação exigida o(s) atestado(s) ou declaração(ões) que </text:span></text:span><text:span text:style-name="Strong_20_Emphasis"><text:span text:style-name="T473">demonstre</text:span></text:span><text:span text:style-name="Strong_20_Emphasis"><text:span text:style-name="T468">(m) </text:span></text:span><text:span text:style-name="Strong_20_Emphasis"><text:span text:style-name="T473">a </text:span></text:span><text:span text:style-name="Strong_20_Emphasis"><text:span text:style-name="T468">execução compatível com as características e quantidades estabelecidas no quadro </text:span></text:span><text:span text:style-name="Strong_20_Emphasis"><text:span text:style-name="T467">a seguir</text:span></text:span><text:span text:style-name="Strong_20_Emphasis"><text:span text:style-name="T468">, admitindo-se a soma de atestados, </text:span></text:span><text:span text:style-name="Strong_20_Emphasis"><text:span text:style-name="T493">desde que </text:span></text:span><text:span text:style-name="Strong_20_Emphasis"><text:span text:style-name="T494">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56">Prestou ou tem prestado, satisfatoriamente,</text:span><text:span text:style-name="T355"> </text:span><text:span text:style-name="T356">os</text:span><text:span text:style-name="T355"> </text:span><text:span text:style-name="Strong_20_Emphasis"><text:span text:style-name="T198">serviços de digitalização </text:span></text:span><text:span text:style-name="Strong_20_Emphasis"><text:span text:style-name="T199">de documentos</text:span></text:span><text:span text:style-name="T357">, pelo período mínimo de 12 meses.</text:span></text:p>
          </table:table-cell>
          <table:table-cell table:style-name="Table3.B2" office:value-type="string">
            <text:p text:style-name="P28"><text:span text:style-name="T355">no mínimo </text:span><text:span text:style-name="T358">200 mil páginas (</text:span><text:span text:style-name="Strong_20_Emphasis"><text:span text:style-name="T200">frente e verso</text:span></text:span><text:span text:style-name="Strong_20_Emphasis"><text:span text:style-name="T201">).</text:span></text:span></text:p>
          </table:table-cell>
        </table:table-row>
      </table:table>
      <text:p text:style-name="P141"><text:span text:style-name="Strong_20_Emphasis"><text:span text:style-name="T488">9.3 </text:span></text:span><text:span text:style-name="Strong_20_Emphasis"><text:span text:style-name="T489">Não serão considerados os atestados de capacidade técnic</text:span></text:span><text:span text:style-name="Strong_20_Emphasis"><text:span text:style-name="T490">o-operacional</text:span></text:span><text:span text:style-name="Strong_20_Emphasis"><text:span text:style-name="T489"> emitidos por pessoas jurídicas integrantes do mesmo grupo comercial, industrial ou de qualquer atividade econômica de que faça parte o licitante.</text:span></text:span></text:p>
      <text:p text:style-name="P140"><text:span text:style-name="Strong_20_Emphasis"><text:span text:style-name="T488">9.4 </text:span></text:span><text:span text:style-name="Strong_20_Emphasis"><text:span text:style-name="T491">O TRE-SE poderá realizar diligência a fim de se comprovar a veracidade das informações prestadas, podendo requerer cópias de contrato</text:span></text:span><text:span text:style-name="Strong_20_Emphasis"><text:span text:style-name="T492">s</text:span></text:span><text:span text:style-name="Strong_20_Emphasis"><text:span text:style-name="T491">, notas fiscais ou </text:span></text:span><text:span text:style-name="Strong_20_Emphasis"><text:span text:style-name="T492">quaisquer</text:span></text:span><text:span text:style-name="Strong_20_Emphasis"><text:span text:style-name="T491"> outro</text:span></text:span><text:span text:style-name="Strong_20_Emphasis"><text:span text:style-name="T492">s</text:span></text:span><text:span text:style-name="Strong_20_Emphasis"><text:span text:style-name="T491"> documento</text:span></text:span><text:span text:style-name="Strong_20_Emphasis"><text:span text:style-name="T492">s</text:span></text:span><text:span text:style-name="Strong_20_Emphasis"><text:span text:style-name="T491"> que comprove</text:span></text:span><text:span text:style-name="Strong_20_Emphasis"><text:span text:style-name="T492">m</text:span></text:span><text:span text:style-name="Strong_20_Emphasis"><text:span text:style-name="T491"> inequivocamente </text:span></text:span><text:span text:style-name="Strong_20_Emphasis"><text:span text:style-name="T492">a prestação dos serviços.</text:span></text:span></text:p>
      <text:p text:style-name="P139"><text:span text:style-name="Strong_20_Emphasis"><text:span text:style-name="T488">9.5 </text:span></text:span><text:span text:style-name="Strong_20_Emphasis"><text:span text:style-name="T489">Caso seja constatada divergência entre as informações atestadas e os serviços efetivamente realizados, o atestado será desconsiderado.</text:span></text:span></text:p>
      <text:p text:style-name="P63"><text:span text:style-name="Strong_20_Emphasis"><text:span text:style-name="T393">10 </text:span></text:span><text:span text:style-name="Strong_20_Emphasis"><text:span text:style-name="T390">PRAZOS</text:span></text:span></text:p>
      <text:p text:style-name="P68"><text:span text:style-name="Strong_20_Emphasis"><text:span text:style-name="T474">O início da execução dos serviços se dará em até 30 (trinta) dias após assinatura do contrato </text:span></text:span><text:span text:style-name="Strong_20_Emphasis"><text:span text:style-name="T476">ou </text:span></text:span><text:span text:style-name="Strong_20_Emphasis"><text:span text:style-name="T477">emissão do Termo de Abertura d</text:span></text:span><text:span text:style-name="Strong_20_Emphasis"><text:span text:style-name="T478">a</text:span></text:span><text:span text:style-name="Strong_20_Emphasis"><text:span text:style-name="T477"> Ordem de Serviço (TAOS), prevalecendo este último.</text:span></text:span></text:p>
      <text:p text:style-name="P69"><text:span text:style-name="Strong_20_Emphasis"><text:span text:style-name="T474">A Empresa disponibilizar</text:span></text:span><text:span text:style-name="Strong_20_Emphasis"><text:span text:style-name="T475">á</text:span></text:span><text:span text:style-name="Strong_20_Emphasis"><text:span text:style-name="T474">, em um prazo de 10 (dez) dias, todos os recursos necessários para início das atividades estabelecidas após o aceite da OS.</text:span></text:span></text:p>
      <text:p text:style-name="P69"><text:span text:style-name="Strong_20_Emphasis"><text:span text:style-name="T474">O prazo para </text:span></text:span><text:span text:style-name="Strong_20_Emphasis"><text:span text:style-name="T479">recebimento provisório</text:span></text:span><text:span text:style-name="Strong_20_Emphasis"><text:span text:style-name="T474"> é de até 15 dias, conforme Lei 8.666/1993.</text:span></text:span></text:p>
      <text:p text:style-name="P68"><text:span text:style-name="Strong_20_Emphasis"><text:span text:style-name="T474">O prazo de execução será de até </text:span></text:span><text:span text:style-name="Strong_20_Emphasis"><text:span text:style-name="T475">12</text:span></text:span><text:span text:style-name="Strong_20_Emphasis"><text:span text:style-name="T474"> (</text:span></text:span><text:span text:style-name="Strong_20_Emphasis"><text:span text:style-name="T475">doze</text:span></text:span><text:span text:style-name="Strong_20_Emphasis"><text:span text:style-name="T474">) meses, contados a partir da assinatura do contrato.</text:span></text:span></text:p>
      <text:p text:style-name="P68"><text:span text:style-name="Strong_20_Emphasis"><text:span text:style-name="T474">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74">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74">O contratante tem prazo de 5 dias úteis, para analisar a justificativa da empresa, quanto a notificação de descumprimento do IMR bem como das providências.</text:span></text:span></text:p>
      <text:p text:style-name="P68"><text:span text:style-name="Strong_20_Emphasis"><text:span text:style-name="T393">11 </text:span></text:span><text:span text:style-name="Strong_20_Emphasis"><text:span text:style-name="T390">FISCALIZAÇÃO</text:span></text:span></text:p>
      <text:p text:style-name="P68"><text:span text:style-name="Strong_20_Emphasis"><text:span text:style-name="T479">As atividades envolvendo a fiscalização deverão ser executadas </text:span></text:span><text:span text:style-name="Strong_20_Emphasis"><text:span text:style-name="T480">Equipe de Gestão da Contratação (EGC)</text:span></text:span><text:span text:style-name="Strong_20_Emphasis"><text:span text:style-name="T479">.</text:span></text:span></text:p>
      <text:p text:style-name="P70"><text:soft-page-break/><text:span text:style-name="Strong_20_Emphasis"><text:span text:style-name="T483">Quando as pastas contidas no Romaneio forem concluídas, a empresa solicitará a fiscalização dos serviços prestados, para respectivo aceite e validação </text:span></text:span><text:span text:style-name="Strong_20_Emphasis"><text:span text:style-name="T484">até que </text:span></text:span><text:span text:style-name="Strong_20_Emphasis"><text:span text:style-name="T483">todas as pastas referentes a uma Ordem de Serviço </text:span></text:span><text:span text:style-name="Strong_20_Emphasis"><text:span text:style-name="T484">sejam</text:span></text:span><text:span text:style-name="Strong_20_Emphasis"><text:span text:style-name="T483"> concluídas. </text:span></text:span><text:span text:style-name="Strong_20_Emphasis"><text:span text:style-name="T484">A</text:span></text:span><text:span text:style-name="Strong_20_Emphasis"><text:span text:style-name="T483"> data limite para a realização da análise do Romaneio, por parte do </text:span></text:span><text:span text:style-name="Strong_20_Emphasis"><text:span text:style-name="T485">F</text:span></text:span><text:span text:style-name="Strong_20_Emphasis"><text:span text:style-name="T483">iscal, </text:span></text:span><text:span text:style-name="Strong_20_Emphasis"><text:span text:style-name="T484">será </text:span></text:span><text:span text:style-name="Strong_20_Emphasis"><text:span text:style-name="T483">de </text:span></text:span><text:span text:style-name="Strong_20_Emphasis"><text:span text:style-name="T484">até</text:span></text:span><text:span text:style-name="Strong_20_Emphasis"><text:span text:style-name="T483"> 15 dias para conclusão.</text:span></text:span></text:p>
      <text:p text:style-name="P70"><text:span text:style-name="Strong_20_Emphasis"><text:span text:style-name="T484">O</text:span></text:span><text:span text:style-name="Strong_20_Emphasis"><text:span text:style-name="T483"> </text:span></text:span><text:span text:style-name="Strong_20_Emphasis"><text:span text:style-name="T485">F</text:span></text:span><text:span text:style-name="Strong_20_Emphasis"><text:span text:style-name="T483">iscal </text:span></text:span><text:span text:style-name="Strong_20_Emphasis"><text:span text:style-name="T484">técnico</text:span></text:span><text:span text:style-name="Strong_20_Emphasis"><text:span text:style-name="T483"> deverá verificar o quantitativo de páginas informadas no </text:span></text:span><text:span text:style-name="Strong_20_Emphasis"><text:span text:style-name="T479">“Termo de Recebimento do Romaneio - TRR”</text:span></text:span><text:span text:style-name="Strong_20_Emphasis"><text:span text:style-name="T483"> e comparar com o quantitativo de páginas digitalizadas pela empresa, </text:span></text:span><text:span text:style-name="Strong_20_Emphasis"><text:span text:style-name="T479">além de verificar a qualidade das imagens geradas</text:span></text:span><text:span text:style-name="Strong_20_Emphasis"><text:span text:style-name="T483">, em repositório indicado pela contratante, para fins de aceite dos serviços.</text:span></text:span></text:p>
      <text:p text:style-name="P68"><text:span text:style-name="Strong_20_Emphasis"><text:span text:style-name="T483">Se os serviços executados pela empresa </text:span></text:span><text:span text:style-name="Strong_20_Emphasis"><text:span text:style-name="T484">n</text:span></text:span><text:span text:style-name="Strong_20_Emphasis"><text:span text:style-name="T483">ão satisfizerem as condições de execução do objeto, as falhas serão reportadas para avaliação d</text:span></text:span><text:span text:style-name="Strong_20_Emphasis"><text:span text:style-name="T484">a EGC e adoção d</text:span></text:span><text:span text:style-name="Strong_20_Emphasis"><text:span text:style-name="T483">as providências cabíveis.</text:span></text:span></text:p>
      <text:p text:style-name="P68"><text:span text:style-name="Strong_20_Emphasis"><text:span text:style-name="T394">12 </text:span></text:span><text:span text:style-name="Strong_20_Emphasis"><text:span text:style-name="T390">LOCA</text:span></text:span><text:span text:style-name="Strong_20_Emphasis"><text:span text:style-name="T392">L</text:span></text:span><text:span text:style-name="Strong_20_Emphasis"><text:span text:style-name="T390"> DE EXECUÇÃO DOS SERVIÇOS</text:span></text:span></text:p>
      <text:p text:style-name="P71"><text:span text:style-name="Strong_20_Emphasis"><text:span text:style-name="T409">Os serviços deverão ser prestados nas dependências da Sede do TRE-SE, situada no Centro Administrativo Augusto Franco, Variante 2, Lote 7, Bairro Capucho, Aracaju – SE.</text:span></text:span></text:p>
      <text:p text:style-name="P71"><text:span text:style-name="Strong_20_Emphasis"><text:span text:style-name="T409">7.3.2 A estrutura </text:span></text:span><text:span text:style-name="Strong_20_Emphasis"><text:span text:style-name="T410">disponibilizada para execução dos serviços, bem como </text:span></text:span><text:span text:style-name="Strong_20_Emphasis"><text:span text:style-name="T409">a descrição do ambiente de </text:span></text:span><text:span text:style-name="Strong_20_Emphasis"><text:span text:style-name="T410">arquivo da Secretaria de Gestão de Pessoas</text:span></text:span><text:span text:style-name="Strong_20_Emphasis"><text:span text:style-name="T409">, podem ser verificados no Anexo </text:span></text:span><text:span text:style-name="Strong_20_Emphasis"><text:span text:style-name="T410">X</text:span></text:span><text:span text:style-name="Strong_20_Emphasis"><text:span text:style-name="T409">I deste T</text:span></text:span><text:span text:style-name="Strong_20_Emphasis"><text:span text:style-name="T410">R</text:span></text:span><text:span text:style-name="Strong_20_Emphasis"><text:span text:style-name="T409">.</text:span></text:span></text:p>
      <text:p text:style-name="P68"><text:span text:style-name="Strong_20_Emphasis"><text:span text:style-name="T395">13</text:span></text:span><text:span text:style-name="Strong_20_Emphasis"><text:span text:style-name="T391"> INFORMAÇÕES RELEVANTES PARA O DIMENSIONAMENTO DA PROPOSTA</text:span></text:span></text:p>
      <text:p text:style-name="P75"><text:span text:style-name="Strong_20_Emphasis"><text:span text:style-name="T406">Constam do Anexo </text:span></text:span><text:span text:style-name="Strong_20_Emphasis"><text:span text:style-name="T407">I </text:span></text:span><text:span text:style-name="Strong_20_Emphasis"><text:span text:style-name="T408">e II</text:span></text:span><text:span text:style-name="Strong_20_Emphasis"><text:span text:style-name="T406"> </text:span></text:span><text:span text:style-name="Strong_20_Emphasis"><text:span text:style-name="T407">deste TR tabela</text:span></text:span><text:span text:style-name="Strong_20_Emphasis"><text:span text:style-name="T408">s</text:span></text:span><text:span text:style-name="Strong_20_Emphasis"><text:span text:style-name="T407"> contendo detalhamento quando ao volume dos documentos a serem higienizados, digitalizados e certificados.</text:span></text:span></text:p>
      <text:p text:style-name="P73"><text:span text:style-name="Strong_20_Emphasis"><text:span text:style-name="T406">Constam do Anexo </text:span></text:span><text:span text:style-name="Strong_20_Emphasis"><text:span text:style-name="T408">III</text:span></text:span><text:span text:style-name="Strong_20_Emphasis"><text:span text:style-name="T406"> </text:span></text:span><text:span text:style-name="Strong_20_Emphasis"><text:span text:style-name="T407">deste TR </text:span></text:span><text:span text:style-name="Strong_20_Emphasis"><text:span text:style-name="T408">especificação do processo de trabalho referente aos serviços de higienização, digitalização e assinatura digital</text:span></text:span><text:span text:style-name="Strong_20_Emphasis"><text:span text:style-name="T407">.</text:span></text:span></text:p>
      <text:p text:style-name="P72"><text:span text:style-name="Strong_20_Emphasis"><text:span text:style-name="T406">Constam do Anexo </text:span></text:span><text:span text:style-name="Strong_20_Emphasis"><text:span text:style-name="T408">I</text:span></text:span><text:span text:style-name="Strong_20_Emphasis"><text:span text:style-name="T407">V</text:span></text:span><text:span text:style-name="Strong_20_Emphasis"><text:span text:style-name="T406"> </text:span></text:span><text:span text:style-name="Strong_20_Emphasis"><text:span text:style-name="T407">deste TR </text:span></text:span><text:span text:style-name="Strong_20_Emphasis"><text:span text:style-name="T408">a minuta do termo de compromisso de manutenção do sigilo, bem como a minuta da declaração de ciência.</text:span></text:span></text:p>
      <text:p text:style-name="P74"><text:span text:style-name="Strong_20_Emphasis"><text:span text:style-name="T406">Constam do Anexo </text:span></text:span><text:span text:style-name="Strong_20_Emphasis"><text:span text:style-name="T407">V</text:span></text:span><text:span text:style-name="Strong_20_Emphasis"><text:span text:style-name="T408">II</text:span></text:span><text:span text:style-name="Strong_20_Emphasis"><text:span text:style-name="T406"> </text:span></text:span><text:span text:style-name="Strong_20_Emphasis"><text:span text:style-name="T407">deste TR </text:span></text:span><text:span text:style-name="Strong_20_Emphasis"><text:span text:style-name="T408">o glossário aplicável ao objeto.</text:span></text:span></text:p>
      <text:p text:style-name="P74"><text:span text:style-name="Strong_20_Emphasis"><text:span text:style-name="T406">Constam do Anexo </text:span></text:span><text:span text:style-name="Strong_20_Emphasis"><text:span text:style-name="T407">V</text:span></text:span><text:span text:style-name="Strong_20_Emphasis"><text:span text:style-name="T408">III</text:span></text:span><text:span text:style-name="Strong_20_Emphasis"><text:span text:style-name="T406"> </text:span></text:span><text:span text:style-name="Strong_20_Emphasis"><text:span text:style-name="T407">deste TR </text:span></text:span><text:span text:style-name="Strong_20_Emphasis"><text:span text:style-name="T408">os modelos de termos da contratação.</text:span></text:span></text:p>
      <text:p text:style-name="P74"><text:span text:style-name="Strong_20_Emphasis"><text:span text:style-name="T406">Constam do Anexo </text:span></text:span><text:span text:style-name="Strong_20_Emphasis"><text:span text:style-name="T408">X</text:span></text:span><text:span text:style-name="Strong_20_Emphasis"><text:span text:style-name="T406"> </text:span></text:span><text:span text:style-name="Strong_20_Emphasis"><text:span text:style-name="T407">deste TR </text:span></text:span><text:span text:style-name="Strong_20_Emphasis"><text:span text:style-name="T408">o modelo de atestado de visita técnica (</text:span></text:span><text:span text:style-name="Strong_20_Emphasis"><text:span text:style-name="T548">vistoria das instalações e do local onde os serviços serão prestados).</text:span></text:span></text:p>
      <text:p text:style-name="P74"><text:span text:style-name="Strong_20_Emphasis"><text:span text:style-name="T412">Constam do Anexo </text:span></text:span><text:span text:style-name="Strong_20_Emphasis"><text:span text:style-name="T411">X</text:span></text:span><text:span text:style-name="Strong_20_Emphasis"><text:span text:style-name="T412">I </text:span></text:span><text:span text:style-name="Strong_20_Emphasis"><text:span text:style-name="T411">deste TR </text:span></text:span><text:span text:style-name="Strong_20_Emphasis"><text:span text:style-name="T412">a estrutura </text:span></text:span><text:span text:style-name="Strong_20_Emphasis"><text:span text:style-name="T411">da sala de arquivos da SGP e o layout do local disponibilizado para que a Contratada possa executar os serviços.</text:span></text:span><text:span text:style-name="Strong_20_Emphasis"><text:span text:style-name="T407"> </text:span></text:span></text:p>
      <text:p text:style-name="P74"><text:span text:style-name="Strong_20_Emphasis"><text:span text:style-name="T412">Constam do Anexo </text:span></text:span><text:span text:style-name="Strong_20_Emphasis"><text:span text:style-name="T411">X</text:span></text:span><text:span text:style-name="Strong_20_Emphasis"><text:span text:style-name="T412">I</text:span></text:span><text:span text:style-name="Strong_20_Emphasis"><text:span text:style-name="T413">I</text:span></text:span><text:span text:style-name="Strong_20_Emphasis"><text:span text:style-name="T412"> </text:span></text:span><text:span text:style-name="Strong_20_Emphasis"><text:span text:style-name="T411">deste TR </text:span></text:span><text:span text:style-name="Strong_20_Emphasis"><text:span text:style-name="T413">os requisitos de qualificação dos profissionais necessários à boa prestação dos serviços.</text:span></text:span></text:p>
      <text:p text:style-name="P82"><text:span text:style-name="T423">14</text:span><text:span text:style-name="T421"> VISTORIA PARA A LICITAÇÃO </text:span><text:span text:style-name="T422">(FACULTATIVA)</text:span></text:p>
      <text:p text:style-name="P81"><text:span text:style-name="T329">1</text:span><text:span text:style-name="T360">4.1 </text:span><text:span text:style-name="T359">Para o correto dimensionamento e elaboração de sua proposta, o </text:span><text:span text:style-name="T361">licitante</text:span><text:span text:style-name="T359"> poderá realizar vistoria nas </text:span><text:span text:style-name="T362">dependências da Secretaria do TRE-SE</text:span><text:span text:style-name="T359">, acompanhado por servidor designado para esse fim, </text:span><text:span text:style-name="T362">sendo franqueada a visita para o local de prestação dos serviços,</text:span><text:span text:style-name="T359"> de segunda à sexta-feira, das </text:span><text:span text:style-name="T362">7</text:span><text:span text:style-name="T359"> horas às </text:span><text:span text:style-name="T362">13</text:span><text:span text:style-name="T359"> horas.</text:span></text:p>
      <text:p text:style-name="P77"><text:soft-page-break/><text:span text:style-name="T329">14.2 </text:span>O prazo para vistoria iniciar-se-á no dia útil seguinte ao da publicação do Edital, estendendo-se até<text:span text:style-name="T310"> 02 (dois) dias úteis antes da</text:span> data prevista para a abertura da sessão pública.</text:p>
      <text:p text:style-name="P76"><text:span text:style-name="T377">1</text:span><text:span text:style-name="T378">4</text:span><text:span text:style-name="T377">.3 </text:span><text:span text:style-name="T375">O agendamento para vistoria deve </text:span><text:span text:style-name="T377">ser </text:span><text:span text:style-name="T375">efetuado previamente pelo e-mail </text:span><text:span text:style-name="T383">sedoc</text:span><text:a xlink:type="simple" xlink:href="mailto:coinf@tre-se.jus.br" text:style-name="Internet_20_link" text:visited-style-name="Visited_20_Internet_20_Link"><text:span text:style-name="T375">@tre-se.jus.br</text:span></text:a><text:span text:style-name="T375"> ou pelo telefone (0**79) 3209-</text:span><text:span text:style-name="T383">xxxx</text:span><text:span text:style-name="T375">.</text:span></text:p>
      <text:p text:style-name="P78"><text:span text:style-name="T329">14.4 </text:span>Para <text:span text:style-name="T329">efetuar </text:span>a vistoria, <text:span text:style-name="T327">o licitante</text:span> ou o seu representante legal deverá estar devidamente identificado, apresentando documento de identidade civil e documento expedido pela empresa comprovando sua habilitação para realização da vistoria.</text:p>
      <text:p text:style-name="P79"><text:span text:style-name="T330">14.5 </text:span>Em nenhuma hipótese o licitante poderá alegar desconhecimento, incompreensão, dúvidas ou esquecimento de qualquer detalhe relativo ao objeto, responsabilizando-se por quaisquer ônus decorrentes desses fatos.</text:p>
      <text:p text:style-name="P80"><text:span text:style-name="T330">14.6 </text:span>Para comprovação da vistoria deverá ser lavrado Atestado de Vistoria, <text:span text:style-name="T311">conforme modelo constante do </text:span><text:span text:style-name="T405">Anexo X deste TR</text:span><text:span text:style-name="T311">, o qual deverá ser preenchido e assinado pelo interessado em participar da licitação. </text:span></text:p>
      <text:p text:style-name="P167"><text:span text:style-name="Strong_20_Emphasis"><text:span text:style-name="T508">1</text:span></text:span><text:span text:style-name="Strong_20_Emphasis"><text:span text:style-name="T509">5</text:span></text:span><text:span text:style-name="Strong_20_Emphasis"><text:span text:style-name="T510"> </text:span></text:span><text:span text:style-name="Strong_20_Emphasis"><text:span text:style-name="T508">OBRIGAÇÕES</text:span></text:span></text:p>
      <text:p text:style-name="P168"><text:span text:style-name="Strong_20_Emphasis"><text:span text:style-name="T414">15</text:span></text:span><text:span text:style-name="Strong_20_Emphasis"><text:span text:style-name="T415">.</text:span></text:span><text:span text:style-name="Strong_20_Emphasis"><text:span text:style-name="T414">1</text:span></text:span><text:span text:style-name="Strong_20_Emphasis"><text:span text:style-name="T416"> Obrigações da Contratada</text:span></text:span></text:p>
      <text:p text:style-name="P181"><text:span text:style-name="Strong_20_Emphasis"><text:span text:style-name="T495">Executar os serviços em conformidade com as condições, obrigações e os prazos estabelecidos neste Termo de Referência.</text:span></text:span></text:p>
      <text:p text:style-name="P181"><text:span text:style-name="Strong_20_Emphasis"><text:span text:style-name="T495">Comunicar à Contratante, por escrito, qualquer irregularidade ou eventual atraso ou paralisação na execução do objeto por parte d</text:span></text:span><text:span text:style-name="Strong_20_Emphasis"><text:span text:style-name="T496">o Contratante</text:span></text:span><text:span text:style-name="Strong_20_Emphasis"><text:span text:style-name="T495">, que comprometa ou inviabilize a realização dos serviços, por meio de seu preposto.</text:span></text:span></text:p>
      <text:p text:style-name="P181"><text:span text:style-name="Strong_20_Emphasis"><text:span text:style-name="T495">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97">Sendo que o representante da Contratada deverá assinar o</text:span></text:span><text:span text:style-name="Strong_20_Emphasis"><text:span text:style-name="T385"> </text:span></text:span><text:span text:style-name="Strong_20_Emphasis"><text:span text:style-name="T513">Termo de</text:span></text:span><text:span text:style-name="Strong_20_Emphasis"><text:span text:style-name="T514"> Compromisso e Manutenção do Sigilo -TCMS (Anexo I</text:span></text:span><text:span text:style-name="Strong_20_Emphasis"><text:span text:style-name="T516">V</text:span></text:span><text:span text:style-name="Strong_20_Emphasis"><text:span text:style-name="T514"> deste TR) </text:span></text:span><text:span text:style-name="Strong_20_Emphasis"><text:span text:style-name="T515">e dar ciência a todos os seus empregados, bem como todos os empregados devem assinar a</text:span></text:span><text:span text:style-name="Strong_20_Emphasis"><text:span text:style-name="T514"> declaração de ciência do TCMS.</text:span></text:span></text:p>
      <text:p text:style-name="P181"><text:span text:style-name="Strong_20_Emphasis"><text:span text:style-name="T500">R</text:span></text:span><text:span text:style-name="Strong_20_Emphasis"><text:span text:style-name="T498">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82"><text:span text:style-name="Strong_20_Emphasis"><text:span text:style-name="T498">Manter, durante toda a execução do contrato, as condições de habilitação e qualificação exigidas na licitação.</text:span></text:span></text:p>
      <text:p text:style-name="P182"><text:span text:style-name="Strong_20_Emphasis"><text:span text:style-name="T498">Manter o preposto aceito pela área contratante, visando estabelecer contatos com o Gestor </text:span></text:span><text:span text:style-name="Strong_20_Emphasis"><text:span text:style-name="T499">do Contrante</text:span></text:span><text:span text:style-name="Strong_20_Emphasis"><text:span text:style-name="T498">.</text:span></text:span></text:p>
      <text:p text:style-name="P182"><text:span text:style-name="Strong_20_Emphasis"><text:span text:style-name="T495">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82"><text:span text:style-name="Strong_20_Emphasis"><text:span text:style-name="T495">Emitir nota (s) fiscal (ais) dos serviços efetivamente prestados acompanhadas dos </text:span></text:span><text:span text:style-name="Strong_20_Emphasis"><text:span text:style-name="T505">Termos de Recebimento Definitivo</text:span></text:span><text:span text:style-name="Strong_20_Emphasis"><text:span text:style-name="T495">, discriminando o período a que se refere o serviço ou etapa, o local da prestação do serviço, os números dos Romaneios realizados com seus respectivos quantitativos de páginas concluídas e o objeto do respectivo contrato.</text:span></text:span></text:p>
      <text:p text:style-name="P182"><text:span text:style-name="Strong_20_Emphasis"><text:span text:style-name="T498">A Contratada deverá emitir todas as notas fiscais ou fatura com o mesmo CNPJ que consta do contrato e da proposta.</text:span></text:span></text:p>
      <text:p text:style-name="P182"><text:span text:style-name="Strong_20_Emphasis"><text:span text:style-name="T498">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text:span></text:span><text:soft-page-break/><text:span text:style-name="Strong_20_Emphasis"><text:span text:style-name="T498">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82"><text:span text:style-name="Strong_20_Emphasis"><text:span text:style-name="T498">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82"><text:span text:style-name="Strong_20_Emphasis"><text:span text:style-name="T498">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82"><text:span text:style-name="Strong_20_Emphasis"><text:span text:style-name="T498">São de inteira responsabilidade da contratada todas as obrigações pelos encargos previdenciários, fiscais, trabalhistas e comerciais resultantes da execução do contrato.</text:span></text:span></text:p>
      <text:p text:style-name="P182"><text:span text:style-name="Strong_20_Emphasis"><text:span text:style-name="T498">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82"><text:span text:style-name="Strong_20_Emphasis"><text:span text:style-name="T498">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82"><text:span text:style-name="Strong_20_Emphasis"><text:span text:style-name="T498">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82"><text:span text:style-name="Strong_20_Emphasis"><text:span text:style-name="T498">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82"><text:span text:style-name="Strong_20_Emphasis"><text:span text:style-name="T498">Substituir, imediatamente, sem qualquer ônus para </text:span></text:span><text:span text:style-name="Strong_20_Emphasis"><text:span text:style-name="T501">o Contrante</text:span></text:span><text:span text:style-name="Strong_20_Emphasis"><text:span text:style-name="T498">, sempre que exigido, e, por parte desta, qualquer prestador de serviço, cuja atuação, permanência ou comportamento sejam julgados prejudiciais, inconvenientes ou insatisfatórios.</text:span></text:span></text:p>
      <text:p text:style-name="P182"><text:span text:style-name="Strong_20_Emphasis"><text:span text:style-name="T498">Fornecer aos seus funcionários todos os equipamentos (EPIs) necessários para a execução dos serviços contratados.</text:span></text:span></text:p>
      <text:p text:style-name="P182"><text:span text:style-name="Strong_20_Emphasis"><text:span text:style-name="T498">Apresentar justificativa referente a notificação de ocorrência em caso de descumprimento dos Instrumentos de Medições de Resultado (IMR) no prazo de 5 dias úteis. </text:span></text:span></text:p>
      <text:p text:style-name="P182"><text:span text:style-name="Strong_20_Emphasis"><text:span text:style-name="T498">Disponibilizar recursos materiais (computador, scanner, softwares etc.), recursos humanos e de logística para execução do processo de digitalização.</text:span></text:span></text:p>
      <text:p text:style-name="P182"><text:span text:style-name="Strong_20_Emphasis"><text:span text:style-name="T498">Estabelecer com seus empregados horários de trabalho de acordo com o horário de funcionamento d</text:span></text:span><text:span text:style-name="Strong_20_Emphasis"><text:span text:style-name="T502">a</text:span></text:span><text:span text:style-name="Strong_20_Emphasis"><text:span text:style-name="T498"> </text:span></text:span><text:span text:style-name="Strong_20_Emphasis"><text:span text:style-name="T502">Contratante</text:span></text:span><text:span text:style-name="Strong_20_Emphasis"><text:span text:style-name="T498">.</text:span></text:span></text:p>
      <text:p text:style-name="P182"><text:span text:style-name="Strong_20_Emphasis"><text:span text:style-name="T498">Apresentar a relação nominal dos empregados com os dados exigidos pelo </text:span></text:span><text:span text:style-name="Strong_20_Emphasis"><text:span text:style-name="T502">C</text:span></text:span><text:span text:style-name="Strong_20_Emphasis"><text:span text:style-name="T498">ontratante, para acesso ao órgão para execução dos serviços.</text:span></text:span></text:p>
      <text:p text:style-name="P180"><text:span text:style-name="Strong_20_Emphasis"><text:span text:style-name="T503">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80"><text:span text:style-name="Strong_20_Emphasis"><text:span text:style-name="T506">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80"><text:soft-page-break/><text:span text:style-name="Strong_20_Emphasis"><text:span text:style-name="T503">Utilizar o certificado Digital de Pessoa Jurídica disponibilizado pela contratante somente para assinar os </text:span></text:span><text:span text:style-name="Strong_20_Emphasis"><text:span text:style-name="T502">a</text:span></text:span><text:span text:style-name="Strong_20_Emphasis"><text:span text:style-name="T503">ssentamentos </text:span></text:span><text:span text:style-name="Strong_20_Emphasis"><text:span text:style-name="T502">f</text:span></text:span><text:span text:style-name="Strong_20_Emphasis"><text:span text:style-name="T503">uncionais digitalizados no padrão AFD.</text:span></text:span></text:p>
      <text:p text:style-name="P180"><text:span text:style-name="Strong_20_Emphasis"><text:span text:style-name="T503">Devolver certificado Digital de Pessoa Jurídica disponibilizado pela contratante após o encerramento dos serviços</text:span></text:span><text:span text:style-name="Strong_20_Emphasis"><text:span text:style-name="T384">.</text:span></text:span></text:p>
      <text:p text:style-name="P180"><text:span text:style-name="Strong_20_Emphasis"><text:span text:style-name="T503">Produzir arquivos da pasta funcional em seções respeitando o tamanho de arquivo máximo definido pela S</text:span></text:span><text:span text:style-name="Strong_20_Emphasis"><text:span text:style-name="T504">ecretaria de Gestão de Pessoas (SGP/TRE-SE)</text:span></text:span><text:span text:style-name="Strong_20_Emphasis"><text:span text:style-name="T503"> e conforme a sinalética constante das pastas do romaneio.</text:span></text:span></text:p>
      <text:p text:style-name="P180"><text:span text:style-name="Strong_20_Emphasis"><text:span text:style-name="T503">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80"><text:span text:style-name="Strong_20_Emphasis"><text:span text:style-name="T503">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80"><text:span text:style-name="Strong_20_Emphasis"><text:span text:style-name="T503">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80"><text:span text:style-name="Strong_20_Emphasis"><text:span text:style-name="T503">Relatar à Contratante toda e qualquer irregularidade verificada no decorrer da prestação dos serviços.</text:span></text:span></text:p>
      <text:p text:style-name="P183"><text:span text:style-name="Strong_20_Emphasis"><text:span text:style-name="T414">15</text:span></text:span><text:span text:style-name="Strong_20_Emphasis"><text:span text:style-name="T415">.</text:span></text:span><text:span text:style-name="Strong_20_Emphasis"><text:span text:style-name="T414">2</text:span></text:span><text:span text:style-name="Strong_20_Emphasis"><text:span text:style-name="T417"> Obrigações do Contratante</text:span></text:span></text:p>
      <text:p text:style-name="P197"><text:span text:style-name="Strong_20_Emphasis"><text:span text:style-name="T343">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7"><text:span text:style-name="Strong_20_Emphasis"><text:span text:style-name="T343">Disponibilizar em tempo hábil para a contratada de acordo com a</text:span></text:span><text:span text:style-name="Strong_20_Emphasis"><text:span text:style-name="T426"> </text:span></text:span><text:span text:style-name="Strong_20_Emphasis"><text:span text:style-name="T517">Tabela de Estimativa de Execução de Atividades</text:span></text:span><text:span text:style-name="Strong_20_Emphasis"><text:span text:style-name="T426"> </text:span></text:span><text:span text:style-name="Strong_20_Emphasis"><text:span text:style-name="T427">(Anexo XII deste TR)</text:span></text:span><text:span text:style-name="Strong_20_Emphasis"><text:span text:style-name="T426">,</text:span></text:span><text:span text:style-name="Strong_20_Emphasis"><text:span text:style-name="T343"> as pastas funcionais com as folhas numeradas, e divididas por seções se for o caso, com a Declaração de conclusão da digitalização do Legado que será obrigatoriamente o último documento da última seção do legado.</text:span></text:span></text:p>
      <text:p text:style-name="P197"><text:span text:style-name="Strong_20_Emphasis"><text:span text:style-name="T343">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7"><text:span text:style-name="Strong_20_Emphasis"><text:span text:style-name="T343">Prestar as informações e os esclarecimentos que venham a ser solicitados pela contratada.</text:span></text:span></text:p>
      <text:p text:style-name="P197"><text:span text:style-name="Strong_20_Emphasis"><text:span text:style-name="T343">Permitir, durante a vigência do contrato, o acesso dos representantes ou prepostos da empresa ao local de prestação de serviços, desde que devidamente identificados e acompanhados por representante do Contratante.</text:span></text:span></text:p>
      <text:p text:style-name="P197"><text:span text:style-name="Strong_20_Emphasis"><text:span text:style-name="T343">Notificar a contratada, por escrito, sobre toda e qualquer irregularidade constatada na execução dos serviços.</text:span></text:span></text:p>
      <text:p text:style-name="P197"><text:span text:style-name="Strong_20_Emphasis"><text:span text:style-name="T343">Efetuar o pagamento à contratada de acordo com as condições estabelecidas no contrato, efetuando as retenções tributárias devidas sobre o valor da Nota Fiscal/Fatura fornecida pela contratada.</text:span></text:span></text:p>
      <text:p text:style-name="P197"><text:span text:style-name="Strong_20_Emphasis"><text:span text:style-name="T343">Analisar a justificativa da contratada quanto a notificação de descumprimento do Instrumento de Medição de Resultado (IMR) bem como das providências, no prazo de 5 dias úteis.</text:span></text:span></text:p>
      <text:p text:style-name="P197"><text:span text:style-name="Strong_20_Emphasis"><text:span text:style-name="T343">Disponibilizar Certificado Digital Pessoa Jurídica para a assinatura dos Assentamentos Funcionais digitalizados no padrão AFD pela empresa contratada.</text:span></text:span></text:p>
      <text:p text:style-name="P199"><text:span text:style-name="T321">1</text:span><text:span text:style-name="T322">6</text:span><text:span text:style-name="T319"> DA SUBCONTRATAÇÃO</text:span></text:p>
      <text:p text:style-name="P184"><text:span text:style-name="T331">16</text:span>.1 É expressamente vedada a <text:span text:style-name="T303">subcontratação</text:span> no todo ou em parte do objeto deste Termo de Referência, sob pena de anulação da contratação.</text:p>
      <text:p text:style-name="P174"><text:soft-page-break/><text:span text:style-name="T332">17</text:span> MODELO DE GESTÃO DO CONTRATO</text:p>
      <text:p text:style-name="P191"><text:span text:style-name="T332">17.1</text:span> <text:span text:style-name="T332">Controle e fiscalização da execução</text:span></text:p>
      <text:p text:style-name="P192"><text:span text:style-name="T332">17</text:span>.1.1 Da Equipe de Gestão da Contratação (EGC)</text:p>
      <text:p text:style-name="P193"><text:span text:style-name="T332">17.1.1.1 </text:span>A equipe responsável <text:span text:style-name="T299">pela gestão e fiscalização d</text:span>a execução contratual, <text:span text:style-name="T305">denominada Equipe de Gestão da Contratação (EGC),</text:span> será constituída <text:span text:style-name="T300">por membros da Administração especialmente designados, com as seguintes funções:</text:span></text:p>
      <text:p text:style-name="P161"><text:span text:style-name="T332">17.1.1.1.1 </text:span>Gestor do Contrato: servidor com atribuições gerenciais designado para coordenar e comandar o processo de gestão e fiscalização contratual. A ele caberá <text:span text:style-name="T324">o encaminhamento de</text:span> indicação de <text:span text:style-name="T315">glosas ou</text:span> sanções <text:span text:style-name="T315">para a Área Administrativa</text:span>; <text:span text:style-name="T325">efetuar o</text:span> Recebimento Definitivo; autorizar a emissão de nota fiscal; encaminhar eventuais pedidos de modificação contratual para a Área Administrativa; <text:span text:style-name="T326">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62"><text:span text:style-name="T332">17.1.1.1.2 </text:span>Fiscal Técnico <text:span text:style-name="T523">1</text:span>: servidor representante da Área de <text:span text:style-name="T523">Gestão de Pessoas</text:span> <text:span text:style-name="T301">responsável por fiscalizar tecnicamente o contrato</text:span>. Cabe ao Fiscal Técnico <text:span text:style-name="T318">o</text:span> <text:span text:style-name="T317">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15">identificação de</text:span> não conformidade com os termos contratuais.</text:p>
      <text:p text:style-name="P156"/>
      <text:p text:style-name="P157">Fiscal Técnico <text:span text:style-name="T523">2</text:span>: servidor representante da Área de <text:span text:style-name="T523">Gestão Documental</text:span> <text:span text:style-name="T301">responsável por </text:span><text:span text:style-name="T379">fiscalizar tecnicamente o contrato</text:span><text:span text:style-name="T375">. Cabe ao Fiscal Técnico </text:span><text:span text:style-name="T380">o</text:span><text:span text:style-name="T375"> </text:span><text:span text:style-name="T38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75"> </text:span><text:span text:style-name="T382">identificação de</text:span><text:span text:style-name="T375"> não conformidade com os termos contratuais.</text:span></text:p>
      <text:p text:style-name="P157"/>
      <text:p text:style-name="P163"><text:span text:style-name="T332">17.1.1.1.3 </text:span>Fiscal Administrativo: servidor representante da <text:span text:style-name="T304">Área</text:span> Administrativa <text:span text:style-name="T302">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5"><text:span text:style-name="T333">17.1.2 </text:span>Integrantes da Equipe de Gestão da Contratação (EGC):</text:p>
      <text:p text:style-name="P158"><text:span text:style-name="T333">17.1.2.1 </text:span>Gestor do Contrato: <text:span text:style-name="T333">XXXXXXXXXXXXXXX e, em suas ausências, XXXXXXXXXXXXXXXXXXX.</text:span></text:p>
      <text:p text:style-name="P159"><text:span text:style-name="T333">17.1.2.2 Fiscal Técnico 1 (SEREF/SGP): XXXXXXXXXXXXXXX</text:span> e, em suas ausências, <text:span text:style-name="T523">XXXXXXXXXXXXXXXXXXX</text:span>.</text:p>
      <text:p text:style-name="P160"><text:span text:style-name="T333">17.1.2.2 Fiscal Técnico 2 (SEDOC/SJD): XXXXXXXXXXXXXXX</text:span> e, em suas ausências, <text:span text:style-name="T523">XXXXXXXXXXXXXXXXXXX</text:span>.</text:p>
      <text:p text:style-name="P164"><text:span text:style-name="T248">1</text:span><text:span text:style-name="T249">7</text:span><text:span text:style-name="T248">.1.2.3 </text:span><text:span text:style-name="T250">Fiscal Administrativo: </text:span><text:span text:style-name="T251">XXXXXXXXXXXXXXX</text:span><text:span text:style-name="T252"> e, em suas ausências, </text:span><text:span text:style-name="T253">XXXXXXXXXXXXXXXXXXX</text:span><text:span text:style-name="T252">.</text:span></text:p>
      <text:p text:style-name="P170"><text:span text:style-name="T334">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02"><text:span text:style-name="T334">17.1.4 Os </text:span>esclarecimentos solicitados pela EGC deverão ser prestados imediatamente, podendo ser fixado prazo de acordo com a complexidade do caso.</text:p>
      <text:p text:style-name="P202"><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85"><text:soft-page-break/><text:span text:style-name="T334">17.1.6 </text:span>Quando as decisões e as providências ultrapassarem a competência da <text:span text:style-name="T298">EGC</text:span>, esta submeterá a matéria aos seus superiores hierárquicos, em tempo hábil, para que seja determinada a adoção das medidas cabíveis.</text:p>
      <text:p text:style-name="P185"><text:span text:style-name="T334">17.1.7 </text:span>Nenhuma modificação poderá ser feita na prestação dos serviços sem autorização expressa da <text:span text:style-name="T298">EGC</text:span>.</text:p>
      <text:p text:style-name="P186"><text:span text:style-name="T334">17.1.8 </text:span>As normas constantes dessas especificações não desobrigam a Contratada do cumprimento de outras disposições legais, federais, estaduais e municipais pertinentes.</text:p>
      <text:p text:style-name="P177"><text:span text:style-name="T17">1</text:span><text:span text:style-name="T28">7</text:span><text:span text:style-name="T17">.</text:span><text:span text:style-name="T23">2</text:span><text:span text:style-name="T17"> </text:span><text:span text:style-name="T16">Mecanismos de comunicação</text:span></text:p>
      <text:p text:style-name="P187"><text:span text:style-name="T335">17.2.1 </text:span>A comunicação entre o Contratante e a Contratada ocorrerá, preferencialmente, por meio do Preposto, <text:span text:style-name="T312">para tratar de </text:span>assuntos relacionados à gestão e fiscalização contratua<text:span text:style-name="T312">l.</text:span></text:p>
      <text:p text:style-name="P188"><text:span text:style-name="T335">17.2.2 </text:span>As comunicações devem ser realizadas por escrito, sempre que o ato exigir tal formalidade, <text:span text:style-name="T313">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14">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16">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86">Contratante</text:span></text:span></text:p>
          </table:table-cell>
          <table:table-cell table:style-name="Table2.A2" office:value-type="string">
            <text:p text:style-name="P23"><text:span text:style-name="T524">Gestor do Contrato</text:span> </text:p>
          </table:table-cell>
          <table:table-cell table:style-name="Table2.E2" office:value-type="string">
            <text:p text:style-name="P24">Sob Demanda<office:annotation><dc:creator>Autor desconhecido</dc:creator><dc:date>2019-07-30T16:28:15</dc:date><text:p text:style-name="P217"><text:span text:style-name="T569">Modelo de documentos do processo:</text:span></text:p><text:p text:style-name="P217"><text:span text:style-name="T569"/></text:p><text:p text:style-name="P217"><text:span text:style-name="T569">Termo de Abertura da Ordem de Serviço (TAOS)</text:span></text:p><text:p text:style-name="P217"><text:span text:style-name="T569">Termo de Encerramento da Ordem de Serviço (TEOS)</text:span></text:p><text:p text:style-name="P217"><text:span text:style-name="T569"/></text:p><text:p text:style-name="P217"><text:span text:style-name="T569">Termo de Recebimento do Romaneio - TRR</text:span></text:p><text:p text:style-name="P217"><text:span text:style-name="T569">Termo de Devolução do Romaneio - TDR</text:span></text:p><text:p text:style-name="P217"><text:span text:style-name="T569"/></text:p><text:p text:style-name="P217"><text:span text:style-name="T569">Termo de Registros de Incidentes ou Ocorrências - TRIO</text:span></text:p><text:p text:style-name="P217"><text:span text:style-name="T569"/></text:p><text:p text:style-name="P217"><text:span text:style-name="T569"/></text:p><text:p text:style-name="P217"><text:span text:style-name="T569">Termo de Aceite Provisório do Romaneio - TAPR.</text:span></text:p><text:p text:style-name="P217"><text:span text:style-name="T569">Termo de Aceite Definitivo do Romaneio – TADR</text:span></text:p><text:p text:style-name="P217"><text:span text:style-name="T569"/></text:p><text:p text:style-name="P217"><text:span text:style-name="T569">Declaração de Conclusão da Digitalização do Legado – DCDL</text:span></text:p><text:p text:style-name="P217"><text:span text:style-name="T569"/></text:p><text:p text:style-name="P217"><text:span text:style-name="T569">Verificar com Evandro se é necessário incluir tais documentos.</text:span></text:p><text:p text:style-name="P217"><text:span text:style-name="T569"/></text:p></office:annotation></text:p>
          </table:table-cell>
        </table:table-row>
      </table:table>
      <text:p text:style-name="P203"/>
      <text:p text:style-name="P178"><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4"><text:span text:style-name="Strong_20_Emphasis"><text:span text:style-name="T158">1</text:span></text:span><text:span text:style-name="Strong_20_Emphasis"><text:span text:style-name="T159">7</text:span></text:span><text:span text:style-name="Strong_20_Emphasis"><text:span text:style-name="T158">.</text:span></text:span><text:span text:style-name="Strong_20_Emphasis"><text:span text:style-name="T363">3</text:span></text:span><text:span text:style-name="Strong_20_Emphasis"><text:span text:style-name="T160">.1</text:span></text:span><text:span text:style-name="Strong_20_Emphasis"><text:span text:style-name="T222"> A </text:span></text:span><text:span text:style-name="Strong_20_Emphasis"><text:span text:style-name="T223">avaliação da </text:span></text:span><text:span text:style-name="Strong_20_Emphasis"><text:span text:style-name="T222">qualidade dos serviços prestados será </text:span></text:span><text:span text:style-name="Strong_20_Emphasis"><text:span text:style-name="T223">realizada mediante apuração dos indicadores </text:span></text:span><text:span text:style-name="Strong_20_Emphasis"><text:span text:style-name="T222">de desempenho constantes do </text:span></text:span><text:span text:style-name="Strong_20_Emphasis"><text:span text:style-name="T283">Anexo V deste TR</text:span></text:span><text:span text:style-name="Strong_20_Emphasis"><text:span text:style-name="T264">, </text:span></text:span><text:span text:style-name="Strong_20_Emphasis"><text:span text:style-name="T224">"</text:span></text:span><text:span text:style-name="Strong_20_Emphasis"><text:span text:style-name="T225">Instrumento de Medição de Resultados – IMR</text:span></text:span><text:span text:style-name="Strong_20_Emphasis"><text:span text:style-name="T224">"</text:span></text:span><text:span text:style-name="Strong_20_Emphasis"><text:span text:style-name="T226">.</text:span></text:span></text:p>
      <text:p text:style-name="P64"><text:span text:style-name="Strong_20_Emphasis"><text:span text:style-name="T364">1</text:span></text:span><text:span text:style-name="Strong_20_Emphasis"><text:span text:style-name="T365">7</text:span></text:span><text:span text:style-name="Strong_20_Emphasis"><text:span text:style-name="T364">.</text:span></text:span><text:span text:style-name="Strong_20_Emphasis"><text:span text:style-name="T366">3</text:span></text:span><text:span text:style-name="Strong_20_Emphasis"><text:span text:style-name="T364">.2 </text:span></text:span><text:span text:style-name="Strong_20_Emphasis"><text:span text:style-name="T367">A Contratada será responsável pelo cumprimento das metas </text:span></text:span><text:span text:style-name="Strong_20_Emphasis"><text:span text:style-name="T368">estabelecidas</text:span></text:span><text:span text:style-name="Strong_20_Emphasis"><text:span text:style-name="T367">, cabendo ao Contratante efetuar auditorias periódicas como forma de resguardar os interesses da Administração.</text:span></text:span></text:p>
      <text:p text:style-name="P65"><text:span text:style-name="Strong_20_Emphasis"><text:span text:style-name="T525">1</text:span></text:span><text:span text:style-name="Strong_20_Emphasis"><text:span text:style-name="T526">7</text:span></text:span><text:span text:style-name="Strong_20_Emphasis"><text:span text:style-name="T525">.3.3</text:span></text:span><text:span text:style-name="Strong_20_Emphasis"><text:span text:style-name="T527"> </text:span></text:span><text:span text:style-name="Strong_20_Emphasis"><text:span text:style-name="T528">A </text:span></text:span><text:span text:style-name="Strong_20_Emphasis"><text:span text:style-name="T529">frequência</text:span></text:span><text:span text:style-name="Strong_20_Emphasis"><text:span text:style-name="T528"> de aferição </text:span></text:span><text:span text:style-name="Strong_20_Emphasis"><text:span text:style-name="T530">e avaliação dos níveis de serviço será mensal, devendo o</text:span></text:span><text:span text:style-name="Strong_20_Emphasis"><text:span text:style-name="T527"> </text:span></text:span><text:span text:style-name="Strong_20_Emphasis"><text:span text:style-name="T531">preposto da Contratada</text:span></text:span><text:span text:style-name="Strong_20_Emphasis"><text:span text:style-name="T527"> </text:span></text:span><text:span text:style-name="Strong_20_Emphasis"><text:span text:style-name="T530">elaborar </text:span></text:span><text:span text:style-name="Strong_20_Emphasis"><text:span text:style-name="T527">relatório gerencial, </text:span></text:span><text:span text:style-name="Strong_20_Emphasis"><text:span text:style-name="T532">denominado “Relatório de Prestação de Serviços - RPS”</text:span></text:span><text:span text:style-name="Strong_20_Emphasis"><text:span text:style-name="T527">, </text:span></text:span><text:span text:style-name="Strong_20_Emphasis"><text:span text:style-name="T528">em meio eletrônico, </text:span></text:span><text:span text:style-name="Strong_20_Emphasis"><text:span text:style-name="T533">apresentando-o a</text:span></text:span><text:span text:style-name="Strong_20_Emphasis"><text:span text:style-name="T527">o Fiscal Técnico </text:span></text:span><text:span text:style-name="Strong_20_Emphasis"><text:span text:style-name="T533">até o </text:span></text:span><text:span text:style-name="Strong_20_Emphasis"><text:span text:style-name="T534">primeiro</text:span></text:span><text:span text:style-name="Strong_20_Emphasis"><text:span text:style-name="T533"> dia útil do mês subsequente ao da prestação dos serviços</text:span></text:span><text:span text:style-name="Strong_20_Emphasis"><text:span text:style-name="T535">.</text:span></text:span></text:p>
      <text:p text:style-name="P65"><text:span text:style-name="Strong_20_Emphasis"><text:span text:style-name="T369">1</text:span></text:span><text:span text:style-name="Strong_20_Emphasis"><text:span text:style-name="T370">7</text:span></text:span><text:span text:style-name="Strong_20_Emphasis"><text:span text:style-name="T369">.3.3.1</text:span></text:span><text:span text:style-name="Strong_20_Emphasis"><text:span text:style-name="T371"> As seguintes informações deverão constar do </text:span></text:span><text:span text:style-name="Strong_20_Emphasis"><text:span text:style-name="T372">RPS</text:span></text:span><text:span text:style-name="Strong_20_Emphasis"><text:span text:style-name="T371">:</text:span></text:span></text:p>
      <text:p text:style-name="P165"><text:span text:style-name="T336">a) a quantidade de romaneios entregues, a quantidade de </text:span>pastas e páginas digitalizadas;</text:p>
      <text:p text:style-name="P166"><text:span text:style-name="Strong_20_Emphasis"><text:span text:style-name="T15">b) a quantidade de páginas rejeitadas pelo processo de fiscalização</text:span></text:span><text:span text:style-name="Strong_20_Emphasis"><text:span text:style-name="T14">;</text:span></text:span></text:p>
      <text:p text:style-name="P172"><text:span text:style-name="Strong_20_Emphasis"><text:span text:style-name="T536">1</text:span></text:span><text:span text:style-name="Strong_20_Emphasis"><text:span text:style-name="T537">7</text:span></text:span><text:span text:style-name="Strong_20_Emphasis"><text:span text:style-name="T536">.3.3.</text:span></text:span><text:span text:style-name="Strong_20_Emphasis"><text:span text:style-name="T538">2</text:span></text:span><text:span text:style-name="Strong_20_Emphasis"><text:span text:style-name="T539"> </text:span></text:span><text:span text:style-name="T540">A entrega do RPS será condição necessária à atestação dos serviços pelo Contratante, para fins de pagamento das faturas.</text:span></text:p>
      <text:p text:style-name="P176"><text:span text:style-name="Strong_20_Emphasis"><text:span text:style-name="T213">1</text:span></text:span><text:span text:style-name="Strong_20_Emphasis"><text:span text:style-name="T214">7</text:span></text:span><text:span text:style-name="Strong_20_Emphasis"><text:span text:style-name="T213">.3.3.</text:span></text:span><text:span text:style-name="Strong_20_Emphasis"><text:span text:style-name="T215">3</text:span></text:span><text:span text:style-name="T202"> De posse do RPS, o Fiscal Técnico </text:span><text:span text:style-name="T216">deverá avaliar,</text:span><text:span text:style-name="T217"> </text:span><text:span text:style-name="T218">em </text:span><text:span text:style-name="T220">até </text:span><text:span text:style-name="T221">5</text:span><text:span text:style-name="T220"> dias úteis</text:span><text:span text:style-name="T218">,</text:span><text:span text:style-name="T216"> o cumprimento das metas associadas aos indicadores de qualidade</text:span><text:span text:style-name="T219">.</text:span></text:p>
      <text:p text:style-name="P200"><text:span text:style-name="Strong_20_Emphasis"><text:span text:style-name="T254">1</text:span></text:span><text:span text:style-name="Strong_20_Emphasis"><text:span text:style-name="T261">7</text:span></text:span><text:span text:style-name="Strong_20_Emphasis"><text:span text:style-name="T254">.3.3.</text:span></text:span><text:span text:style-name="Strong_20_Emphasis"><text:span text:style-name="T255">4 </text:span></text:span><text:span text:style-name="Strong_20_Emphasis"><text:span text:style-name="T256">Em caso de descumprimento d</text:span></text:span><text:span text:style-name="Strong_20_Emphasis"><text:span text:style-name="T257">as </text:span></text:span><text:span text:style-name="Strong_20_Emphasis"><text:span text:style-name="T258">metas </text:span></text:span><text:span text:style-name="Strong_20_Emphasis"><text:span text:style-name="T257">estabelecidas para o período em análise</text:span></text:span><text:span text:style-name="Strong_20_Emphasis"><text:span text:style-name="T259">, haverá repercussão </text:span></text:span><text:span text:style-name="Strong_20_Emphasis"><text:span text:style-name="T260">(glosas)</text:span></text:span><text:span text:style-name="Strong_20_Emphasis"><text:span text:style-name="T259"> na prestação pecuniária.</text:span></text:span></text:p>
      <text:p text:style-name="P201"><text:span text:style-name="Strong_20_Emphasis"><text:span text:style-name="T284">1</text:span></text:span><text:span text:style-name="Strong_20_Emphasis"><text:span text:style-name="T285">7</text:span></text:span><text:span text:style-name="Strong_20_Emphasis"><text:span text:style-name="T284">.3.3.4.1 </text:span></text:span></text:p>
      <text:p text:style-name="P196"><text:soft-page-break/><text:span text:style-name="Strong_20_Emphasis"><text:span text:style-name="T344">1</text:span></text:span><text:span text:style-name="Strong_20_Emphasis"><text:span text:style-name="T345">7</text:span></text:span><text:span text:style-name="Strong_20_Emphasis"><text:span text:style-name="T344">.3.3.</text:span></text:span><text:span text:style-name="Strong_20_Emphasis"><text:span text:style-name="T346">5</text:span></text:span><text:span text:style-name="Strong_20_Emphasis"><text:span text:style-name="T347"> </text:span></text:span><text:span text:style-name="Strong_20_Emphasis"><text:span text:style-name="T348">O Fiscal Técnico deverá submeter o resultado da avaliação para conhecimento da Contratada, que disporá d</text:span></text:span><text:span text:style-name="Strong_20_Emphasis"><text:span text:style-name="T349">o prazo de cinco dias úteis, a contar da data do </text:span></text:span><text:span text:style-name="Strong_20_Emphasis"><text:span text:style-name="T348">recebimento da comunicação</text:span></text:span><text:span text:style-name="Strong_20_Emphasis"><text:span text:style-name="T349">, para apresentar </text:span></text:span><text:span text:style-name="Strong_20_Emphasis"><text:span text:style-name="T350">as devidas</text:span></text:span><text:span text:style-name="Strong_20_Emphasis"><text:span text:style-name="T349"> justificativas.</text:span></text:span></text:p>
      <text:p text:style-name="P173"><text:span text:style-name="Strong_20_Emphasis"><text:span text:style-name="T344">1</text:span></text:span><text:span text:style-name="Strong_20_Emphasis"><text:span text:style-name="T345">7</text:span></text:span><text:span text:style-name="Strong_20_Emphasis"><text:span text:style-name="T344">.3.3.</text:span></text:span><text:span text:style-name="Strong_20_Emphasis"><text:span text:style-name="T350">6 O Fiscal Técnico terá até</text:span></text:span><text:span text:style-name="Strong_20_Emphasis"><text:span text:style-name="T342"> 5 dias úteis </text:span></text:span><text:span text:style-name="Strong_20_Emphasis"><text:span text:style-name="T350">para avaliar as justificativas apresentadas </text:span></text:span><text:span text:style-name="Strong_20_Emphasis"><text:span text:style-name="T351">pela Contratada</text:span></text:span><text:span text:style-name="Strong_20_Emphasis"><text:span text:style-name="T350">, não havendo </text:span></text:span><text:span text:style-name="Strong_20_Emphasis"><text:span text:style-name="T342">aplicação de glosa</text:span></text:span><text:span text:style-name="Strong_20_Emphasis"><text:span text:style-name="T352">s</text:span></text:span><text:span text:style-name="Strong_20_Emphasis"><text:span text:style-name="T342"> se </text:span></text:span><text:span text:style-name="Strong_20_Emphasis"><text:span text:style-name="T353">elas</text:span></text:span><text:span text:style-name="Strong_20_Emphasis"><text:span text:style-name="T350"> </text:span></text:span><text:span text:style-name="Strong_20_Emphasis"><text:span text:style-name="T342">não forem avaliadas tempestivamente.</text:span></text:span></text:p>
      <text:p text:style-name="P169"><text:span text:style-name="Strong_20_Emphasis"><text:span text:style-name="T425">1</text:span></text:span><text:span text:style-name="Strong_20_Emphasis"><text:span text:style-name="T447">7</text:span></text:span><text:span text:style-name="Strong_20_Emphasis"><text:span text:style-name="T425">.3.3.</text:span></text:span><text:span text:style-name="Strong_20_Emphasis"><text:span text:style-name="T448">6.1</text:span></text:span><text:span text:style-name="Strong_20_Emphasis"><text:span text:style-name="T425"> A aceitação ou recusa das justificativas deverá ser formalizada pelo Fiscal Técnico.</text:span></text:span></text:p>
      <text:p text:style-name="P2"><text:span text:style-name="Strong_20_Emphasis"><text:span text:style-name="T227">1</text:span></text:span><text:span text:style-name="Strong_20_Emphasis"><text:span text:style-name="T228">7</text:span></text:span><text:span text:style-name="Strong_20_Emphasis"><text:span text:style-name="T227">.3.3.</text:span></text:span><text:span text:style-name="Strong_20_Emphasis"><text:span text:style-name="T229">7</text:span></text:span><text:span text:style-name="Strong_20_Emphasis"><text:span text:style-name="T227"> </text:span></text:span><text:span text:style-name="Strong_20_Emphasis"><text:span text:style-name="T234">Após aprovação do RPS a contratada será autorizada a emitir a nota fiscal de serviços para atestação e envio para pagamento.</text:span></text:span></text:p>
      <text:p text:style-name="P179"><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4"><text:span text:style-name="T26">1</text:span><text:span text:style-name="T27">8</text:span><text:span text:style-name="T26"> </text:span><text:span text:style-name="T25">DO PAGAMENTO</text:span><text:span text:style-name="T25"><office:annotation><dc:creator>Autor desconhecido</dc:creator><dc:date>2019-07-30T16:57:53</dc:date><text:p text:style-name="P217"><text:span text:style-name="T569">Requer validação do integrante Administrativo da contratação.</text:span></text:p></office:annotation></text:span></text:p>
      <text:p text:style-name="P171"><text:span text:style-name="T542">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90">1<text:span text:style-name="T542">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4">18.<text:span text:style-name="T542">1</text:span>.<text:span text:style-name="T542">2</text:span> Os pagamentos pelos serviços do objeto se darão por Romaneios concluídos mensalmente, onde:</text:p>
      <text:p text:style-name="P194">18.<text:span text:style-name="T542">1</text:span>.<text:span text:style-name="T542">2.</text:span>1 <text:span text:style-name="T542">S</text:span>erá considerada como unidade de medida cada página concluída dos respectivos Romaneios concluídos;</text:p>
      <text:p text:style-name="P195">18.<text:span text:style-name="T542">1.2.2</text:span> <text:span text:style-name="T542">S</text:span>erá considerada página concluída aquela que passou pelas etapas de higienização, digitalização e assinatura digital;</text:p>
      <text:p text:style-name="P194">18.<text:span text:style-name="T542">1. 2.</text:span>3 <text:span text:style-name="T542">S</text:span>erá considerado romaneio concluído aquele que foi fiscalizado e aceito pelo fiscal;</text:p>
      <text:p text:style-name="P194">18.<text:span text:style-name="T542">1.2.4</text:span> <text:span text:style-name="T542">J</text:span>untamente com a Nota Fiscal/Fatura deverão ser anexados os relatórios dos romaneios aprovados no mês detalhando o quantitativo de páginas concluídas <text:span text:style-name="T541">(RPS);</text:span></text:p>
      <text:p text:style-name="P194">18.<text:span text:style-name="T542">1.2.</text:span>5 É obrigatório, para a conclusão da OS, que todos romaneios que a componham estejam concluídos.</text:p>
      <text:p text:style-name="P194">18.<text:span text:style-name="T542">1.3</text:span> O pagamento somente será autorizado depois de efetuado o “atesto” pelo fiscal.</text:p>
      <text:p text:style-name="P190">1<text:span text:style-name="T542">8</text:span>.1.4 A atestação será efetuada pela EGC em até dois dias úteis, contados a partir da apresentação da nota fiscal ou fatura pela contratada e da comprovação da regularidade necessária para pagamento.</text:p>
      <text:p text:style-name="P190">1<text:span text:style-name="T542">8</text:span>.1.5 O prazo para atestação não correrá enquanto a conformidade depender de providências por parte da Contratada, comprovadamente solicitadas pela EGC.</text:p>
      <text:p text:style-name="P190">1<text:span text:style-name="T542">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90">1<text:span text:style-name="T542">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90">1<text:span text:style-name="T542">8</text:span>.2.1 A consulta à CND, ao CRF e à CNDT poderá ser realizada, respectivamente, nos seguintes endereços na internet http://www.receita.fazenda.gov.br/Aplicacoes/ATSPO/Certidao/CNDConjuntaSegVia/<text:soft-page-break/>NICertidaoSegVia.asp?Tipo=1, https://www.sifge.caixa.gov.br/Cidadao/Crf/FgeCfSCriteriosPesquisa.asp e http://www.tst.jus.br/certidao.</text:p>
      <text:p text:style-name="P190">1<text:span text:style-name="T542">8</text:span>.2.2 A consulta à CND deverá ser realizada sempre no CNPJ da matriz, enquanto o CRF e a CNDT serão sempre no CNPJ efetivamente contratado (matriz ou filial, conforme o caso).</text:p>
      <text:p text:style-name="P190">1<text:span text:style-name="T542">8</text:span>.2.3 O CNPJ constante da nota fiscal deverá ser o mesmo indicado na proposta e no contrato.</text:p>
      <text:p text:style-name="P190">1<text:span text:style-name="T542">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90">1<text:span text:style-name="T542">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90">1<text:span text:style-name="T542">8</text:span>.2.6 A contratada deverá previamente à emissão da nota fiscal efetuar cadastramento na Prefeitura de Aracaju, por meio do site https://aracajuse.webiss.com.br/.</text:p>
      <text:p text:style-name="P190">1<text:span text:style-name="T542">8</text:span>.2.7 O pagamento dos serviços prestados está condicionado ao aceite do RANFS no site da Prefeitura de Aracaju, pela Gestão/Fiscalização da Contratação.</text:p>
      <text:p text:style-name="P190">1<text:span text:style-name="T542">8</text:span>.3 Na hipótese de não ocorrer o pagamento no prazo previsto no itens 1<text:span text:style-name="T542">8</text:span>.1 ou 1<text:span text:style-name="T542">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90">EM = N x VP x I, onde:</text:p>
      <text:p text:style-name="P190">EM = Encargos moratórios;</text:p>
      <text:p text:style-name="P190">N = Número de dias entre a data prevista para o pagamento e a do efetivo pagamento;</text:p>
      <text:p text:style-name="P190">VP = Valor da parcela em atraso; e</text:p>
      <text:p text:style-name="P190">I = Índice de atualização financeira:</text:p>
      <text:p text:style-name="P190">I = 6/100/365 (ou seja, taxa anual/100/365dias).</text:p>
      <text:p text:style-name="P190">I = 0,0001644.</text:p>
      <text:p text:style-name="P190">1<text:span text:style-name="T542">8</text:span>.3.1 Salvo a atualização financeira prevista no item 15.3, não será devida qualquer compensação ou penalidade por atraso de pagamento.</text:p>
      <text:p text:style-name="P190">1<text:span text:style-name="T542">8</text:span>.4 Enquanto pendente de liquidação qualquer obrigação financeira decorrente de inadimplência ou penalidade da Contratada, nenhum pagamento lhe será devido, sem que isso gere direito a reajustamento ou atualização de preços.</text:p>
      <text:p text:style-name="P190">1<text:span text:style-name="T542">8</text:span>.5 Qualquer incorreção nas faturas ou notas fiscais comunicada à Contratada suspenderá os pagamentos até que sejam sanadas as irregularidades, sem que isto acarrete ao TRE-SE encargos financeiros adicionais.</text:p>
      <text:p text:style-name="P190">1<text:span text:style-name="T542">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8">1<text:span text:style-name="T507">9</text:span> ACRÉSCIMOS OU SUPRESSÕES</text:p>
      <text:p text:style-name="P189"><text:soft-page-break/>1<text:span text:style-name="T543">9</text:span>.1 A Contratada obriga-se a aceitar, nas mesmas condições contratuais, os acréscimos ou supressões que se fizerem no objeto deste Termo de Referência, até 25% (vinte e cinco por cento) de seu valor.</text:p>
      <text:p text:style-name="P189">1<text:span text:style-name="T543">9</text:span>.2 O limite estabelecido no item 16.1 poderá ser excedido, para supressão, desde que resultante de acordo celebrado entre os contratantes.</text:p>
      <text:p text:style-name="P209"><text:span text:style-name="T323">20</text:span><text:span text:style-name="T320"> </text:span><text:span text:style-name="T319">DAS SANÇÕES ADMINISTRATIVAS</text:span></text:p>
      <text:p text:style-name="P212"><text:span text:style-name="T543">20.</text:span>1 Pela inexecução total ou parcial da contratação o TRE-SE poderá, garantidos o contraditório e a ampla defesa, aplicar à Contratada as seguintes sanções:</text:p>
      <text:p text:style-name="P212"><text:span text:style-name="T543">20</text:span>.1.1 Advertência por inexecução parcial da contratação que não trouxer prejuízo à execução do objeto, como atrasos injustificados no acatamento das decisões, observações e sugestões feitas pela EGC.</text:p>
      <text:p text:style-name="P212"><text:span text:style-name="T543">20</text:span>.1.1.1 A advertência será aplicada pela <text:span text:style-name="T306">EGC</text:span>, mediante aviso escrito à Contratada, após 5 (cinco) dias úteis para sua manifestação, caso esta não apresente justificativa ou a apresentada seja insuficiente.</text:p>
      <text:p text:style-name="P212"><text:span text:style-name="T543">20</text:span>.1.2 Multa sobre o valor mensal contratado, conforme o caso:</text:p>
      <text:p text:style-name="P212"><text:span text:style-name="T543">20</text:span>.1.2.1 De até 5% (cinco por cento), no caso de não facilitar, atender ou informar o solicitado pela <text:span text:style-name="T307">EGC.</text:span></text:p>
      <text:p text:style-name="P212"><text:span text:style-name="T543">20</text:span>.1.2.2 De até 10% (dez por cento), <text:span text:style-name="T307">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50">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50">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50">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49">P</text:span>or dia de suspensão</text:p>
          </table:table-cell>
          <table:table-cell table:style-name="Tabela1.C2" office:value-type="string">
            <text:p text:style-name="P43">10%</text:p>
            <text:p text:style-name="P34"><text:span text:style-name="T450">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47">3</text:span>%</text:p>
            <text:p text:style-name="P34"><text:span text:style-name="T450">S</text:span>obre o valor mensal faturado para a Contratante</text:p>
          </table:table-cell>
        </table:table-row>
        <table:table-row>
          <table:table-cell table:style-name="Tabela1.A2" office:value-type="string">
            <text:p text:style-name="P46">Causar qualquer indisponibilidade dos serviços <text:span text:style-name="T292">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50">S</text:span>obre o valor mensal faturado para a Contratante</text:p>
          </table:table-cell>
        </table:table-row>
        <table:table-row>
          <table:table-cell table:style-name="Tabela1.A2" office:value-type="string">
            <text:p text:style-name="P48">Causar qualquer dano aos equipamentos da contratante por <text:soft-page-break/>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oft-page-break/><text:span text:style-name="T450">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47">5</text:span>%</text:p>
            <text:p text:style-name="P33"><text:span text:style-name="T450">S</text:span>obre o valor mensal faturado para a Contratante</text:p>
          </table:table-cell>
        </table:table-row>
        <table:table-row>
          <table:table-cell table:style-name="Tabela1.A2" office:value-type="string">
            <text:p text:style-name="P5"><text:span text:style-name="T396">Deixar de apresentar </text:span><text:span text:style-name="T398">RPS</text:span><text:span text:style-name="T397"> </text:span><text:span text:style-name="Strong_20_Emphasis"><text:span text:style-name="T265">até o </text:span></text:span><text:span text:style-name="Strong_20_Emphasis"><text:span text:style-name="T266">primeiro</text:span></text:span><text:span text:style-name="Strong_20_Emphasis"><text:span text:style-name="T265"> dia útil do mês subsequente ao da prestação dos serviços.</text:span></text:span></text:p>
          </table:table-cell>
          <table:table-cell table:style-name="Tabela1.A2" office:value-type="string">
            <text:p text:style-name="P10">Por <text:span text:style-name="T293">dia de atraso</text:span></text:p>
          </table:table-cell>
          <table:table-cell table:style-name="Tabela1.C2" office:value-type="string">
            <text:p text:style-name="P12"><text:span text:style-name="T546">1</text:span>%</text:p>
            <text:p text:style-name="P11"><text:span text:style-name="T450">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50">S</text:span>obre o valor mensal faturado para a Contratante</text:p>
          </table:table-cell>
        </table:table-row>
        <table:table-row>
          <table:table-cell table:style-name="Tabela1.A2" office:value-type="string">
            <text:p text:style-name="P62">Deixar de indicar <text:span text:style-name="T547">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50">S</text:span>obre o valor mensal faturado para a Contratante</text:p>
          </table:table-cell>
        </table:table-row>
      </table:table>
      <text:p text:style-name="P210"/>
      <text:p text:style-name="P211"><text:span text:style-name="T543">20</text:span>.1.2.2.<text:span text:style-name="T543">1 </text:span>As multas previstas nas tabelas do item <text:span text:style-name="T419">20</text:span><text:span text:style-name="T418">.1.2.2</text:span>. não se aplicam cumulativamente às situações em que sejam imputadas as multas previstas no Anexo IV - MODELO DE INSTRUMENTO DE MEDIÇÃO DE RESULTADO (IMR) deste TR.</text:p>
      <text:p text:style-name="P212"><text:span text:style-name="T543">20</text:span>.1.2.3 De até 15% (quinze por cento), no caso de cumprir irregularmente as obrigações, especificações ou prazos.</text:p>
      <text:p text:style-name="P212"><text:span text:style-name="T543">20</text:span>.1.2.4 De até 20% (vinte por cento), no caso de não cumprir as obrigações, especificações ou prazos.</text:p>
      <text:p text:style-name="P212"><text:span text:style-name="T543">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12"><text:span text:style-name="T543">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12"><text:span text:style-name="T543">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12"><text:span text:style-name="T543">20</text:span>.4 As multas a que alude este Termo de Referência não impedem que a Administração rescinda unilateralmente a contratação e aplique as outras sanções previstas em Lei.</text:p>
      <text:p text:style-name="P212"><text:span text:style-name="T543">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12"><text:soft-page-break/><text:span text:style-name="T543">20</text:span>.6 As multas serão aplicadas pelo titular da Secretaria de Administração, Orçamento e Finanças do Tribunal Regional Eleitoral de Sergipe.</text:p>
      <text:p text:style-name="P212"><text:span text:style-name="T543">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12"><text:span text:style-name="T543">20</text:span>.7.1 Por até 1 (um) ano, no caso de ensejar o retardamento da execução de seu objeto ou de falhar na execução da contratação.</text:p>
      <text:p text:style-name="P212"><text:span text:style-name="T543">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12"><text:span text:style-name="T543">20</text:span>.7.3 Por até 5 (cinco) anos, no caso de apresentar documentação (exigida para o certame) falsa, comportar-se de modo inidôneo, cometer fraude fiscal ou na execução da contratação.</text:p>
      <text:p text:style-name="P213"><text:span text:style-name="T543">20</text:span>.8 A sanção do item <text:span text:style-name="T543">20</text:span>.7 poderá ser aplicada conjuntamente com as sanções dos itens <text:span text:style-name="T543">20</text:span>.1.2, <text:span text:style-name="T543">20</text:span>.2 e <text:span text:style-name="T543">20</text:span>.3.</text:p>
      <text:p text:style-name="P212"><text:span text:style-name="T544">20</text:span>.9 A sanção prevista no item <text:span text:style-name="T544">20</text:span>.7 é de competência da Diretoria-Geral do TRE-SE, facultada a defesa do interessado no respectivo processo, no prazo de 5 (cinco) dias úteis, contados de sua notificação.</text:p>
      <text:p text:style-name="P212"><text:span text:style-name="T544">20</text:span>.10 A culpabilidade da Contratada será aferida objetivamente, sendo o prejuízo concretamente demonstrado pela <text:span text:style-name="T308">EGC</text:span>, que documentará todos os contatos e fixará prazos de atendimento.</text:p>
      <text:p text:style-name="P212"><text:span text:style-name="T544">20</text:span>.10.1 As circunstâncias que envolverem a conduta da Contratada, ensejadoras da graduação da penalidade sugerida, deverão ser apreciadas pela <text:span text:style-name="T309">EGC</text:span>, pormenorizadamente, com opinativo em função do grau de prejudicialidade da atuação da contratada.</text:p>
      <text:p text:style-name="P212"><text:span text:style-name="T544">20</text:span>.11 À Contratada que se enquadrar em determinada conduta penalizável se aplicarão os seguintes critérios:</text:p>
      <text:p text:style-name="P212"><text:span text:style-name="T544">20</text:span>.11.1 Será penalizada com o grau mínimo da escala sempre que caracterizada boa-fé e prejuízo irrelevante ao TRE-SE.</text:p>
      <text:p text:style-name="P212"><text:span text:style-name="T544">20</text:span>.11.1.1 Considera-se boa-fé evidência concreta de atendimento às solicitações do TRE-SE.</text:p>
      <text:p text:style-name="P212"><text:span text:style-name="T544">20</text:span>.11.1.2 Considera-se irrelevante o prejuízo que não enseje desatendimento parcial ao objeto da contratação.</text:p>
      <text:p text:style-name="P212"><text:span text:style-name="T544">20</text:span>.11.2 Será penalizada com o grau máximo da escala quando presentes má fé ou desatendimento total ao objeto da contratação.</text:p>
      <text:p text:style-name="P212"><text:span text:style-name="T544">20</text:span>.11.3 Para as penalizações que não se enquadrem nos itens 17.11.1 e 17.11.2, o escalonamento observará as circunstâncias concretas, notadamente a boa fé da Contratada e a caracterização de prejuízo ao TRE-SE.</text:p>
      <text:p text:style-name="P212"><text:span text:style-name="T544">20.</text:span>12 A advertência referida no item <text:span text:style-name="T337">17.</text:span>1.1.1, bem como as notificações previstas neste item, serão realizadas preferencialmente por comunicação eletrônica (e-mail) para o endereço informado pela Contratada.</text:p>
      <text:p text:style-name="P204"><text:span text:style-name="T297">21</text:span><text:span text:style-name="T296"> GARANTIA CONTRATUAL</text:span></text:p>
      <text:p text:style-name="P206"><text:span text:style-name="T544">21.1 </text:span>O adjudicatário prestará garantia de execução do objeto, no prazo máximo de 10 (dez) dias úteis, contados a partir da assinatura do contrato, dentre as modalidades a seguir:</text:p>
      <text:p text:style-name="P206"><text:span text:style-name="T544">21</text:span>.1.1 Caução em dinheiro ou títulos da dívida pública.</text:p>
      <text:p text:style-name="P206"><text:span text:style-name="T544">21</text:span>.1.2 Seguro-garantia.</text:p>
      <text:p text:style-name="P206"><text:soft-page-break/><text:span text:style-name="T544">21</text:span>.1.3 Fiança bancária.</text:p>
      <text:p text:style-name="P206"><text:span text:style-name="T544">21</text:span>.2 Se a opção de garantia recair em caução em dinheiro seu valor será depositado em conta garantia da Caixa Econômica Federal, em favor do TRE-SE, a fim de manter sua atualização financeira.</text:p>
      <text:p text:style-name="P206"><text:span text:style-name="T544">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6"><text:span text:style-name="T544">21</text:span>.4 A garantia, qualquer que seja a modalidade escolhida, assegurará o pagamento de: </text:p>
      <text:p text:style-name="P206"><text:span text:style-name="T544">21</text:span>.4.1 Prejuízos advindos do não cumprimento do objeto do contrato e do não adimplemento das demais obrigações nele previstas.</text:p>
      <text:p text:style-name="P206"><text:span text:style-name="T544">21</text:span>.4.2 Prejuízos causados à Administração ou a terceiro, decorrentes de culpa ou dolo durante a execução do contrato.</text:p>
      <text:p text:style-name="P206"><text:span text:style-name="T544">21</text:span>.4.3 Multas moratórias e punitivas aplicadas pela Administração à Contratada.</text:p>
      <text:p text:style-name="P206"><text:span text:style-name="T544">21</text:span>.4.4 Obrigações fiscais, trabalhistas e previdenciárias de qualquer natureza não adimplidas pela Contratada.</text:p>
      <text:p text:style-name="P206"><text:span text:style-name="T544">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6"><text:span text:style-name="T544">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6"><text:span text:style-name="T544">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6"><text:span text:style-name="T544">2</text:span>1.7 A garantia deverá ser prestada contando-se sua validade a partir da data de assinatura do contrato, estendendo-se a até 3 (três) meses após o término de vigência contratual.</text:p>
      <text:p text:style-name="P206"><text:span text:style-name="T544">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6"><text:span text:style-name="T544">2</text:span>1.9 Em ocorrendo revisão de preços, o valor da garantia deverá ser complementado em igual proporção.</text:p>
      <text:p text:style-name="P206"><text:span text:style-name="T544">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05"><text:span text:style-name="T545">22</text:span> SUSPENSÃO DA CONTRATAÇÃO</text:p>
      <text:p text:style-name="P207"><text:span text:style-name="T545">22</text:span>.1 A contratação poderá ser suspensa temporariamente, ficando sua fiel execução vinculada à disponibilidade orçamentária por parte do TRE-SE, caso em que será comunicado à Contratada.</text:p>
      <text:p text:style-name="P205"><text:span text:style-name="T338">23</text:span> DA RESCISÃO</text:p>
      <text:p text:style-name="P207">2<text:span text:style-name="T545">3</text:span>.1 A inexecução total ou parcial da contratação enseja sua rescisão, com as consequências contratuais e as previstas em lei ou regulamento</text:p>
      <text:p text:style-name="P207">2<text:span text:style-name="T545">3</text:span>.2 Constituem motivos para a rescisão da contratação:</text:p>
      <text:p text:style-name="P207">2<text:span text:style-name="T545">3</text:span>.2.1 O não cumprimento de obrigações, especificações ou prazos.</text:p>
      <text:p text:style-name="P207"><text:soft-page-break/>2<text:span text:style-name="T545">3</text:span>.2.2 O cumprimento irregular de obrigações, especificações ou prazos.</text:p>
      <text:p text:style-name="P207">2<text:span text:style-name="T545">3</text:span>.2.3 A lentidão no cumprimento da contratação, levando o TRE-SE a comprovar a impossibilidade de execução do objeto no prazo estipulado.</text:p>
      <text:p text:style-name="P207">2<text:span text:style-name="T545">3</text:span>.2.4 O atraso injustificado no início da execução da contratação.</text:p>
      <text:p text:style-name="P207">2<text:span text:style-name="T545">3</text:span>.2.5 A paralisação da execução, sem justa causa e prévia comunicação ao TRE-SE.</text:p>
      <text:p text:style-name="P207">2<text:span text:style-name="T545">3</text:span>.2.6 A sub-rogação (subcontratação, cessão ou transferência total) da contratação.</text:p>
      <text:p text:style-name="P207">2<text:span text:style-name="T545">3</text:span>.2.7 A subcontratação parcial do objeto da contratação, a associação com outrem, cessão ou transferência parcial, bem como a fusão, cisão ou incorporação de modo a prejudicar a execução, a juízo do TRE-SE.</text:p>
      <text:p text:style-name="P207">2<text:span text:style-name="T545">3</text:span>.2.8 O descumprimento das determinações regulares da EGC e de seus superiores hierárquicos.</text:p>
      <text:p text:style-name="P207">2<text:span text:style-name="T545">3</text:span>.2.9 O cometimento reiterado de faltas na execução.</text:p>
      <text:p text:style-name="P207">2<text:span text:style-name="T545">3</text:span>.2.10 A decretação de falência.</text:p>
      <text:p text:style-name="P207">2<text:span text:style-name="T545">3</text:span>.2.11 A dissolução da sociedade.</text:p>
      <text:p text:style-name="P207">2<text:span text:style-name="T545">3</text:span>.2.12 A alteração social ou a modificação da finalidade ou da estrutura da Contratada que, a juízo do TRE-SE, prejudique a execução da contratação.</text:p>
      <text:p text:style-name="P207">2<text:span text:style-name="T545">3</text:span>.2.13 Razões de interesse público, de alta relevância e amplo conhecimento, justificadas e determinadas pela Autoridade competente do TRE-SE.</text:p>
      <text:p text:style-name="P207">2<text:span text:style-name="T545">3</text:span>.2.14 A supressão, por parte da Administração, de materiais e serviços, acarretando modificação do valor inicial da contratação além do limite estabelecido no item <text:span text:style-name="T339">16</text:span>, na hipótese de não celebração do acordo previsto no item <text:span text:style-name="T339">16</text:span>.1.1.</text:p>
      <text:p text:style-name="P207">2<text:span text:style-name="T545">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7">2<text:span text:style-name="T545">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7">2<text:span text:style-name="T545">3</text:span>.2.17 A não liberação da área, local ou objeto para execução da contratação, por parte do TRE-SE, nos prazos contratuais.</text:p>
      <text:p text:style-name="P207">2<text:span text:style-name="T545">3</text:span>.2.18 A ocorrência de caso fortuito ou de força maior, regularmente comprovada, impeditiva da execução desta contratação.</text:p>
      <text:p text:style-name="P207">2<text:span text:style-name="T545">3</text:span>.2.19 O descumprimento do disposto no art. 27, V, da Lei 8.666/1993, sem prejuízo das sanções penais cabíveis.</text:p>
      <text:p text:style-name="P207">2<text:span text:style-name="T545">3</text:span>.3 A rescisão da contratação poderá ser:</text:p>
      <text:p text:style-name="P207">2<text:span text:style-name="T545">3</text:span>.3.1 Determinada por ato unilateral e escrito do TRE-SE, nos casos enumerados nos itens 20.2.1 a 2<text:span text:style-name="T545">3</text:span>.2.13 e 20.2.18.</text:p>
      <text:p text:style-name="P207">2<text:span text:style-name="T545">3</text:span>.3.2 Amigável, por acordo entre as partes, desde que haja conveniência para o TRE-SE.</text:p>
      <text:p text:style-name="P207">2<text:span text:style-name="T545">3</text:span>.3.3 Judicial, nos termos da legislação.</text:p>
      <text:p text:style-name="P207">2<text:span text:style-name="T545">3</text:span>.4 A rescisão administrativa ou amigável deverá ser precedida de relatório da Gestão/Fiscalização da Contratação e de autorização escrita e fundamentada da Autoridade competente do TRE-SE.</text:p>
      <text:p text:style-name="P207"><text:soft-page-break/>2<text:span text:style-name="T545">3</text:span>.5 Quando a rescisão ocorrer com base nos itens 20.2.13 a 20.2.18, sem que haja culpa da Contratada, será esta ressarcida dos prejuízos regularmente comprovados que houver sofrido, tendo ainda direito a:</text:p>
      <text:p text:style-name="P207">2<text:span text:style-name="T545">3</text:span>.5.1 Devolução da garantia contratual.</text:p>
      <text:p text:style-name="P207">2<text:span text:style-name="T545">3</text:span>.5.2 Pagamentos devidos pela execução da contratação até a data da rescisão.</text:p>
      <text:p text:style-name="P207">2<text:span text:style-name="T545">3</text:span>.6 A rescisão motivada por qualquer das condições definidas nos itens 20.2.1 a 20.2.13 e 20.2.18 acarreta as seguintes consequências para a Contratada, sem prejuízo das sanções previstas neste Termo de Referência:</text:p>
      <text:p text:style-name="P207">2<text:span text:style-name="T545">3</text:span>.6.1 A retenção dos créditos decorrentes desta contratação, até o limite dos prejuízos causados ao TRE-SE.</text:p>
      <text:p text:style-name="P207">2<text:span text:style-name="T545">3</text:span>.6.2 Execução da garantia contratual, para ressarcimento ao TRE-SE, dos valores das multas e indenizações a ele devidos.</text:p>
      <text:p text:style-name="P207">2<text:span text:style-name="T545">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5"><text:span text:style-name="T340">24</text:span> FORO</text:p>
      <text:p text:style-name="P207"><text:span text:style-name="T340">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5"><text:span text:style-name="T340">25</text:span> LEGISLAÇÃO APLICÁVEL</text:p>
      <text:p text:style-name="P208"><text:span text:style-name="T340">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18">Resolução </text:span><text:span text:style-name="T519">TRE-SE </text:span><text:span text:style-name="T518">143/2017</text:span><text:span text:style-name="T487"> </text:span>e, subsidiariamente, a Lei 8.666/1993 e a Instrução Normativa SLTI/MPOG 5/2017, <text:span text:style-name="T520">bem como os dispositivos contido</text:span><text:span text:style-name="T521">s</text:span><text:span text:style-name="T520"> no Anexo V</text:span><text:span text:style-name="T522">I</text:span><text:span text:style-name="T520">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F" svg:font-family="" style:font-family-generic="roma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21T20:00:59.310000000</dc:date>
    <meta:editing-duration>P8DT2H59M15S</meta:editing-duration>
    <meta:editing-cycles>2083</meta:editing-cycles>
    <meta:generator>LibreOffice/6.2.8.2$Windows_X86_64 LibreOffice_project/f82ddfca21ebc1e222a662a32b25c0c9d20169ee</meta:generator>
    <meta:print-date>2019-06-04T09:25:26.326000000</meta:print-date>
    <meta:document-statistic meta:table-count="4" meta:image-count="0" meta:object-count="0" meta:page-count="24" meta:paragraph-count="447" meta:word-count="10757" meta:character-count="72289" meta:non-whitespace-character-count="61945"/>
  </office:meta>
</office:document-meta>
</file>